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1pt" officeooo:rsid="0005672e" officeooo:paragraph-rsid="0005672e" fo:background-color="transparent" style:font-size-asian="11pt" style:font-size-complex="11pt"/>
    </style:style>
    <style:style style:name="P2" style:family="paragraph" style:parent-style-name="Standard" style:list-style-name="L1">
      <style:text-properties fo:color="#000000" style:font-name="Liberation Serif" fo:font-size="11pt" officeooo:paragraph-rsid="00ca2dcc" fo:background-color="transparent" style:font-size-asian="11pt" style:font-size-complex="11pt"/>
    </style:style>
    <style:style style:name="P3" style:family="paragraph" style:parent-style-name="Standard" style:list-style-name="L1">
      <style:text-properties fo:color="#000000" style:font-name="Liberation Serif" fo:font-size="11pt" officeooo:paragraph-rsid="00cfae1b" fo:background-color="transparent" style:font-size-asian="11pt" style:font-size-complex="11pt"/>
    </style:style>
    <style:style style:name="P4" style:family="paragraph" style:parent-style-name="Standard" style:list-style-name="L1">
      <style:text-properties fo:color="#000000" style:font-name="Liberation Serif" fo:font-size="11pt" officeooo:paragraph-rsid="00e64432" fo:background-color="transparent" style:font-size-asian="11pt" style:font-size-complex="11pt"/>
    </style:style>
    <style:style style:name="P5" style:family="paragraph" style:parent-style-name="Standard" style:list-style-name="L3">
      <style:text-properties fo:color="#000000" style:font-name="Liberation Serif" fo:font-size="11pt" officeooo:paragraph-rsid="00d557b2" fo:background-color="transparent" style:font-size-asian="11pt" style:font-size-complex="11pt"/>
    </style:style>
    <style:style style:name="P6" style:family="paragraph" style:parent-style-name="Standard" style:list-style-name="L3">
      <style:text-properties fo:color="#000000" style:font-name="Liberation Serif" fo:font-size="11pt" officeooo:paragraph-rsid="00d5da48" fo:background-color="transparent" style:font-size-asian="11pt" style:font-size-complex="11pt"/>
    </style:style>
    <style:style style:name="P7" style:family="paragraph" style:parent-style-name="Standard" style:list-style-name="L3">
      <style:text-properties fo:color="#000000" style:font-name="Liberation Serif" fo:font-size="11pt" officeooo:paragraph-rsid="00d623f9" fo:background-color="transparent" style:font-size-asian="11pt" style:font-size-complex="11pt"/>
    </style:style>
    <style:style style:name="P8" style:family="paragraph" style:parent-style-name="Standard" style:list-style-name="L3">
      <style:text-properties fo:color="#000000" style:font-name="Liberation Serif" fo:font-size="11pt" officeooo:paragraph-rsid="00d6bb07" fo:background-color="transparent" style:font-size-asian="11pt" style:font-size-complex="11pt"/>
    </style:style>
    <style:style style:name="P9" style:family="paragraph" style:parent-style-name="Standard" style:list-style-name="L3">
      <style:text-properties fo:color="#000000" style:font-name="Liberation Serif" fo:font-size="11pt" officeooo:paragraph-rsid="00dcb4e1" fo:background-color="transparent" style:font-size-asian="11pt" style:font-size-complex="11pt"/>
    </style:style>
    <style:style style:name="P10" style:family="paragraph" style:parent-style-name="Standard">
      <style:paragraph-properties style:line-height-at-least="0.503cm"/>
      <style:text-properties fo:color="#000000" style:font-name="Liberation Serif" fo:font-size="11pt" fo:background-color="transparent" style:font-size-asian="11pt" style:font-size-complex="11pt"/>
    </style:style>
    <style:style style:name="P11" style:family="paragraph" style:parent-style-name="Standard" style:list-style-name="L5">
      <style:paragraph-properties style:line-height-at-least="0.503cm"/>
      <style:text-properties fo:color="#000000" style:font-name="Liberation Serif" fo:font-size="11pt" officeooo:paragraph-rsid="00922a32" fo:background-color="transparent" style:font-size-asian="11pt" style:font-size-complex="11pt"/>
    </style:style>
    <style:style style:name="P12" style:family="paragraph" style:parent-style-name="Standard" style:list-style-name="L5">
      <style:paragraph-properties style:line-height-at-least="0.503cm"/>
      <style:text-properties fo:color="#000000" style:font-name="Liberation Serif" fo:font-size="11pt" officeooo:paragraph-rsid="0065a0de" fo:background-color="transparent" style:font-size-asian="11pt" style:font-size-complex="11pt"/>
    </style:style>
    <style:style style:name="P13" style:family="paragraph" style:parent-style-name="Standard" style:list-style-name="L5">
      <style:paragraph-properties style:line-height-at-least="0.503cm"/>
      <style:text-properties fo:color="#000000" style:font-name="Liberation Serif" fo:font-size="11pt" officeooo:paragraph-rsid="00847995" fo:background-color="transparent" style:font-size-asian="11pt" style:font-size-complex="11pt"/>
    </style:style>
    <style:style style:name="P14" style:family="paragraph" style:parent-style-name="Standard" style:list-style-name="L5">
      <style:paragraph-properties style:line-height-at-least="0.503cm"/>
      <style:text-properties fo:color="#000000" style:font-name="Liberation Serif" fo:font-size="11pt" officeooo:paragraph-rsid="0098be45" fo:background-color="transparent" style:font-size-asian="11pt" style:font-size-complex="11pt"/>
    </style:style>
    <style:style style:name="P15" style:family="paragraph" style:parent-style-name="Standard" style:list-style-name="L5">
      <style:paragraph-properties style:line-height-at-least="0.503cm"/>
      <style:text-properties fo:color="#000000" style:font-name="Liberation Serif" fo:font-size="11pt" officeooo:paragraph-rsid="00b4d7af" fo:background-color="transparent" style:font-size-asian="11pt" style:font-size-complex="11pt"/>
    </style:style>
    <style:style style:name="P16" style:family="paragraph" style:parent-style-name="Standard" style:list-style-name="L17">
      <style:paragraph-properties style:line-height-at-least="0.503cm"/>
      <style:text-properties fo:color="#000000" style:font-name="Liberation Serif" fo:font-size="11pt" officeooo:paragraph-rsid="00e2c165" fo:background-color="transparent" style:font-size-asian="11pt" style:font-size-complex="11pt"/>
    </style:style>
    <style:style style:name="P17" style:family="paragraph" style:parent-style-name="Standard" style:list-style-name="L17">
      <style:paragraph-properties style:line-height-at-least="0.503cm"/>
      <style:text-properties fo:color="#000000" style:font-name="Liberation Serif" fo:font-size="11pt" officeooo:paragraph-rsid="00e45fb1" fo:background-color="transparent" style:font-size-asian="11pt" style:font-size-complex="11pt"/>
    </style:style>
    <style:style style:name="P18" style:family="paragraph" style:parent-style-name="Standard" style:list-style-name="L23">
      <style:paragraph-properties style:line-height-at-least="0.503cm"/>
      <style:text-properties fo:color="#000000" style:font-name="Liberation Serif" fo:font-size="11pt" officeooo:paragraph-rsid="00ecc170" fo:background-color="transparent" style:font-size-asian="11pt" style:font-size-complex="11pt"/>
    </style:style>
    <style:style style:name="P19" style:family="paragraph" style:parent-style-name="Standard" style:list-style-name="L25">
      <style:paragraph-properties style:line-height-at-least="0.503cm"/>
      <style:text-properties fo:color="#000000" style:font-name="Liberation Serif" fo:font-size="11pt" fo:background-color="transparent" style:font-size-asian="11pt" style:font-size-complex="11pt"/>
    </style:style>
    <style:style style:name="P20" style:family="paragraph" style:parent-style-name="Standard" style:list-style-name="L25">
      <style:paragraph-properties style:line-height-at-least="0.503cm"/>
      <style:text-properties fo:color="#000000" style:font-name="Liberation Serif" fo:font-size="11pt" officeooo:paragraph-rsid="00efa5ad" fo:background-color="transparent" style:font-size-asian="11pt" style:font-size-complex="11pt"/>
    </style:style>
    <style:style style:name="P21" style:family="paragraph" style:parent-style-name="Standard" style:list-style-name="L25">
      <style:paragraph-properties style:line-height-at-least="0.503cm"/>
      <style:text-properties fo:color="#000000" style:font-name="Liberation Serif" fo:font-size="11pt" officeooo:paragraph-rsid="00f02bfd" fo:background-color="transparent" style:font-size-asian="11pt" style:font-size-complex="11pt"/>
    </style:style>
    <style:style style:name="P22" style:family="paragraph" style:parent-style-name="Standard" style:list-style-name="L25">
      <style:paragraph-properties style:line-height-at-least="0.503cm"/>
      <style:text-properties fo:color="#000000" style:font-name="Liberation Serif" fo:font-size="11pt" officeooo:paragraph-rsid="00f04037" fo:background-color="transparent" style:font-size-asian="11pt" style:font-size-complex="11pt"/>
    </style:style>
    <style:style style:name="P23" style:family="paragraph" style:parent-style-name="Standard" style:list-style-name="L25">
      <style:paragraph-properties style:line-height-at-least="0.503cm"/>
      <style:text-properties fo:color="#000000" style:font-name="Liberation Serif" fo:font-size="11pt" officeooo:paragraph-rsid="00f214d8" fo:background-color="transparent" style:font-size-asian="11pt" style:font-size-complex="11pt"/>
    </style:style>
    <style:style style:name="P24" style:family="paragraph" style:parent-style-name="Standard" style:list-style-name="L25">
      <style:paragraph-properties style:line-height-at-least="0.503cm"/>
      <style:text-properties fo:color="#000000" style:font-name="Liberation Serif" fo:font-size="11pt" officeooo:paragraph-rsid="00f4035c" fo:background-color="transparent" style:font-size-asian="11pt" style:font-size-complex="11pt"/>
    </style:style>
    <style:style style:name="P25" style:family="paragraph" style:parent-style-name="Standard" style:list-style-name="L25">
      <style:paragraph-properties style:line-height-at-least="0.503cm"/>
      <style:text-properties fo:color="#000000" style:font-name="Liberation Serif" fo:font-size="11pt" officeooo:paragraph-rsid="00f57083" fo:background-color="transparent" style:font-size-asian="11pt" style:font-size-complex="11pt"/>
    </style:style>
    <style:style style:name="P26" style:family="paragraph" style:parent-style-name="Standard" style:list-style-name="L21">
      <style:paragraph-properties style:line-height-at-least="0.503cm"/>
      <style:text-properties fo:color="#000000" style:font-name="Liberation Serif" fo:font-size="11pt" officeooo:paragraph-rsid="00f799f4" fo:background-color="transparent" style:font-size-asian="11pt" style:font-size-complex="11pt"/>
    </style:style>
    <style:style style:name="P27" style:family="paragraph" style:parent-style-name="Standard" style:list-style-name="L21">
      <style:paragraph-properties style:line-height-at-least="0.503cm"/>
      <style:text-properties fo:color="#000000" style:font-name="Liberation Serif" fo:font-size="11pt" officeooo:paragraph-rsid="00f858dc" fo:background-color="transparent" style:font-size-asian="11pt" style:font-size-complex="11pt"/>
    </style:style>
    <style:style style:name="P28" style:family="paragraph" style:parent-style-name="Standard" style:list-style-name="L21">
      <style:paragraph-properties style:line-height-at-least="0.503cm"/>
      <style:text-properties fo:color="#000000" style:font-name="Liberation Serif" fo:font-size="11pt" officeooo:paragraph-rsid="00f8671e" fo:background-color="transparent" style:font-size-asian="11pt" style:font-size-complex="11pt"/>
    </style:style>
    <style:style style:name="P29" style:family="paragraph" style:parent-style-name="Standard" style:list-style-name="L5">
      <style:text-properties fo:color="#000000" style:font-name="Liberation Serif" fo:font-size="11pt" officeooo:paragraph-rsid="00924cc3" fo:background-color="transparent" style:font-size-asian="11pt" style:font-size-complex="11pt"/>
    </style:style>
    <style:style style:name="P30" style:family="paragraph" style:parent-style-name="Standard" style:list-style-name="L5">
      <style:text-properties fo:color="#000000" style:font-name="Liberation Serif" fo:font-size="11pt" officeooo:paragraph-rsid="006beb50" fo:background-color="transparent" style:font-size-asian="11pt" style:font-size-complex="11pt"/>
    </style:style>
    <style:style style:name="P31" style:family="paragraph" style:parent-style-name="Standard" style:list-style-name="L5">
      <style:text-properties fo:color="#000000" style:font-name="Liberation Serif" fo:font-size="11pt" officeooo:paragraph-rsid="0075de9d" fo:background-color="transparent" style:font-size-asian="11pt" style:font-size-complex="11pt"/>
    </style:style>
    <style:style style:name="P32" style:family="paragraph" style:parent-style-name="Standard" style:list-style-name="L4">
      <style:text-properties fo:color="#000000" style:font-name="Liberation Serif" fo:font-size="11pt" officeooo:paragraph-rsid="00df00e7" fo:background-color="transparent" style:font-size-asian="11pt" style:font-size-complex="11pt"/>
    </style:style>
    <style:style style:name="P33" style:family="paragraph" style:parent-style-name="Standard" style:list-style-name="L4">
      <style:text-properties fo:color="#000000" style:font-name="Liberation Serif" fo:font-size="11pt" officeooo:paragraph-rsid="00dfe2e0" fo:background-color="transparent" style:font-size-asian="11pt" style:font-size-complex="11pt"/>
    </style:style>
    <style:style style:name="P34" style:family="paragraph" style:parent-style-name="Standard" style:list-style-name="L4">
      <style:text-properties fo:color="#000000" style:font-name="Liberation Serif" fo:font-size="11pt" officeooo:paragraph-rsid="00e0c38f" fo:background-color="transparent" style:font-size-asian="11pt" style:font-size-complex="11pt"/>
    </style:style>
    <style:style style:name="P35" style:family="paragraph" style:parent-style-name="Standard" style:list-style-name="L4">
      <style:text-properties fo:color="#000000" style:font-name="Liberation Serif" fo:font-size="11pt" officeooo:paragraph-rsid="00e0ef8c" fo:background-color="transparent" style:font-size-asian="11pt" style:font-size-complex="11pt"/>
    </style:style>
    <style:style style:name="P36" style:family="paragraph" style:parent-style-name="Standard" style:list-style-name="L4">
      <style:text-properties fo:color="#000000" style:font-name="Liberation Serif" fo:font-size="11pt" officeooo:paragraph-rsid="00e16c62" fo:background-color="transparent" style:font-size-asian="11pt" style:font-size-complex="11pt"/>
    </style:style>
    <style:style style:name="P37" style:family="paragraph" style:parent-style-name="Standard" style:list-style-name="L4">
      <style:text-properties fo:color="#000000" style:font-name="Liberation Serif" fo:font-size="11pt" officeooo:paragraph-rsid="00e2c165" fo:background-color="transparent" style:font-size-asian="11pt" style:font-size-complex="11pt"/>
    </style:style>
    <style:style style:name="P38" style:family="paragraph" style:parent-style-name="Standard">
      <style:text-properties fo:color="#000000" style:font-name="Liberation Serif" fo:font-size="11pt" officeooo:paragraph-rsid="00e2c165" fo:background-color="transparent" style:font-size-asian="11pt" style:font-size-complex="11pt"/>
    </style:style>
    <style:style style:name="P39" style:family="paragraph" style:parent-style-name="Standard" style:list-style-name="L19">
      <style:text-properties fo:color="#000000" style:font-name="Liberation Serif" fo:font-size="11pt" officeooo:paragraph-rsid="00e775ca" fo:background-color="transparent" style:font-size-asian="11pt" style:font-size-complex="11pt"/>
    </style:style>
    <style:style style:name="P40" style:family="paragraph" style:parent-style-name="Standard">
      <style:text-properties fo:color="#000000" style:font-name="Liberation Serif" fo:font-size="11pt" officeooo:paragraph-rsid="00e775ca" fo:background-color="transparent" style:font-size-asian="11pt" style:font-size-complex="11pt"/>
    </style:style>
    <style:style style:name="P41" style:family="paragraph" style:parent-style-name="Standard" style:list-style-name="L20">
      <style:text-properties fo:color="#000000" style:font-name="Liberation Serif" fo:font-size="11pt" officeooo:paragraph-rsid="00eb12df" fo:background-color="transparent" style:font-size-asian="11pt" style:font-size-complex="11pt"/>
    </style:style>
    <style:style style:name="P42" style:family="paragraph" style:parent-style-name="Standard" style:list-style-name="L3">
      <style:text-properties fo:color="#000000" style:font-name="Liberation Serif" fo:font-size="11pt" officeooo:rsid="00d5da48" officeooo:paragraph-rsid="00d5da48" fo:background-color="transparent" style:font-size-asian="11pt" style:font-size-complex="11pt"/>
    </style:style>
    <style:style style:name="P43" style:family="paragraph" style:parent-style-name="Standard" style:list-style-name="L3">
      <style:text-properties fo:color="#000000" style:font-name="Liberation Serif" fo:font-size="11pt" officeooo:rsid="00d5da48" officeooo:paragraph-rsid="00d623f9" fo:background-color="transparent" style:font-size-asian="11pt" style:font-size-complex="11pt"/>
    </style:style>
    <style:style style:name="P44" style:family="paragraph" style:parent-style-name="Standard" style:list-style-name="L3">
      <style:text-properties fo:color="#000000" style:font-name="Liberation Serif" fo:font-size="11pt" officeooo:rsid="00de19fa" officeooo:paragraph-rsid="00de19fa" fo:background-color="transparent" style:font-size-asian="11pt" style:font-size-complex="11pt"/>
    </style:style>
    <style:style style:name="P45" style:family="paragraph" style:parent-style-name="Standard" style:list-style-name="L5">
      <style:text-properties fo:color="#000000" style:font-name="Liberation Serif" fo:font-size="11pt" officeooo:rsid="006e99c8" officeooo:paragraph-rsid="006e99c8" fo:background-color="transparent" style:font-size-asian="11pt" style:font-size-complex="11pt"/>
    </style:style>
    <style:style style:name="P46" style:family="paragraph" style:parent-style-name="Standard">
      <style:paragraph-properties style:line-height-at-least="0.503cm"/>
      <style:text-properties fo:color="#000000" style:font-name="Liberation Serif" fo:font-size="11pt" officeooo:rsid="006e99c8" officeooo:paragraph-rsid="008031da" fo:background-color="transparent" style:font-size-asian="11pt" style:font-size-complex="11pt"/>
    </style:style>
    <style:style style:name="P47" style:family="paragraph" style:parent-style-name="Standard" style:list-style-name="L5">
      <style:text-properties fo:color="#000000" style:font-name="Liberation Serif" fo:font-size="11pt" officeooo:rsid="006f8543" officeooo:paragraph-rsid="006f8543" fo:background-color="transparent" style:font-size-asian="11pt" style:font-size-complex="11pt"/>
    </style:style>
    <style:style style:name="P48" style:family="paragraph" style:parent-style-name="Standard" style:list-style-name="L4">
      <style:text-properties fo:color="#000000" style:font-name="Liberation Serif" fo:font-size="11pt" officeooo:rsid="00e0c38f" officeooo:paragraph-rsid="00e0c38f" fo:background-color="transparent" style:font-size-asian="11pt" style:font-size-complex="11pt"/>
    </style:style>
    <style:style style:name="P49" style:family="paragraph" style:parent-style-name="Standard" style:list-style-name="L19">
      <style:text-properties fo:color="#000000" style:font-name="Liberation Serif" fo:font-size="11pt" officeooo:rsid="00e775ca" officeooo:paragraph-rsid="00e775ca" fo:background-color="transparent" style:font-size-asian="11pt" style:font-size-complex="11pt"/>
    </style:style>
    <style:style style:name="P50" style:family="paragraph" style:parent-style-name="Standard">
      <style:text-properties fo:color="#000000" style:font-name="Liberation Serif" fo:font-size="11pt" style:text-underline-style="none" officeooo:rsid="0020d36e" officeooo:paragraph-rsid="0005672e" fo:background-color="transparent" style:font-size-asian="11pt" style:font-size-complex="11pt"/>
    </style:style>
    <style:style style:name="P51" style:family="paragraph" style:parent-style-name="Standard">
      <style:text-properties fo:color="#000000" style:font-name="Liberation Serif" fo:font-size="11pt" style:text-underline-style="none" officeooo:rsid="00bc88e7" officeooo:paragraph-rsid="00bc88e7" fo:background-color="transparent" style:font-size-asian="11pt" style:font-size-complex="11pt"/>
    </style:style>
    <style:style style:name="P52" style:family="paragraph" style:parent-style-name="Standard">
      <style:text-properties fo:color="#000000" style:font-name="Liberation Serif" fo:font-size="11pt" style:text-underline-style="none" officeooo:rsid="0039b423" officeooo:paragraph-rsid="0039b423" fo:background-color="transparent" style:font-size-asian="11pt" style:font-size-complex="11pt"/>
    </style:style>
    <style:style style:name="P53" style:family="paragraph" style:parent-style-name="Standard">
      <style:text-properties fo:color="#000000" style:font-name="Liberation Serif" fo:font-size="11pt" style:text-underline-style="none" officeooo:rsid="003d9932" officeooo:paragraph-rsid="0039b423" fo:background-color="transparent" style:font-size-asian="11pt" style:font-size-complex="11pt"/>
    </style:style>
    <style:style style:name="P54" style:family="paragraph" style:parent-style-name="Standard">
      <style:text-properties fo:color="#000000" style:font-name="Liberation Serif" fo:font-size="11pt" style:text-underline-style="none" officeooo:rsid="003d9932" officeooo:paragraph-rsid="003d9932" fo:background-color="transparent" style:font-size-asian="11pt" style:font-size-complex="11pt"/>
    </style:style>
    <style:style style:name="P55" style:family="paragraph" style:parent-style-name="Standard">
      <style:text-properties fo:color="#000000" style:font-name="Liberation Serif" fo:font-size="11pt" style:text-underline-style="none" officeooo:rsid="0043523d" officeooo:paragraph-rsid="0043523d" fo:background-color="transparent" style:font-size-asian="11pt" style:font-size-complex="11pt"/>
    </style:style>
    <style:style style:name="P56" style:family="paragraph" style:parent-style-name="Standard" style:list-style-name="L3">
      <style:text-properties fo:color="#000000" style:font-name="Liberation Serif" fo:font-size="11pt" style:text-underline-style="none" officeooo:rsid="0043523d" officeooo:paragraph-rsid="00de19fa" fo:background-color="transparent" style:font-size-asian="11pt" style:font-size-complex="11pt"/>
    </style:style>
    <style:style style:name="P57" style:family="paragraph" style:parent-style-name="Standard">
      <style:text-properties fo:color="#000000" style:font-name="Liberation Serif" fo:font-size="11pt" style:text-underline-style="none" officeooo:rsid="00458cd7" officeooo:paragraph-rsid="00458cd7" fo:background-color="transparent" style:font-size-asian="11pt" style:font-size-complex="11pt"/>
    </style:style>
    <style:style style:name="P58" style:family="paragraph" style:parent-style-name="Standard" style:list-style-name="L1">
      <style:text-properties fo:color="#000000" style:font-name="Liberation Serif" fo:font-size="11pt" style:text-underline-style="none" fo:font-weight="normal" officeooo:rsid="0039b423" officeooo:paragraph-rsid="00be664e" fo:background-color="transparent" style:font-size-asian="11pt" style:font-size-complex="11pt"/>
    </style:style>
    <style:style style:name="P59" style:family="paragraph" style:parent-style-name="Standard" style:list-style-name="L1">
      <style:text-properties fo:color="#000000" style:font-name="Liberation Serif" fo:font-size="11pt" style:text-underline-style="none" fo:font-weight="normal" officeooo:rsid="0039b423" officeooo:paragraph-rsid="0039b423" fo:background-color="transparent" style:font-size-asian="11pt" style:font-size-complex="11pt"/>
    </style:style>
    <style:style style:name="P60" style:family="paragraph" style:parent-style-name="Standard" style:list-style-name="L1">
      <style:text-properties fo:color="#000000" style:font-name="Liberation Serif" fo:font-size="11pt" style:text-underline-style="none" fo:font-weight="normal" officeooo:rsid="0039b423" officeooo:paragraph-rsid="00bf0795" fo:background-color="transparent" style:font-size-asian="11pt" style:font-size-complex="11pt"/>
    </style:style>
    <style:style style:name="P61" style:family="paragraph" style:parent-style-name="Standard" style:list-style-name="L1">
      <style:text-properties fo:color="#000000" style:font-name="Liberation Serif" fo:font-size="11pt" style:text-underline-style="none" fo:font-weight="normal" officeooo:rsid="0039b423" officeooo:paragraph-rsid="00c1ea45" fo:background-color="transparent" style:font-size-asian="11pt" style:font-size-complex="11pt"/>
    </style:style>
    <style:style style:name="P62" style:family="paragraph" style:parent-style-name="Standard" style:list-style-name="L1">
      <style:text-properties fo:color="#000000" style:font-name="Liberation Serif" fo:font-size="11pt" style:text-underline-style="none" fo:font-weight="normal" officeooo:rsid="0039b423" officeooo:paragraph-rsid="00e64432" fo:background-color="transparent" style:font-size-asian="11pt" style:font-size-complex="11pt"/>
    </style:style>
    <style:style style:name="P63" style:family="paragraph" style:parent-style-name="Standard" style:list-style-name="L1">
      <style:text-properties fo:color="#000000" style:font-name="Liberation Serif" fo:font-size="11pt" style:text-underline-style="none" fo:font-weight="normal" officeooo:rsid="00be664e" officeooo:paragraph-rsid="00be664e" fo:background-color="transparent" style:font-size-asian="11pt" style:font-size-complex="11pt"/>
    </style:style>
    <style:style style:name="P64" style:family="paragraph" style:parent-style-name="Standard" style:list-style-name="L1">
      <style:text-properties fo:color="#000000" style:font-name="Liberation Serif" fo:font-size="11pt" style:text-underline-style="none" fo:font-weight="normal" officeooo:rsid="00be664e" officeooo:paragraph-rsid="00bf0795" fo:background-color="transparent" style:font-size-asian="11pt" style:font-size-complex="11pt"/>
    </style:style>
    <style:style style:name="P65" style:family="paragraph" style:parent-style-name="Standard" style:list-style-name="L1">
      <style:text-properties fo:color="#000000" style:font-name="Liberation Serif" fo:font-size="11pt" style:text-underline-style="none" fo:font-weight="normal" officeooo:rsid="00c143a4" officeooo:paragraph-rsid="00c143a4" fo:background-color="transparent" style:font-size-asian="11pt" style:font-size-complex="11pt"/>
    </style:style>
    <style:style style:name="P66" style:family="paragraph" style:parent-style-name="Standard">
      <style:text-properties fo:color="#000000" style:font-name="Liberation Serif" fo:font-size="11pt" style:text-underline-style="none" fo:font-weight="normal" officeooo:rsid="00c143a4" officeooo:paragraph-rsid="00c143a4" fo:background-color="transparent" style:font-size-asian="11pt" style:font-size-complex="11pt"/>
    </style:style>
    <style:style style:name="P67" style:family="paragraph" style:parent-style-name="Standard" style:list-style-name="L1">
      <style:text-properties fo:color="#000000" style:font-name="Liberation Serif" fo:font-size="11pt" style:text-underline-style="none" fo:font-weight="normal" officeooo:rsid="00c463d5" officeooo:paragraph-rsid="00c463d5" fo:background-color="transparent" style:font-size-asian="11pt" style:font-size-complex="11pt"/>
    </style:style>
    <style:style style:name="P68" style:family="paragraph" style:parent-style-name="Standard" style:list-style-name="L1">
      <style:text-properties fo:color="#000000" style:font-name="Liberation Serif" fo:font-size="11pt" style:text-underline-style="none" fo:font-weight="normal" officeooo:rsid="00c59a57" officeooo:paragraph-rsid="00c59a57" fo:background-color="transparent" style:font-size-asian="11pt" style:font-size-complex="11pt"/>
    </style:style>
    <style:style style:name="P69" style:family="paragraph" style:parent-style-name="Standard" style:list-style-name="L2">
      <style:text-properties fo:color="#000000" style:font-name="Liberation Serif" fo:font-size="11pt" style:text-underline-style="none" fo:font-weight="normal" officeooo:rsid="003d9932" officeooo:paragraph-rsid="00d21115" fo:background-color="transparent" style:font-size-asian="11pt" style:font-size-complex="11pt"/>
    </style:style>
    <style:style style:name="P70" style:family="paragraph" style:parent-style-name="Standard" style:list-style-name="L2">
      <style:text-properties fo:color="#000000" style:font-name="Liberation Serif" fo:font-size="11pt" style:text-underline-style="none" fo:font-weight="normal" officeooo:rsid="003d9932" officeooo:paragraph-rsid="003d9932" fo:background-color="transparent" style:font-size-asian="11pt" style:font-size-complex="11pt"/>
    </style:style>
    <style:style style:name="P71" style:family="paragraph" style:parent-style-name="Standard" style:list-style-name="L2">
      <style:text-properties fo:color="#000000" style:font-name="Liberation Serif" fo:font-size="11pt" style:text-underline-style="none" fo:font-weight="normal" officeooo:rsid="003d9932" officeooo:paragraph-rsid="00d3c9fa" fo:background-color="transparent" style:font-size-asian="11pt" style:font-size-complex="11pt"/>
    </style:style>
    <style:style style:name="P72" style:family="paragraph" style:parent-style-name="Standard" style:list-style-name="L2">
      <style:paragraph-properties style:line-height-at-least="0.503cm"/>
      <style:text-properties fo:color="#000000" style:font-name="Liberation Serif" fo:font-size="11pt" style:text-underline-style="none" fo:font-weight="normal" officeooo:rsid="003d9932" officeooo:paragraph-rsid="00d21115" fo:background-color="transparent" style:font-size-asian="11pt" style:font-size-complex="11pt"/>
    </style:style>
    <style:style style:name="P73" style:family="paragraph" style:parent-style-name="Standard" style:list-style-name="L2">
      <style:paragraph-properties style:line-height-at-least="0.503cm"/>
      <style:text-properties fo:color="#000000" style:font-name="Liberation Serif" fo:font-size="11pt" style:text-underline-style="none" fo:font-weight="normal" officeooo:rsid="003d9932" officeooo:paragraph-rsid="00d3c9fa" fo:background-color="transparent" style:font-size-asian="11pt" style:font-size-complex="11pt"/>
    </style:style>
    <style:style style:name="P74" style:family="paragraph" style:parent-style-name="Standard" style:list-style-name="L2">
      <style:text-properties fo:color="#000000" style:font-name="Liberation Serif" fo:font-size="11pt" style:text-underline-style="none" fo:font-weight="normal" officeooo:rsid="00d21115" officeooo:paragraph-rsid="00d21115" fo:background-color="transparent" style:font-size-asian="11pt" style:font-size-complex="11pt"/>
    </style:style>
    <style:style style:name="P75" style:family="paragraph" style:parent-style-name="Standard">
      <style:paragraph-properties style:line-height-at-least="0.503cm"/>
      <style:text-properties fo:color="#000000" style:font-name="Liberation Serif" fo:font-size="11pt" style:text-underline-style="none" fo:font-weight="normal" fo:background-color="transparent" style:font-size-asian="11pt" style:font-size-complex="11pt"/>
    </style:style>
    <style:style style:name="P76" style:family="paragraph" style:parent-style-name="Standard">
      <style:paragraph-properties style:line-height-at-least="0.503cm"/>
      <style:text-properties fo:color="#000000" style:font-name="Liberation Serif" fo:font-size="11pt" style:text-underline-style="none" fo:font-weight="normal" officeooo:paragraph-rsid="00d21115" fo:background-color="transparent" style:font-size-asian="11pt" style:font-size-complex="11pt"/>
    </style:style>
    <style:style style:name="P77" style:family="paragraph" style:parent-style-name="Standard" style:list-style-name="L2">
      <style:text-properties fo:color="#000000" style:font-name="Liberation Serif" fo:font-size="11pt" style:text-underline-style="none" fo:font-weight="normal" officeooo:rsid="00d3c9fa" officeooo:paragraph-rsid="00d3c9fa" fo:background-color="transparent" style:font-size-asian="11pt" style:font-size-complex="11pt"/>
    </style:style>
    <style:style style:name="P78" style:family="paragraph" style:parent-style-name="Standard" style:list-style-name="L3">
      <style:text-properties fo:color="#000000" style:font-name="Liberation Serif" fo:font-size="11pt" style:text-underline-style="none" fo:font-weight="normal" officeooo:rsid="0043523d" officeooo:paragraph-rsid="00d44790" fo:background-color="transparent" style:font-size-asian="11pt" style:font-size-complex="11pt"/>
    </style:style>
    <style:style style:name="P79" style:family="paragraph" style:parent-style-name="Standard" style:list-style-name="L3">
      <style:text-properties fo:color="#000000" style:font-name="Liberation Serif" fo:font-size="11pt" style:text-underline-style="none" fo:font-weight="normal" officeooo:rsid="00d44790" officeooo:paragraph-rsid="00d44790" fo:background-color="transparent" style:font-size-asian="11pt" style:font-size-complex="11pt"/>
    </style:style>
    <style:style style:name="P80" style:family="paragraph" style:parent-style-name="Standard" style:list-style-name="L4">
      <style:text-properties fo:color="#000000" style:font-name="Liberation Serif" fo:font-size="11pt" style:text-underline-style="none" fo:font-weight="normal" officeooo:rsid="00bc88e7" officeooo:paragraph-rsid="00df00e7" fo:background-color="transparent" style:font-size-asian="11pt" style:font-size-complex="11pt"/>
    </style:style>
    <style:style style:name="P81" style:family="paragraph" style:parent-style-name="Standard" style:list-style-name="L4">
      <style:text-properties fo:color="#000000" style:font-name="Liberation Serif" fo:font-size="11pt" style:text-underline-style="none" fo:font-weight="normal" officeooo:rsid="00bc88e7" officeooo:paragraph-rsid="00dfe2e0" fo:background-color="transparent" style:font-size-asian="11pt" style:font-size-complex="11pt"/>
    </style:style>
    <style:style style:name="P82" style:family="paragraph" style:parent-style-name="Standard">
      <style:text-properties fo:color="#000000" style:font-name="Liberation Serif" fo:font-size="11pt" style:text-underline-style="none" fo:font-weight="normal" officeooo:rsid="00bc88e7" officeooo:paragraph-rsid="00e2c165" fo:background-color="transparent" style:font-size-asian="11pt" style:font-size-complex="11pt"/>
    </style:style>
    <style:style style:name="P83" style:family="paragraph" style:parent-style-name="Standard">
      <style:text-properties fo:color="#000000" style:font-name="Liberation Serif" fo:font-size="11pt" style:text-underline-style="none" fo:font-weight="normal" officeooo:rsid="00bc88e7" officeooo:paragraph-rsid="00bc88e7" fo:background-color="transparent" style:font-size-asian="11pt" style:font-size-complex="11pt"/>
    </style:style>
    <style:style style:name="P84" style:family="paragraph" style:parent-style-name="Standard" style:list-style-name="L4">
      <style:text-properties fo:color="#000000" style:font-name="Liberation Serif" fo:font-size="11pt" style:text-underline-style="none" fo:font-weight="normal" officeooo:rsid="00df00e7" officeooo:paragraph-rsid="00df00e7" fo:background-color="transparent" style:font-size-asian="11pt" style:font-size-complex="11pt"/>
    </style:style>
    <style:style style:name="P85" style:family="paragraph" style:parent-style-name="Standard" style:list-style-name="L4">
      <style:text-properties fo:color="#000000" style:font-name="Liberation Serif" fo:font-size="11pt" style:text-underline-style="none" fo:font-weight="normal" officeooo:rsid="00df00e7" officeooo:paragraph-rsid="00dfe2e0" fo:background-color="transparent" style:font-size-asian="11pt" style:font-size-complex="11pt"/>
    </style:style>
    <style:style style:name="P86" style:family="paragraph" style:parent-style-name="Standard" style:list-style-name="L4">
      <style:text-properties fo:color="#000000" style:font-name="Liberation Serif" fo:font-size="11pt" style:text-underline-style="none" fo:font-weight="normal" officeooo:rsid="00df00e7" officeooo:paragraph-rsid="00e0c38f" fo:background-color="transparent" style:font-size-asian="11pt" style:font-size-complex="11pt"/>
    </style:style>
    <style:style style:name="P87" style:family="paragraph" style:parent-style-name="Standard" style:list-style-name="L4">
      <style:text-properties fo:color="#000000" style:font-name="Liberation Serif" fo:font-size="11pt" style:text-underline-style="none" fo:font-weight="normal" officeooo:rsid="00df00e7" officeooo:paragraph-rsid="00e0ef8c" fo:background-color="transparent" style:font-size-asian="11pt" style:font-size-complex="11pt"/>
    </style:style>
    <style:style style:name="P88" style:family="paragraph" style:parent-style-name="Standard" style:list-style-name="L1">
      <style:text-properties fo:color="#000000" style:font-name="Liberation Serif" fo:font-size="11pt" fo:font-weight="normal" officeooo:paragraph-rsid="00be664e" fo:background-color="transparent" style:font-size-asian="11pt" style:font-size-complex="11pt"/>
    </style:style>
    <style:style style:name="P89" style:family="paragraph" style:parent-style-name="Standard" style:list-style-name="L1">
      <style:text-properties fo:color="#000000" style:font-name="Liberation Serif" fo:font-size="11pt" fo:font-weight="normal" officeooo:paragraph-rsid="00bf0795" fo:background-color="transparent" style:font-size-asian="11pt" style:font-size-complex="11pt"/>
    </style:style>
    <style:style style:name="P90" style:family="paragraph" style:parent-style-name="Standard" style:list-style-name="L1">
      <style:text-properties fo:color="#000000" style:font-name="Liberation Serif" fo:font-size="11pt" fo:font-weight="normal" officeooo:paragraph-rsid="00c82de8" fo:background-color="transparent" style:font-size-asian="11pt" style:font-size-complex="11pt"/>
    </style:style>
    <style:style style:name="P91" style:family="paragraph" style:parent-style-name="Standard" style:list-style-name="L1">
      <style:text-properties fo:color="#000000" style:font-name="Liberation Serif" fo:font-size="11pt" fo:font-weight="normal" officeooo:paragraph-rsid="00c59a57" fo:background-color="transparent" style:font-size-asian="11pt" style:font-size-complex="11pt"/>
    </style:style>
    <style:style style:name="P92" style:family="paragraph" style:parent-style-name="Standard" style:list-style-name="L1">
      <style:text-properties fo:color="#000000" style:font-name="Liberation Serif" fo:font-size="11pt" fo:font-weight="normal" officeooo:paragraph-rsid="00ca2dcc" fo:background-color="transparent" style:font-size-asian="11pt" style:font-size-complex="11pt"/>
    </style:style>
    <style:style style:name="P93" style:family="paragraph" style:parent-style-name="Standard" style:list-style-name="L1">
      <style:text-properties fo:color="#000000" style:font-name="Liberation Serif" fo:font-size="11pt" fo:font-weight="normal" officeooo:paragraph-rsid="00cfae1b" fo:background-color="transparent" style:font-size-asian="11pt" style:font-size-complex="11pt"/>
    </style:style>
    <style:style style:name="P94" style:family="paragraph" style:parent-style-name="Standard" style:list-style-name="L1">
      <style:text-properties fo:color="#000000" style:font-name="Liberation Serif" fo:font-size="11pt" fo:font-weight="normal" officeooo:paragraph-rsid="00d0ff0b" fo:background-color="transparent" style:font-size-asian="11pt" style:font-size-complex="11pt"/>
    </style:style>
    <style:style style:name="P95" style:family="paragraph" style:parent-style-name="Standard" style:list-style-name="L1">
      <style:text-properties fo:color="#000000" style:font-name="Liberation Serif" fo:font-size="11pt" fo:font-weight="normal" officeooo:paragraph-rsid="00e64432" fo:background-color="transparent" style:font-size-asian="11pt" style:font-size-complex="11pt"/>
    </style:style>
    <style:style style:name="P96" style:family="paragraph" style:parent-style-name="Standard">
      <style:paragraph-properties style:line-height-at-least="0.503cm"/>
      <style:text-properties fo:color="#000000" style:font-name="Liberation Serif" fo:font-size="11pt" fo:font-weight="normal" fo:background-color="transparent" style:font-size-asian="11pt" style:font-size-complex="11pt"/>
    </style:style>
    <style:style style:name="P97" style:family="paragraph" style:parent-style-name="Standard">
      <style:paragraph-properties style:line-height-at-least="0.503cm"/>
      <style:text-properties fo:color="#000000" style:font-name="Liberation Serif" fo:font-size="11pt" fo:font-weight="normal" officeooo:paragraph-rsid="00c010ff" fo:background-color="transparent" style:font-size-asian="11pt" style:font-size-complex="11pt"/>
    </style:style>
    <style:style style:name="P98" style:family="paragraph" style:parent-style-name="Standard">
      <style:paragraph-properties style:line-height-at-least="0.503cm"/>
      <style:text-properties fo:color="#000000" style:font-name="Liberation Serif" fo:font-size="11pt" fo:font-weight="normal" officeooo:paragraph-rsid="00c143a4" fo:background-color="transparent" style:font-size-asian="11pt" style:font-size-complex="11pt"/>
    </style:style>
    <style:style style:name="P99" style:family="paragraph" style:parent-style-name="Standard">
      <style:paragraph-properties style:line-height-at-least="0.503cm"/>
      <style:text-properties fo:color="#000000" style:font-name="Liberation Serif" fo:font-size="11pt" fo:font-weight="normal" officeooo:paragraph-rsid="00d21115" fo:background-color="transparent" style:font-size-asian="11pt" style:font-size-complex="11pt"/>
    </style:style>
    <style:style style:name="P100" style:family="paragraph" style:parent-style-name="Standard" style:list-style-name="L2">
      <style:paragraph-properties style:line-height-at-least="0.503cm"/>
      <style:text-properties fo:color="#000000" style:font-name="Liberation Serif" fo:font-size="11pt" fo:font-weight="normal" officeooo:paragraph-rsid="00d3c9fa" fo:background-color="transparent" style:font-size-asian="11pt" style:font-size-complex="11pt"/>
    </style:style>
    <style:style style:name="P101" style:family="paragraph" style:parent-style-name="Standard">
      <style:paragraph-properties style:line-height-at-least="0.503cm"/>
      <style:text-properties fo:color="#000000" style:font-name="Liberation Serif" fo:font-size="11pt" fo:font-weight="normal" officeooo:paragraph-rsid="008f7643" fo:background-color="transparent" style:font-size-asian="11pt" style:font-size-complex="11pt"/>
    </style:style>
    <style:style style:name="P102" style:family="paragraph" style:parent-style-name="Standard">
      <style:paragraph-properties style:line-height-at-least="0.503cm"/>
      <style:text-properties fo:color="#000000" style:font-name="Liberation Serif" fo:font-size="11pt" fo:font-weight="normal" officeooo:paragraph-rsid="0090f55d" fo:background-color="transparent" style:font-size-asian="11pt" style:font-size-complex="11pt"/>
    </style:style>
    <style:style style:name="P103" style:family="paragraph" style:parent-style-name="Standard">
      <style:paragraph-properties style:line-height-at-least="0.503cm"/>
      <style:text-properties fo:color="#000000" style:font-name="Liberation Serif" fo:font-size="11pt" fo:font-weight="normal" officeooo:paragraph-rsid="006a1776" fo:background-color="transparent" style:font-size-asian="11pt" style:font-size-complex="11pt"/>
    </style:style>
    <style:style style:name="P104" style:family="paragraph" style:parent-style-name="Standard" style:list-style-name="L5">
      <style:paragraph-properties style:line-height-at-least="0.503cm"/>
      <style:text-properties fo:color="#000000" style:font-name="Liberation Serif" fo:font-size="11pt" fo:font-weight="normal" officeooo:paragraph-rsid="00633b4a" fo:background-color="transparent" style:font-size-asian="11pt" style:font-size-complex="11pt"/>
    </style:style>
    <style:style style:name="P105" style:family="paragraph" style:parent-style-name="Standard" style:list-style-name="L5">
      <style:paragraph-properties style:line-height-at-least="0.503cm"/>
      <style:text-properties fo:color="#000000" style:font-name="Liberation Serif" fo:font-size="11pt" fo:font-weight="normal" officeooo:paragraph-rsid="007aa192" fo:background-color="transparent" style:font-size-asian="11pt" style:font-size-complex="11pt"/>
    </style:style>
    <style:style style:name="P106" style:family="paragraph" style:parent-style-name="Standard" style:list-style-name="L5">
      <style:paragraph-properties style:line-height-at-least="0.503cm"/>
      <style:text-properties fo:color="#000000" style:font-name="Liberation Serif" fo:font-size="11pt" fo:font-weight="normal" officeooo:paragraph-rsid="006402f3" fo:background-color="transparent" style:font-size-asian="11pt" style:font-size-complex="11pt"/>
    </style:style>
    <style:style style:name="P107" style:family="paragraph" style:parent-style-name="Standard" style:list-style-name="L5">
      <style:paragraph-properties style:line-height-at-least="0.503cm"/>
      <style:text-properties fo:color="#000000" style:font-name="Liberation Serif" fo:font-size="11pt" fo:font-weight="normal" officeooo:paragraph-rsid="0065a0de" fo:background-color="transparent" style:font-size-asian="11pt" style:font-size-complex="11pt"/>
    </style:style>
    <style:style style:name="P108" style:family="paragraph" style:parent-style-name="Standard" style:list-style-name="L5">
      <style:paragraph-properties style:line-height-at-least="0.503cm"/>
      <style:text-properties fo:color="#000000" style:font-name="Liberation Serif" fo:font-size="11pt" fo:font-weight="normal" officeooo:paragraph-rsid="00924cc3" fo:background-color="transparent" style:font-size-asian="11pt" style:font-size-complex="11pt"/>
    </style:style>
    <style:style style:name="P109" style:family="paragraph" style:parent-style-name="Standard" style:list-style-name="L5">
      <style:paragraph-properties style:line-height-at-least="0.503cm"/>
      <style:text-properties fo:color="#000000" style:font-name="Liberation Serif" fo:font-size="11pt" fo:font-weight="normal" officeooo:paragraph-rsid="008031da" fo:background-color="transparent" style:font-size-asian="11pt" style:font-size-complex="11pt"/>
    </style:style>
    <style:style style:name="P110" style:family="paragraph" style:parent-style-name="Standard" style:list-style-name="L5">
      <style:paragraph-properties style:line-height-at-least="0.503cm"/>
      <style:text-properties fo:color="#000000" style:font-name="Liberation Serif" fo:font-size="11pt" fo:font-weight="normal" officeooo:paragraph-rsid="00952494" fo:background-color="transparent" style:font-size-asian="11pt" style:font-size-complex="11pt"/>
    </style:style>
    <style:style style:name="P111" style:family="paragraph" style:parent-style-name="Standard" style:list-style-name="L5">
      <style:paragraph-properties style:line-height-at-least="0.503cm"/>
      <style:text-properties fo:color="#000000" style:font-name="Liberation Serif" fo:font-size="11pt" fo:font-weight="normal" officeooo:paragraph-rsid="009552f3" fo:background-color="transparent" style:font-size-asian="11pt" style:font-size-complex="11pt"/>
    </style:style>
    <style:style style:name="P112" style:family="paragraph" style:parent-style-name="Standard" style:list-style-name="L5">
      <style:paragraph-properties style:line-height-at-least="0.503cm"/>
      <style:text-properties fo:color="#000000" style:font-name="Liberation Serif" fo:font-size="11pt" fo:font-weight="normal" officeooo:paragraph-rsid="00898b69" fo:background-color="transparent" style:font-size-asian="11pt" style:font-size-complex="11pt"/>
    </style:style>
    <style:style style:name="P113" style:family="paragraph" style:parent-style-name="Standard" style:list-style-name="L5">
      <style:paragraph-properties style:line-height-at-least="0.503cm"/>
      <style:text-properties fo:color="#000000" style:font-name="Liberation Serif" fo:font-size="11pt" fo:font-weight="normal" officeooo:paragraph-rsid="00b62dba" fo:background-color="transparent" style:font-size-asian="11pt" style:font-size-complex="11pt"/>
    </style:style>
    <style:style style:name="P114" style:family="paragraph" style:parent-style-name="Standard" style:list-style-name="L5">
      <style:paragraph-properties style:line-height-at-least="0.503cm"/>
      <style:text-properties fo:color="#000000" style:font-name="Liberation Serif" fo:font-size="11pt" fo:font-weight="normal" officeooo:paragraph-rsid="00b7c047" fo:background-color="transparent" style:font-size-asian="11pt" style:font-size-complex="11pt"/>
    </style:style>
    <style:style style:name="P115" style:family="paragraph" style:parent-style-name="Standard" style:list-style-name="L5">
      <style:paragraph-properties style:line-height-at-least="0.503cm"/>
      <style:text-properties fo:color="#000000" style:font-name="Liberation Serif" fo:font-size="11pt" fo:font-weight="normal" officeooo:paragraph-rsid="00972b32" fo:background-color="transparent" style:font-size-asian="11pt" style:font-size-complex="11pt"/>
    </style:style>
    <style:style style:name="P116" style:family="paragraph" style:parent-style-name="Standard" style:list-style-name="L5">
      <style:paragraph-properties style:line-height-at-least="0.503cm"/>
      <style:text-properties fo:color="#000000" style:font-name="Liberation Serif" fo:font-size="11pt" fo:font-weight="normal" officeooo:paragraph-rsid="00a8f418" fo:background-color="transparent" style:font-size-asian="11pt" style:font-size-complex="11pt"/>
    </style:style>
    <style:style style:name="P117" style:family="paragraph" style:parent-style-name="Standard" style:list-style-name="L5">
      <style:paragraph-properties style:line-height-at-least="0.503cm"/>
      <style:text-properties fo:color="#000000" style:font-name="Liberation Serif" fo:font-size="11pt" fo:font-weight="normal" officeooo:paragraph-rsid="0098be45" fo:background-color="transparent" style:font-size-asian="11pt" style:font-size-complex="11pt"/>
    </style:style>
    <style:style style:name="P118" style:family="paragraph" style:parent-style-name="Standard" style:list-style-name="L5">
      <style:paragraph-properties style:line-height-at-least="0.503cm"/>
      <style:text-properties fo:color="#000000" style:font-name="Liberation Serif" fo:font-size="11pt" fo:font-weight="normal" officeooo:paragraph-rsid="009b61d7" fo:background-color="transparent" style:font-size-asian="11pt" style:font-size-complex="11pt"/>
    </style:style>
    <style:style style:name="P119" style:family="paragraph" style:parent-style-name="Standard" style:list-style-name="L5">
      <style:paragraph-properties style:line-height-at-least="0.503cm"/>
      <style:text-properties fo:color="#000000" style:font-name="Liberation Serif" fo:font-size="11pt" fo:font-weight="normal" officeooo:paragraph-rsid="00993d49" fo:background-color="transparent" style:font-size-asian="11pt" style:font-size-complex="11pt"/>
    </style:style>
    <style:style style:name="P120" style:family="paragraph" style:parent-style-name="Standard" style:list-style-name="L5">
      <style:paragraph-properties style:line-height-at-least="0.503cm"/>
      <style:text-properties fo:color="#000000" style:font-name="Liberation Serif" fo:font-size="11pt" fo:font-weight="normal" officeooo:paragraph-rsid="009cb531" fo:background-color="transparent" style:font-size-asian="11pt" style:font-size-complex="11pt"/>
    </style:style>
    <style:style style:name="P121" style:family="paragraph" style:parent-style-name="Standard" style:list-style-name="L5">
      <style:paragraph-properties style:line-height-at-least="0.503cm"/>
      <style:text-properties fo:color="#000000" style:font-name="Liberation Serif" fo:font-size="11pt" fo:font-weight="normal" officeooo:paragraph-rsid="00b604f2" fo:background-color="transparent" style:font-size-asian="11pt" style:font-size-complex="11pt"/>
    </style:style>
    <style:style style:name="P122" style:family="paragraph" style:parent-style-name="Standard" style:list-style-name="L5">
      <style:paragraph-properties style:line-height-at-least="0.503cm"/>
      <style:text-properties fo:color="#000000" style:font-name="Liberation Serif" fo:font-size="11pt" fo:font-weight="normal" officeooo:paragraph-rsid="00a0ff4e" fo:background-color="transparent" style:font-size-asian="11pt" style:font-size-complex="11pt"/>
    </style:style>
    <style:style style:name="P123" style:family="paragraph" style:parent-style-name="Standard" style:list-style-name="L5">
      <style:paragraph-properties style:line-height-at-least="0.503cm"/>
      <style:text-properties fo:color="#000000" style:font-name="Liberation Serif" fo:font-size="11pt" fo:font-weight="normal" officeooo:paragraph-rsid="009b3c7c" fo:background-color="transparent" style:font-size-asian="11pt" style:font-size-complex="11pt"/>
    </style:style>
    <style:style style:name="P124" style:family="paragraph" style:parent-style-name="Standard">
      <style:paragraph-properties style:line-height-at-least="0.503cm"/>
      <style:text-properties fo:color="#000000" style:font-name="Liberation Serif" fo:font-size="11pt" fo:font-weight="normal" officeooo:paragraph-rsid="0065a0de" fo:background-color="transparent" style:font-size-asian="11pt" style:font-size-complex="11pt"/>
    </style:style>
    <style:style style:name="P125" style:family="paragraph" style:parent-style-name="Standard">
      <style:paragraph-properties style:line-height-at-least="0.503cm"/>
      <style:text-properties fo:color="#000000" style:font-name="Liberation Serif" fo:font-size="11pt" fo:font-weight="normal" officeooo:paragraph-rsid="00b62dba" fo:background-color="transparent" style:font-size-asian="11pt" style:font-size-complex="11pt"/>
    </style:style>
    <style:style style:name="P126" style:family="paragraph" style:parent-style-name="Standard">
      <style:paragraph-properties style:line-height-at-least="0.503cm"/>
      <style:text-properties fo:color="#000000" style:font-name="Liberation Serif" fo:font-size="11pt" fo:font-weight="normal" officeooo:paragraph-rsid="00993d49" fo:background-color="transparent" style:font-size-asian="11pt" style:font-size-complex="11pt"/>
    </style:style>
    <style:style style:name="P127" style:family="paragraph" style:parent-style-name="Standard">
      <style:paragraph-properties style:line-height-at-least="0.503cm"/>
      <style:text-properties fo:color="#000000" style:font-name="Liberation Serif" fo:font-size="11pt" fo:font-weight="normal" officeooo:paragraph-rsid="00ae18c9" fo:background-color="transparent" style:font-size-asian="11pt" style:font-size-complex="11pt"/>
    </style:style>
    <style:style style:name="P128" style:family="paragraph" style:parent-style-name="Standard">
      <style:paragraph-properties style:line-height-at-least="0.503cm"/>
      <style:text-properties fo:color="#000000" style:font-name="Liberation Serif" fo:font-size="11pt" fo:font-weight="normal" officeooo:paragraph-rsid="00af2da4" fo:background-color="transparent" style:font-size-asian="11pt" style:font-size-complex="11pt"/>
    </style:style>
    <style:style style:name="P129" style:family="paragraph" style:parent-style-name="Standard" style:list-style-name="L17">
      <style:paragraph-properties style:line-height-at-least="0.503cm"/>
      <style:text-properties fo:color="#000000" style:font-name="Liberation Serif" fo:font-size="11pt" fo:font-weight="normal" officeooo:paragraph-rsid="00e2c165" fo:background-color="transparent" style:font-size-asian="11pt" style:font-size-complex="11pt"/>
    </style:style>
    <style:style style:name="P130" style:family="paragraph" style:parent-style-name="Standard" style:list-style-name="L18">
      <style:paragraph-properties style:line-height-at-least="0.503cm"/>
      <style:text-properties fo:color="#000000" style:font-name="Liberation Serif" fo:font-size="11pt" fo:font-weight="normal" officeooo:paragraph-rsid="00e45fb1" fo:background-color="transparent" style:font-size-asian="11pt" style:font-size-complex="11pt"/>
    </style:style>
    <style:style style:name="P131" style:family="paragraph" style:parent-style-name="Standard">
      <style:paragraph-properties style:line-height-at-least="0.503cm"/>
      <style:text-properties fo:color="#000000" style:font-name="Liberation Serif" fo:font-size="11pt" fo:font-weight="normal" officeooo:paragraph-rsid="00d3c9fa" fo:background-color="transparent" style:font-size-asian="11pt" style:font-size-complex="11pt"/>
    </style:style>
    <style:style style:name="P132" style:family="paragraph" style:parent-style-name="Standard" style:list-style-name="L21">
      <style:paragraph-properties style:line-height-at-least="0.503cm"/>
      <style:text-properties fo:color="#000000" style:font-name="Liberation Serif" fo:font-size="11pt" fo:font-weight="normal" officeooo:paragraph-rsid="00ecc170" fo:background-color="transparent" style:font-size-asian="11pt" style:font-size-complex="11pt"/>
    </style:style>
    <style:style style:name="P133" style:family="paragraph" style:parent-style-name="Standard" style:list-style-name="L21">
      <style:paragraph-properties style:line-height-at-least="0.503cm"/>
      <style:text-properties fo:color="#000000" style:font-name="Liberation Serif" fo:font-size="11pt" fo:font-weight="normal" officeooo:paragraph-rsid="00f799f4" fo:background-color="transparent" style:font-size-asian="11pt" style:font-size-complex="11pt"/>
    </style:style>
    <style:style style:name="P134" style:family="paragraph" style:parent-style-name="Standard" style:list-style-name="L23">
      <style:paragraph-properties style:line-height-at-least="0.503cm"/>
      <style:text-properties fo:color="#000000" style:font-name="Liberation Serif" fo:font-size="11pt" fo:font-weight="normal" officeooo:paragraph-rsid="00ecc170" fo:background-color="transparent" style:font-size-asian="11pt" style:font-size-complex="11pt"/>
    </style:style>
    <style:style style:name="P135" style:family="paragraph" style:parent-style-name="Standard">
      <style:paragraph-properties style:line-height-at-least="0.503cm"/>
      <style:text-properties fo:color="#000000" style:font-name="Liberation Serif" fo:font-size="11pt" fo:font-weight="normal" officeooo:paragraph-rsid="00e45fb1" fo:background-color="transparent" style:font-size-asian="11pt" style:font-size-complex="11pt"/>
    </style:style>
    <style:style style:name="P136" style:family="paragraph" style:parent-style-name="Standard">
      <style:text-properties fo:color="#000000" style:font-name="Liberation Serif" fo:font-size="11pt" fo:font-weight="normal" officeooo:paragraph-rsid="00c143a4" fo:background-color="transparent" style:font-size-asian="11pt" style:font-size-complex="11pt"/>
    </style:style>
    <style:style style:name="P137" style:family="paragraph" style:parent-style-name="Standard" style:list-style-name="L2">
      <style:text-properties fo:color="#000000" style:font-name="Liberation Serif" fo:font-size="11pt" fo:font-weight="normal" officeooo:paragraph-rsid="00d21115" fo:background-color="transparent" style:font-size-asian="11pt" style:font-size-complex="11pt"/>
    </style:style>
    <style:style style:name="P138" style:family="paragraph" style:parent-style-name="Standard" style:list-style-name="L3">
      <style:text-properties fo:color="#000000" style:font-name="Liberation Serif" fo:font-size="11pt" fo:font-weight="normal" officeooo:paragraph-rsid="00d557b2" fo:background-color="transparent" style:font-size-asian="11pt" style:font-size-complex="11pt"/>
    </style:style>
    <style:style style:name="P139" style:family="paragraph" style:parent-style-name="Standard" style:list-style-name="L3">
      <style:text-properties fo:color="#000000" style:font-name="Liberation Serif" fo:font-size="11pt" fo:font-weight="normal" officeooo:paragraph-rsid="00d5da48" fo:background-color="transparent" style:font-size-asian="11pt" style:font-size-complex="11pt"/>
    </style:style>
    <style:style style:name="P140" style:family="paragraph" style:parent-style-name="Standard" style:list-style-name="L3">
      <style:text-properties fo:color="#000000" style:font-name="Liberation Serif" fo:font-size="11pt" fo:font-weight="normal" officeooo:paragraph-rsid="00d623f9" fo:background-color="transparent" style:font-size-asian="11pt" style:font-size-complex="11pt"/>
    </style:style>
    <style:style style:name="P141" style:family="paragraph" style:parent-style-name="Standard" style:list-style-name="L3">
      <style:text-properties fo:color="#000000" style:font-name="Liberation Serif" fo:font-size="11pt" fo:font-weight="normal" officeooo:paragraph-rsid="00d6bb07" fo:background-color="transparent" style:font-size-asian="11pt" style:font-size-complex="11pt"/>
    </style:style>
    <style:style style:name="P142" style:family="paragraph" style:parent-style-name="Standard" style:list-style-name="L3">
      <style:text-properties fo:color="#000000" style:font-name="Liberation Serif" fo:font-size="11pt" fo:font-weight="normal" officeooo:paragraph-rsid="00d89777" fo:background-color="transparent" style:font-size-asian="11pt" style:font-size-complex="11pt"/>
    </style:style>
    <style:style style:name="P143" style:family="paragraph" style:parent-style-name="Standard" style:list-style-name="L3">
      <style:text-properties fo:color="#000000" style:font-name="Liberation Serif" fo:font-size="11pt" fo:font-weight="normal" officeooo:paragraph-rsid="00d909e8" fo:background-color="transparent" style:font-size-asian="11pt" style:font-size-complex="11pt"/>
    </style:style>
    <style:style style:name="P144" style:family="paragraph" style:parent-style-name="Standard" style:list-style-name="L5">
      <style:text-properties fo:color="#000000" style:font-name="Liberation Serif" fo:font-size="11pt" fo:font-weight="normal" officeooo:paragraph-rsid="008f7643" fo:background-color="transparent" style:font-size-asian="11pt" style:font-size-complex="11pt"/>
    </style:style>
    <style:style style:name="P145" style:family="paragraph" style:parent-style-name="Standard" style:list-style-name="L5">
      <style:text-properties fo:color="#000000" style:font-name="Liberation Serif" fo:font-size="11pt" fo:font-weight="normal" officeooo:paragraph-rsid="0090f55d" fo:background-color="transparent" style:font-size-asian="11pt" style:font-size-complex="11pt"/>
    </style:style>
    <style:style style:name="P146" style:family="paragraph" style:parent-style-name="Standard" style:list-style-name="L5">
      <style:text-properties fo:color="#000000" style:font-name="Liberation Serif" fo:font-size="11pt" fo:font-weight="normal" officeooo:paragraph-rsid="00922a32" fo:background-color="transparent" style:font-size-asian="11pt" style:font-size-complex="11pt"/>
    </style:style>
    <style:style style:name="P147" style:family="paragraph" style:parent-style-name="Standard" style:list-style-name="L5">
      <style:text-properties fo:color="#000000" style:font-name="Liberation Serif" fo:font-size="11pt" fo:font-weight="normal" officeooo:paragraph-rsid="00633b4a" fo:background-color="transparent" style:font-size-asian="11pt" style:font-size-complex="11pt"/>
    </style:style>
    <style:style style:name="P148" style:family="paragraph" style:parent-style-name="Standard" style:list-style-name="L5">
      <style:text-properties fo:color="#000000" style:font-name="Liberation Serif" fo:font-size="11pt" fo:font-weight="normal" officeooo:paragraph-rsid="00924cc3" fo:background-color="transparent" style:font-size-asian="11pt" style:font-size-complex="11pt"/>
    </style:style>
    <style:style style:name="P149" style:family="paragraph" style:parent-style-name="Standard" style:list-style-name="L5">
      <style:text-properties fo:color="#000000" style:font-name="Liberation Serif" fo:font-size="11pt" fo:font-weight="normal" officeooo:paragraph-rsid="006402f3" fo:background-color="transparent" style:font-size-asian="11pt" style:font-size-complex="11pt"/>
    </style:style>
    <style:style style:name="P150" style:family="paragraph" style:parent-style-name="Standard" style:list-style-name="L5">
      <style:text-properties fo:color="#000000" style:font-name="Liberation Serif" fo:font-size="11pt" fo:font-weight="normal" officeooo:paragraph-rsid="0065a0de" fo:background-color="transparent" style:font-size-asian="11pt" style:font-size-complex="11pt"/>
    </style:style>
    <style:style style:name="P151" style:family="paragraph" style:parent-style-name="Standard" style:list-style-name="L5">
      <style:text-properties fo:color="#000000" style:font-name="Liberation Serif" fo:font-size="11pt" fo:font-weight="normal" officeooo:paragraph-rsid="007ba12b" fo:background-color="transparent" style:font-size-asian="11pt" style:font-size-complex="11pt"/>
    </style:style>
    <style:style style:name="P152" style:family="paragraph" style:parent-style-name="Standard" style:list-style-name="L5">
      <style:text-properties fo:color="#000000" style:font-name="Liberation Serif" fo:font-size="11pt" fo:font-weight="normal" officeooo:paragraph-rsid="008031da" fo:background-color="transparent" style:font-size-asian="11pt" style:font-size-complex="11pt"/>
    </style:style>
    <style:style style:name="P153" style:family="paragraph" style:parent-style-name="Standard" style:list-style-name="L5">
      <style:text-properties fo:color="#000000" style:font-name="Liberation Serif" fo:font-size="11pt" fo:font-weight="normal" officeooo:paragraph-rsid="008307ef" fo:background-color="transparent" style:font-size-asian="11pt" style:font-size-complex="11pt"/>
    </style:style>
    <style:style style:name="P154" style:family="paragraph" style:parent-style-name="Standard" style:list-style-name="L5">
      <style:text-properties fo:color="#000000" style:font-name="Liberation Serif" fo:font-size="11pt" fo:font-weight="normal" officeooo:paragraph-rsid="00e64432" fo:background-color="transparent" style:font-size-asian="11pt" style:font-size-complex="11pt"/>
    </style:style>
    <style:style style:name="P155" style:family="paragraph" style:parent-style-name="Standard" style:list-style-name="L4">
      <style:text-properties fo:color="#000000" style:font-name="Liberation Serif" fo:font-size="11pt" fo:font-weight="normal" officeooo:paragraph-rsid="00df00e7" fo:background-color="transparent" style:font-size-asian="11pt" style:font-size-complex="11pt"/>
    </style:style>
    <style:style style:name="P156" style:family="paragraph" style:parent-style-name="Standard" style:list-style-name="L4">
      <style:text-properties fo:color="#000000" style:font-name="Liberation Serif" fo:font-size="11pt" fo:font-weight="normal" officeooo:paragraph-rsid="00dfe2e0" fo:background-color="transparent" style:font-size-asian="11pt" style:font-size-complex="11pt"/>
    </style:style>
    <style:style style:name="P157" style:family="paragraph" style:parent-style-name="Standard" style:list-style-name="L4">
      <style:text-properties fo:color="#000000" style:font-name="Liberation Serif" fo:font-size="11pt" fo:font-weight="normal" officeooo:paragraph-rsid="00e0c38f" fo:background-color="transparent" style:font-size-asian="11pt" style:font-size-complex="11pt"/>
    </style:style>
    <style:style style:name="P158" style:family="paragraph" style:parent-style-name="Standard" style:list-style-name="L4">
      <style:text-properties fo:color="#000000" style:font-name="Liberation Serif" fo:font-size="11pt" fo:font-weight="normal" officeooo:paragraph-rsid="00e0ef8c" fo:background-color="transparent" style:font-size-asian="11pt" style:font-size-complex="11pt"/>
    </style:style>
    <style:style style:name="P159" style:family="paragraph" style:parent-style-name="Standard" style:list-style-name="L4">
      <style:text-properties fo:color="#000000" style:font-name="Liberation Serif" fo:font-size="11pt" fo:font-weight="normal" officeooo:paragraph-rsid="00e16c62" fo:background-color="transparent" style:font-size-asian="11pt" style:font-size-complex="11pt"/>
    </style:style>
    <style:style style:name="P160" style:family="paragraph" style:parent-style-name="Standard" style:list-style-name="L1">
      <style:text-properties fo:color="#000000" style:font-name="Liberation Serif" fo:font-size="11pt" fo:font-weight="normal" officeooo:rsid="00c463d5" officeooo:paragraph-rsid="00c82de8" fo:background-color="transparent" style:font-size-asian="11pt" style:font-size-complex="11pt"/>
    </style:style>
    <style:style style:name="P161" style:family="paragraph" style:parent-style-name="Standard" style:list-style-name="L1">
      <style:text-properties fo:color="#000000" style:font-name="Liberation Serif" fo:font-size="11pt" fo:font-weight="normal" officeooo:rsid="00c59a57" officeooo:paragraph-rsid="00c59a57" fo:background-color="transparent" style:font-size-asian="11pt" style:font-size-complex="11pt"/>
    </style:style>
    <style:style style:name="P162" style:family="paragraph" style:parent-style-name="Standard">
      <style:text-properties fo:color="#000000" style:font-name="Liberation Serif" fo:font-size="11pt" fo:font-weight="normal" officeooo:rsid="00c59a57" officeooo:paragraph-rsid="00c59a57" fo:background-color="transparent" style:font-size-asian="11pt" style:font-size-complex="11pt"/>
    </style:style>
    <style:style style:name="P163" style:family="paragraph" style:parent-style-name="Standard" style:list-style-name="L1">
      <style:text-properties fo:color="#000000" style:font-name="Liberation Serif" fo:font-size="11pt" fo:font-weight="normal" officeooo:rsid="00c82de8" officeooo:paragraph-rsid="00ca2dcc" fo:background-color="transparent" style:font-size-asian="11pt" style:font-size-complex="11pt"/>
    </style:style>
    <style:style style:name="P164" style:family="paragraph" style:parent-style-name="Standard" style:list-style-name="L1">
      <style:text-properties fo:color="#000000" style:font-name="Liberation Serif" fo:font-size="11pt" fo:font-weight="normal" officeooo:rsid="00ca2dcc" officeooo:paragraph-rsid="00ca2dcc" fo:background-color="transparent" style:font-size-asian="11pt" style:font-size-complex="11pt"/>
    </style:style>
    <style:style style:name="P165" style:family="paragraph" style:parent-style-name="Standard" style:list-style-name="L1">
      <style:text-properties fo:color="#000000" style:font-name="Liberation Serif" fo:font-size="11pt" fo:font-weight="normal" officeooo:rsid="00cfae1b" officeooo:paragraph-rsid="00cfae1b" fo:background-color="transparent" style:font-size-asian="11pt" style:font-size-complex="11pt"/>
    </style:style>
    <style:style style:name="P166" style:family="paragraph" style:parent-style-name="Standard" style:list-style-name="L1">
      <style:text-properties fo:color="#000000" style:font-name="Liberation Serif" fo:font-size="11pt" fo:font-weight="normal" officeooo:rsid="00d0ff0b" officeooo:paragraph-rsid="00d0ff0b" fo:background-color="transparent" style:font-size-asian="11pt" style:font-size-complex="11pt"/>
    </style:style>
    <style:style style:name="P167" style:family="paragraph" style:parent-style-name="Standard" style:list-style-name="L3">
      <style:text-properties fo:color="#000000" style:font-name="Liberation Serif" fo:font-size="11pt" fo:font-weight="normal" officeooo:rsid="00d5da48" officeooo:paragraph-rsid="00d557b2" fo:background-color="transparent" style:font-size-asian="11pt" style:font-size-complex="11pt"/>
    </style:style>
    <style:style style:name="P168" style:family="paragraph" style:parent-style-name="Standard" style:list-style-name="L3">
      <style:text-properties fo:color="#000000" style:font-name="Liberation Serif" fo:font-size="11pt" fo:font-weight="normal" officeooo:rsid="00d5da48" officeooo:paragraph-rsid="00d5da48" fo:background-color="transparent" style:font-size-asian="11pt" style:font-size-complex="11pt"/>
    </style:style>
    <style:style style:name="P169" style:family="paragraph" style:parent-style-name="Standard" style:list-style-name="L3">
      <style:text-properties fo:color="#000000" style:font-name="Liberation Serif" fo:font-size="11pt" fo:font-weight="normal" officeooo:rsid="00d5da48" officeooo:paragraph-rsid="00d623f9" fo:background-color="transparent" style:font-size-asian="11pt" style:font-size-complex="11pt"/>
    </style:style>
    <style:style style:name="P170" style:family="paragraph" style:parent-style-name="Standard" style:list-style-name="L3">
      <style:text-properties fo:color="#000000" style:font-name="Liberation Serif" fo:font-size="11pt" fo:font-weight="normal" officeooo:rsid="00d6bb07" officeooo:paragraph-rsid="00d6bb07" fo:background-color="transparent" style:font-size-asian="11pt" style:font-size-complex="11pt"/>
    </style:style>
    <style:style style:name="P171" style:family="paragraph" style:parent-style-name="Standard" style:list-style-name="L3">
      <style:text-properties fo:color="#000000" style:font-name="Liberation Serif" fo:font-size="11pt" fo:font-weight="normal" officeooo:rsid="00dcb4e1" officeooo:paragraph-rsid="00dcb4e1" fo:background-color="transparent" style:font-size-asian="11pt" style:font-size-complex="11pt"/>
    </style:style>
    <style:style style:name="P172" style:family="paragraph" style:parent-style-name="Standard" style:list-style-name="L5">
      <style:text-properties fo:color="#000000" style:font-name="Liberation Serif" fo:font-size="11pt" fo:font-weight="normal" officeooo:rsid="0067b13c" officeooo:paragraph-rsid="008f7643" fo:background-color="transparent" style:font-size-asian="11pt" style:font-size-complex="11pt"/>
    </style:style>
    <style:style style:name="P173" style:family="paragraph" style:parent-style-name="Standard" style:list-style-name="L5">
      <style:text-properties fo:color="#000000" style:font-name="Liberation Serif" fo:font-size="11pt" fo:font-weight="normal" officeooo:rsid="0067b13c" officeooo:paragraph-rsid="0067b13c" fo:background-color="transparent" style:font-size-asian="11pt" style:font-size-complex="11pt"/>
    </style:style>
    <style:style style:name="P174" style:family="paragraph" style:parent-style-name="Standard" style:list-style-name="L5">
      <style:text-properties fo:color="#000000" style:font-name="Liberation Serif" fo:font-size="11pt" fo:font-weight="normal" officeooo:rsid="0067b13c" officeooo:paragraph-rsid="0090f55d" fo:background-color="transparent" style:font-size-asian="11pt" style:font-size-complex="11pt"/>
    </style:style>
    <style:style style:name="P175" style:family="paragraph" style:parent-style-name="Standard" style:list-style-name="L5">
      <style:paragraph-properties style:line-height-at-least="0.503cm"/>
      <style:text-properties fo:color="#000000" style:font-name="Liberation Serif" fo:font-size="11pt" fo:font-weight="normal" officeooo:rsid="0067b13c" officeooo:paragraph-rsid="00922a32" fo:background-color="transparent" style:font-size-asian="11pt" style:font-size-complex="11pt"/>
    </style:style>
    <style:style style:name="P176" style:family="paragraph" style:parent-style-name="Standard" style:list-style-name="L5">
      <style:paragraph-properties style:line-height-at-least="0.503cm"/>
      <style:text-properties fo:color="#000000" style:font-name="Liberation Serif" fo:font-size="11pt" fo:font-weight="normal" officeooo:rsid="0067b13c" officeooo:paragraph-rsid="0067b13c" fo:background-color="transparent" style:font-size-asian="11pt" style:font-size-complex="11pt"/>
    </style:style>
    <style:style style:name="P177" style:family="paragraph" style:parent-style-name="Standard" style:list-style-name="L5">
      <style:text-properties fo:color="#000000" style:font-name="Liberation Serif" fo:font-size="11pt" fo:font-weight="normal" officeooo:rsid="006beb50" officeooo:paragraph-rsid="006beb50" fo:background-color="transparent" style:font-size-asian="11pt" style:font-size-complex="11pt"/>
    </style:style>
    <style:style style:name="P178" style:family="paragraph" style:parent-style-name="Standard" style:list-style-name="L5">
      <style:text-properties fo:color="#000000" style:font-name="Liberation Serif" fo:font-size="11pt" fo:font-weight="normal" officeooo:rsid="00924cc3" officeooo:paragraph-rsid="00924cc3" fo:background-color="transparent" style:font-size-asian="11pt" style:font-size-complex="11pt"/>
    </style:style>
    <style:style style:name="P179" style:family="paragraph" style:parent-style-name="Standard" style:list-style-name="L5">
      <style:paragraph-properties style:line-height-at-least="0.503cm"/>
      <style:text-properties fo:color="#000000" style:font-name="Liberation Serif" fo:font-size="11pt" fo:font-weight="normal" officeooo:rsid="00924cc3" officeooo:paragraph-rsid="00924cc3" fo:background-color="transparent" style:font-size-asian="11pt" style:font-size-complex="11pt"/>
    </style:style>
    <style:style style:name="P180" style:family="paragraph" style:parent-style-name="Standard" style:list-style-name="L5">
      <style:text-properties fo:color="#000000" style:font-name="Liberation Serif" fo:font-size="11pt" fo:font-weight="normal" officeooo:rsid="0074b0ef" officeooo:paragraph-rsid="0074b0ef" fo:background-color="transparent" style:font-size-asian="11pt" style:font-size-complex="11pt"/>
    </style:style>
    <style:style style:name="P181" style:family="paragraph" style:parent-style-name="Standard" style:list-style-name="L5">
      <style:text-properties fo:color="#000000" style:font-name="Liberation Serif" fo:font-size="11pt" fo:font-weight="normal" officeooo:rsid="00769fd2" officeooo:paragraph-rsid="00769fd2" fo:background-color="transparent" style:font-size-asian="11pt" style:font-size-complex="11pt"/>
    </style:style>
    <style:style style:name="P182" style:family="paragraph" style:parent-style-name="Standard" style:list-style-name="L5">
      <style:paragraph-properties style:line-height-at-least="0.503cm"/>
      <style:text-properties fo:color="#000000" style:font-name="Liberation Serif" fo:font-size="11pt" fo:font-weight="normal" officeooo:rsid="006e99c8" officeooo:paragraph-rsid="00822e16" fo:background-color="transparent" style:font-size-asian="11pt" style:font-size-complex="11pt"/>
    </style:style>
    <style:style style:name="P183" style:family="paragraph" style:parent-style-name="Standard" style:list-style-name="L5">
      <style:paragraph-properties style:line-height-at-least="0.503cm"/>
      <style:text-properties fo:color="#000000" style:font-name="Liberation Serif" fo:font-size="11pt" fo:font-weight="normal" officeooo:rsid="008031da" officeooo:paragraph-rsid="00822e16" fo:background-color="transparent" style:font-size-asian="11pt" style:font-size-complex="11pt"/>
    </style:style>
    <style:style style:name="P184" style:family="paragraph" style:parent-style-name="Standard" style:list-style-name="L5">
      <style:paragraph-properties style:line-height-at-least="0.503cm"/>
      <style:text-properties fo:color="#000000" style:font-name="Liberation Serif" fo:font-size="11pt" fo:font-weight="normal" officeooo:rsid="0065a0de" officeooo:paragraph-rsid="0065a0de" fo:background-color="transparent" style:font-size-asian="11pt" style:font-size-complex="11pt"/>
    </style:style>
    <style:style style:name="P185" style:family="paragraph" style:parent-style-name="Standard" style:list-style-name="L5">
      <style:paragraph-properties style:line-height-at-least="0.503cm"/>
      <style:text-properties fo:color="#000000" style:font-name="Liberation Serif" fo:font-size="11pt" fo:font-weight="normal" officeooo:rsid="008307ef" officeooo:paragraph-rsid="008519b8" fo:background-color="transparent" style:font-size-asian="11pt" style:font-size-complex="11pt"/>
    </style:style>
    <style:style style:name="P186" style:family="paragraph" style:parent-style-name="Standard" style:list-style-name="L5">
      <style:paragraph-properties style:line-height-at-least="0.503cm"/>
      <style:text-properties fo:color="#000000" style:font-name="Liberation Serif" fo:font-size="11pt" fo:font-weight="normal" officeooo:rsid="00b62dba" officeooo:paragraph-rsid="00b62dba" fo:background-color="transparent" style:font-size-asian="11pt" style:font-size-complex="11pt"/>
    </style:style>
    <style:style style:name="P187" style:family="paragraph" style:parent-style-name="Standard" style:list-style-name="L5">
      <style:paragraph-properties style:line-height-at-least="0.503cm"/>
      <style:text-properties fo:color="#000000" style:font-name="Liberation Serif" fo:font-size="11pt" fo:font-weight="normal" officeooo:rsid="00b93141" officeooo:paragraph-rsid="00b93141" fo:background-color="transparent" style:font-size-asian="11pt" style:font-size-complex="11pt"/>
    </style:style>
    <style:style style:name="P188" style:family="paragraph" style:parent-style-name="Standard" style:list-style-name="L5">
      <style:paragraph-properties style:line-height-at-least="0.503cm"/>
      <style:text-properties fo:color="#000000" style:font-name="Liberation Serif" fo:font-size="11pt" fo:font-weight="normal" officeooo:rsid="00972b32" officeooo:paragraph-rsid="00b62dba" fo:background-color="transparent" style:font-size-asian="11pt" style:font-size-complex="11pt"/>
    </style:style>
    <style:style style:name="P189" style:family="paragraph" style:parent-style-name="Standard" style:list-style-name="L5">
      <style:paragraph-properties style:line-height-at-least="0.503cm"/>
      <style:text-properties fo:color="#000000" style:font-name="Liberation Serif" fo:font-size="11pt" fo:font-weight="normal" officeooo:rsid="00972b32" officeooo:paragraph-rsid="00972b32" fo:background-color="transparent" style:font-size-asian="11pt" style:font-size-complex="11pt"/>
    </style:style>
    <style:style style:name="P190" style:family="paragraph" style:parent-style-name="Standard">
      <style:paragraph-properties style:line-height-at-least="0.503cm"/>
      <style:text-properties fo:color="#000000" style:font-name="Liberation Serif" fo:font-size="11pt" fo:font-weight="normal" officeooo:rsid="00972b32" officeooo:paragraph-rsid="00b62dba" fo:background-color="transparent" style:font-size-asian="11pt" style:font-size-complex="11pt"/>
    </style:style>
    <style:style style:name="P191" style:family="paragraph" style:parent-style-name="Standard" style:list-style-name="L5">
      <style:paragraph-properties style:line-height-at-least="0.503cm"/>
      <style:text-properties fo:color="#000000" style:font-name="Liberation Serif" fo:font-size="11pt" fo:font-weight="normal" officeooo:rsid="009f3d0d" officeooo:paragraph-rsid="00a8f418" fo:background-color="transparent" style:font-size-asian="11pt" style:font-size-complex="11pt"/>
    </style:style>
    <style:style style:name="P192" style:family="paragraph" style:parent-style-name="Standard" style:list-style-name="L5">
      <style:paragraph-properties style:line-height-at-least="0.503cm"/>
      <style:text-properties fo:color="#000000" style:font-name="Liberation Serif" fo:font-size="11pt" fo:font-weight="normal" officeooo:rsid="009f3d0d" officeooo:paragraph-rsid="00a0ff4e" fo:background-color="transparent" style:font-size-asian="11pt" style:font-size-complex="11pt"/>
    </style:style>
    <style:style style:name="P193" style:family="paragraph" style:parent-style-name="Standard" style:list-style-name="L5">
      <style:paragraph-properties style:line-height-at-least="0.503cm"/>
      <style:text-properties fo:color="#000000" style:font-name="Liberation Serif" fo:font-size="11pt" fo:font-weight="normal" officeooo:rsid="009f3d0d" officeooo:paragraph-rsid="009f3d0d" fo:background-color="transparent" style:font-size-asian="11pt" style:font-size-complex="11pt"/>
    </style:style>
    <style:style style:name="P194" style:family="paragraph" style:parent-style-name="Standard" style:list-style-name="L5">
      <style:paragraph-properties style:line-height-at-least="0.503cm"/>
      <style:text-properties fo:color="#000000" style:font-name="Liberation Serif" fo:font-size="11pt" fo:font-weight="normal" officeooo:rsid="009d185f" officeooo:paragraph-rsid="00a8f418" fo:background-color="transparent" style:font-size-asian="11pt" style:font-size-complex="11pt"/>
    </style:style>
    <style:style style:name="P195" style:family="paragraph" style:parent-style-name="Standard" style:list-style-name="L5">
      <style:paragraph-properties style:line-height-at-least="0.503cm"/>
      <style:text-properties fo:color="#000000" style:font-name="Liberation Serif" fo:font-size="11pt" fo:font-weight="normal" officeooo:rsid="009d185f" officeooo:paragraph-rsid="00a0ff4e" fo:background-color="transparent" style:font-size-asian="11pt" style:font-size-complex="11pt"/>
    </style:style>
    <style:style style:name="P196" style:family="paragraph" style:parent-style-name="Standard" style:list-style-name="L5">
      <style:paragraph-properties style:line-height-at-least="0.503cm"/>
      <style:text-properties fo:color="#000000" style:font-name="Liberation Serif" fo:font-size="11pt" fo:font-weight="normal" officeooo:rsid="009d185f" officeooo:paragraph-rsid="009f3d0d" fo:background-color="transparent" style:font-size-asian="11pt" style:font-size-complex="11pt"/>
    </style:style>
    <style:style style:name="P197" style:family="paragraph" style:parent-style-name="Standard" style:list-style-name="L5">
      <style:paragraph-properties style:line-height-at-least="0.503cm"/>
      <style:text-properties fo:color="#000000" style:font-name="Liberation Serif" fo:font-size="11pt" fo:font-weight="normal" officeooo:rsid="009d185f" officeooo:paragraph-rsid="009d185f" fo:background-color="transparent" style:font-size-asian="11pt" style:font-size-complex="11pt"/>
    </style:style>
    <style:style style:name="P198" style:family="paragraph" style:parent-style-name="Standard" style:list-style-name="L5">
      <style:paragraph-properties style:line-height-at-least="0.503cm"/>
      <style:text-properties fo:color="#000000" style:font-name="Liberation Serif" fo:font-size="11pt" fo:font-weight="normal" officeooo:rsid="0098be45" officeooo:paragraph-rsid="0098be45" fo:background-color="transparent" style:font-size-asian="11pt" style:font-size-complex="11pt"/>
    </style:style>
    <style:style style:name="P199" style:family="paragraph" style:parent-style-name="Standard">
      <style:paragraph-properties style:line-height-at-least="0.503cm"/>
      <style:text-properties fo:color="#000000" style:font-name="Liberation Serif" fo:font-size="11pt" fo:font-weight="normal" officeooo:rsid="00a0ff4e" officeooo:paragraph-rsid="00b604f2" fo:background-color="transparent" style:font-size-asian="11pt" style:font-size-complex="11pt"/>
    </style:style>
    <style:style style:name="P200" style:family="paragraph" style:parent-style-name="Standard" style:list-style-name="L5">
      <style:paragraph-properties style:line-height-at-least="0.503cm"/>
      <style:text-properties fo:color="#000000" style:font-name="Liberation Serif" fo:font-size="11pt" fo:font-weight="normal" officeooo:rsid="00b57b02" officeooo:paragraph-rsid="00b57b02" fo:background-color="transparent" style:font-size-asian="11pt" style:font-size-complex="11pt"/>
    </style:style>
    <style:style style:name="P201" style:family="paragraph" style:parent-style-name="Standard" style:list-style-name="L5">
      <style:paragraph-properties style:line-height-at-least="0.503cm"/>
      <style:text-properties fo:color="#000000" style:font-name="Liberation Serif" fo:font-size="11pt" fo:font-weight="normal" officeooo:rsid="00b604f2" officeooo:paragraph-rsid="00b604f2" fo:background-color="transparent" style:font-size-asian="11pt" style:font-size-complex="11pt"/>
    </style:style>
    <style:style style:name="P202" style:family="paragraph" style:parent-style-name="Standard" style:list-style-name="L5">
      <style:paragraph-properties style:line-height-at-least="0.503cm"/>
      <style:text-properties fo:color="#000000" style:font-name="Liberation Serif" fo:font-size="11pt" fo:font-weight="normal" officeooo:rsid="00b0ee47" officeooo:paragraph-rsid="00ba4975" fo:background-color="transparent" style:font-size-asian="11pt" style:font-size-complex="11pt"/>
    </style:style>
    <style:style style:name="P203" style:family="paragraph" style:parent-style-name="Standard" style:list-style-name="L5">
      <style:paragraph-properties style:line-height-at-least="0.503cm"/>
      <style:text-properties fo:color="#000000" style:font-name="Liberation Serif" fo:font-size="11pt" fo:font-weight="normal" officeooo:rsid="00b0ee47" officeooo:paragraph-rsid="00b0ee47" fo:background-color="transparent" style:font-size-asian="11pt" style:font-size-complex="11pt"/>
    </style:style>
    <style:style style:name="P204" style:family="paragraph" style:parent-style-name="Standard" style:list-style-name="L5">
      <style:paragraph-properties style:line-height-at-least="0.503cm"/>
      <style:text-properties fo:color="#000000" style:font-name="Liberation Serif" fo:font-size="11pt" fo:font-weight="normal" officeooo:rsid="00b0ee47" officeooo:paragraph-rsid="00b4d7af" fo:background-color="transparent" style:font-size-asian="11pt" style:font-size-complex="11pt"/>
    </style:style>
    <style:style style:name="P205" style:family="paragraph" style:parent-style-name="Standard" style:list-style-name="L5">
      <style:paragraph-properties style:line-height-at-least="0.503cm"/>
      <style:text-properties fo:color="#000000" style:font-name="Liberation Serif" fo:font-size="11pt" fo:font-weight="normal" officeooo:rsid="00b0ee47" officeooo:paragraph-rsid="00b12861" fo:background-color="transparent" style:font-size-asian="11pt" style:font-size-complex="11pt"/>
    </style:style>
    <style:style style:name="P206" style:family="paragraph" style:parent-style-name="Standard">
      <style:paragraph-properties style:line-height-at-least="0.503cm"/>
      <style:text-properties fo:color="#000000" style:font-name="Liberation Serif" fo:font-size="11pt" fo:font-weight="normal" officeooo:rsid="00b0ee47" officeooo:paragraph-rsid="00b0ee47" fo:background-color="transparent" style:font-size-asian="11pt" style:font-size-complex="11pt"/>
    </style:style>
    <style:style style:name="P207" style:family="paragraph" style:parent-style-name="Standard">
      <style:paragraph-properties style:line-height-at-least="0.503cm"/>
      <style:text-properties fo:color="#000000" style:font-name="Liberation Serif" fo:font-size="11pt" fo:font-weight="normal" officeooo:rsid="00b0ee47" officeooo:paragraph-rsid="00b57b02" fo:background-color="transparent" style:font-size-asian="11pt" style:font-size-complex="11pt"/>
    </style:style>
    <style:style style:name="P208" style:family="paragraph" style:parent-style-name="Standard">
      <style:paragraph-properties style:line-height-at-least="0.503cm"/>
      <style:text-properties fo:color="#000000" style:font-name="Liberation Serif" fo:font-size="11pt" fo:font-weight="normal" officeooo:rsid="00b0ee47" officeooo:paragraph-rsid="00b4d7af" fo:background-color="transparent" style:font-size-asian="11pt" style:font-size-complex="11pt"/>
    </style:style>
    <style:style style:name="P209" style:family="paragraph" style:parent-style-name="Standard" style:list-style-name="L5">
      <style:paragraph-properties style:line-height-at-least="0.503cm"/>
      <style:text-properties fo:color="#000000" style:font-name="Liberation Serif" fo:font-size="11pt" fo:font-weight="normal" officeooo:rsid="00ae18c9" officeooo:paragraph-rsid="00ae18c9" fo:background-color="transparent" style:font-size-asian="11pt" style:font-size-complex="11pt"/>
    </style:style>
    <style:style style:name="P210" style:family="paragraph" style:parent-style-name="Standard">
      <style:paragraph-properties style:line-height-at-least="0.503cm"/>
      <style:text-properties fo:color="#000000" style:font-name="Liberation Serif" fo:font-size="11pt" fo:font-weight="normal" officeooo:rsid="00ae18c9" officeooo:paragraph-rsid="00ae18c9" fo:background-color="transparent" style:font-size-asian="11pt" style:font-size-complex="11pt"/>
    </style:style>
    <style:style style:name="P211" style:family="paragraph" style:parent-style-name="Standard">
      <style:paragraph-properties style:line-height-at-least="0.503cm"/>
      <style:text-properties fo:color="#000000" style:font-name="Liberation Serif" fo:font-size="11pt" fo:font-weight="normal" officeooo:rsid="00b4d7af" officeooo:paragraph-rsid="00b4d7af" fo:background-color="transparent" style:font-size-asian="11pt" style:font-size-complex="11pt"/>
    </style:style>
    <style:style style:name="P212" style:family="paragraph" style:parent-style-name="Standard" style:list-style-name="L5">
      <style:paragraph-properties style:line-height-at-least="0.503cm"/>
      <style:text-properties fo:color="#000000" style:font-name="Liberation Serif" fo:font-size="11pt" fo:font-weight="normal" officeooo:rsid="00b4d7af" officeooo:paragraph-rsid="00b4d7af" fo:background-color="transparent" style:font-size-asian="11pt" style:font-size-complex="11pt"/>
    </style:style>
    <style:style style:name="P213" style:family="paragraph" style:parent-style-name="Standard">
      <style:text-properties fo:color="#000000" style:font-name="Liberation Serif" fo:font-size="11pt" fo:font-weight="normal" officeooo:rsid="00e16c62" officeooo:paragraph-rsid="00e16c62" fo:background-color="transparent" style:font-size-asian="11pt" style:font-size-complex="11pt"/>
    </style:style>
    <style:style style:name="P214" style:family="paragraph" style:parent-style-name="Standard" style:list-style-name="L5">
      <style:paragraph-properties style:line-height-at-least="0.503cm"/>
      <style:text-properties fo:color="#000000" style:font-name="Liberation Serif" fo:font-size="11pt" fo:font-weight="normal" officeooo:rsid="006f8543" officeooo:paragraph-rsid="00e64432" fo:background-color="transparent" style:font-size-asian="11pt" style:font-size-complex="11pt"/>
    </style:style>
    <style:style style:name="P215" style:family="paragraph" style:parent-style-name="Standard">
      <style:paragraph-properties style:line-height-at-least="0.503cm"/>
      <style:text-properties fo:color="#d4d4d4" style:font-name="Droid Sans Mono" fo:font-size="10.5pt" fo:font-weight="normal" fo:background-color="#1e1e1e"/>
    </style:style>
    <style:style style:name="P216" style:family="paragraph" style:parent-style-name="Standard">
      <style:paragraph-properties style:line-height-at-least="0.503cm"/>
      <style:text-properties fo:color="#d4d4d4" fo:background-color="#1e1e1e"/>
    </style:style>
    <style:style style:name="P217" style:family="paragraph" style:parent-style-name="Standard" style:list-style-name="L21">
      <style:paragraph-properties style:line-height-at-least="0.503cm"/>
      <style:text-properties officeooo:paragraph-rsid="00f8671e"/>
    </style:style>
    <style:style style:name="P218" style:family="paragraph" style:parent-style-name="Standard" style:list-style-name="L22">
      <style:paragraph-properties style:line-height-at-least="0.503cm"/>
      <style:text-properties officeooo:paragraph-rsid="00ecc170"/>
    </style:style>
    <style:style style:name="P219" style:family="paragraph" style:parent-style-name="Standard">
      <style:paragraph-properties fo:break-before="page"/>
      <style:text-properties fo:color="#000000" style:font-name="Liberation Serif" fo:font-size="11pt" style:text-underline-style="none" officeooo:rsid="00458cd7" officeooo:paragraph-rsid="00458cd7" fo:background-color="transparent" style:font-size-asian="11pt" style:font-size-complex="11pt"/>
    </style:style>
    <style:style style:name="P220" style:family="paragraph" style:parent-style-name="Standard">
      <style:paragraph-properties style:line-height-at-least="0.503cm" fo:break-before="page"/>
      <style:text-properties fo:color="#000000" style:font-name="Liberation Serif" fo:font-size="11pt" fo:font-weight="normal" officeooo:paragraph-rsid="0065a0de" fo:background-color="transparent" style:font-size-asian="11pt" style:font-size-complex="11pt"/>
    </style:style>
    <style:style style:name="P221" style:family="paragraph" style:parent-style-name="Standard">
      <loext:graphic-properties draw:fill="none"/>
      <style:paragraph-properties fo:margin-left="1.9cm" fo:margin-right="0cm" style:line-height-at-least="0.503cm" fo:text-indent="0cm" style:auto-text-indent="false" fo:background-color="transparent"/>
      <style:text-properties fo:color="#000000" style:font-name="Liberation Serif" fo:font-size="11pt" fo:font-weight="normal" officeooo:paragraph-rsid="00993d49" fo:background-color="transparent" style:font-size-asian="11pt" style:font-size-complex="11pt"/>
    </style:style>
    <style:style style:name="P222" style:family="paragraph" style:parent-style-name="Standard">
      <loext:graphic-properties draw:fill="none"/>
      <style:paragraph-properties fo:margin-left="1.9cm" fo:margin-right="0cm" style:line-height-at-least="0.503cm" fo:text-indent="0cm" style:auto-text-indent="false" fo:background-color="transparent"/>
      <style:text-properties fo:color="#000000" style:font-name="Liberation Serif" fo:font-size="11pt" fo:font-weight="normal" officeooo:paragraph-rsid="00b61b7d" fo:background-color="transparent" style:font-size-asian="11pt" style:font-size-complex="11pt"/>
    </style:style>
    <style:style style:name="P223" style:family="paragraph" style:parent-style-name="Standard">
      <loext:graphic-properties draw:fill="none"/>
      <style:paragraph-properties fo:margin-left="1.9cm" fo:margin-right="0cm" style:line-height-at-least="0.503cm" fo:text-indent="0cm" style:auto-text-indent="false" fo:background-color="transparent"/>
      <style:text-properties fo:color="#000000" style:font-name="Liberation Serif" fo:font-size="11pt" fo:font-weight="normal" officeooo:rsid="00b61b7d" officeooo:paragraph-rsid="00b61b7d" fo:background-color="transparent" style:font-size-asian="11pt" style:font-size-complex="11pt"/>
    </style:style>
    <style:style style:name="P224" style:family="paragraph" style:parent-style-name="Standard" style:master-page-name="">
      <loext:graphic-properties draw:fill="none"/>
      <style:paragraph-properties fo:margin-left="1.9cm" fo:margin-right="0cm" style:line-height-at-least="0.503cm" fo:text-indent="0cm" style:auto-text-indent="false" style:page-number="auto" fo:background-color="transparent"/>
      <style:text-properties fo:color="#000000" style:font-name="Liberation Serif" fo:font-size="11pt" fo:font-weight="normal" officeooo:paragraph-rsid="00993d49" fo:background-color="transparent" style:font-size-asian="11pt" style:font-size-complex="11pt"/>
    </style:style>
    <style:style style:name="P225" style:family="paragraph" style:parent-style-name="Standard">
      <loext:graphic-properties draw:fill="none"/>
      <style:paragraph-properties fo:margin-left="2cm" fo:margin-right="0cm" style:line-height-at-least="0.503cm" fo:text-indent="0cm" style:auto-text-indent="false" fo:background-color="transparent"/>
      <style:text-properties fo:color="#000000" style:font-name="Liberation Serif" fo:font-size="11pt" fo:font-weight="normal" officeooo:rsid="00a0ff4e" officeooo:paragraph-rsid="00ba4975" fo:background-color="transparent" style:font-size-asian="11pt" style:font-size-complex="11pt"/>
    </style:style>
    <style:style style:name="P226" style:family="paragraph" style:parent-style-name="Standard" style:master-page-name="">
      <loext:graphic-properties draw:fill="none"/>
      <style:paragraph-properties fo:margin-left="2cm" fo:margin-right="0cm" style:line-height-at-least="0.503cm" fo:text-indent="0cm" style:auto-text-indent="false" style:page-number="auto" fo:background-color="transparent"/>
      <style:text-properties fo:color="#000000" style:font-name="Liberation Serif" fo:font-size="11pt" fo:font-weight="normal" officeooo:rsid="00b604f2" officeooo:paragraph-rsid="00b604f2" fo:background-color="transparent" style:font-size-asian="11pt" style:font-size-complex="11pt"/>
    </style:style>
    <style:style style:name="P227" style:family="paragraph" style:parent-style-name="Standard">
      <loext:graphic-properties draw:fill="none"/>
      <style:paragraph-properties fo:margin-left="2.101cm" fo:margin-right="0cm" style:line-height-at-least="0.503cm" fo:text-indent="0cm" style:auto-text-indent="false" fo:background-color="transparent"/>
      <style:text-properties fo:color="#000000" style:font-name="Liberation Serif" fo:font-size="11pt" fo:font-weight="normal" officeooo:rsid="00a0ff4e" officeooo:paragraph-rsid="00b604f2" fo:background-color="transparent" style:font-size-asian="11pt" style:font-size-complex="11pt"/>
    </style:style>
    <style:style style:name="P228" style:family="paragraph" style:parent-style-name="Standard" style:master-page-name="">
      <loext:graphic-properties draw:fill="none"/>
      <style:paragraph-properties fo:margin-left="2.101cm" fo:margin-right="0cm" style:line-height-at-least="0.503cm" fo:text-indent="0cm" style:auto-text-indent="false" style:page-number="auto" fo:background-color="transparent"/>
      <style:text-properties fo:color="#000000" style:font-name="Liberation Serif" fo:font-size="11pt" fo:font-weight="normal" officeooo:rsid="00b604f2" officeooo:paragraph-rsid="00b604f2" fo:background-color="transparent" style:font-size-asian="11pt" style:font-size-complex="11pt"/>
    </style:style>
    <style:style style:name="P229" style:family="paragraph" style:parent-style-name="Standard">
      <loext:graphic-properties draw:fill="none"/>
      <style:paragraph-properties fo:margin-left="0cm" fo:margin-right="0cm" style:line-height-at-least="0.503cm" fo:text-indent="0cm" style:auto-text-indent="false" fo:background-color="transparent"/>
      <style:text-properties fo:color="#000000" style:font-name="Liberation Serif" fo:font-size="11pt" fo:font-weight="normal" officeooo:rsid="00a0ff4e" officeooo:paragraph-rsid="00b604f2" fo:background-color="transparent" style:font-size-asian="11pt" style:font-size-complex="11pt"/>
    </style:style>
    <style:style style:name="P230" style:family="paragraph" style:parent-style-name="Standard">
      <loext:graphic-properties draw:fill="none"/>
      <style:paragraph-properties fo:margin-left="0cm" fo:margin-right="0cm" style:line-height-at-least="0.503cm" fo:text-indent="0cm" style:auto-text-indent="false" fo:background-color="transparent"/>
      <style:text-properties fo:color="#000000" style:font-name="Liberation Serif" fo:font-size="11pt" fo:font-weight="normal" officeooo:rsid="00a0ff4e" officeooo:paragraph-rsid="00bc88e7" fo:background-color="transparent" style:font-size-asian="11pt" style:font-size-complex="11pt"/>
    </style:style>
    <style:style style:name="T1" style:family="text">
      <style:text-properties style:text-underline-style="none"/>
    </style:style>
    <style:style style:name="T2" style:family="text">
      <style:text-properties style:text-underline-style="none" fo:font-weight="normal"/>
    </style:style>
    <style:style style:name="T3" style:family="text">
      <style:text-properties style:text-underline-style="none" fo:font-weight="normal" officeooo:rsid="00d44790"/>
    </style:style>
    <style:style style:name="T4" style:family="text">
      <style:text-properties style:text-underline-style="none" fo:font-weight="normal" officeooo:rsid="00d557b2"/>
    </style:style>
    <style:style style:name="T5" style:family="text">
      <style:text-properties style:text-underline-style="none" fo:font-weight="normal" officeooo:rsid="00d623f9"/>
    </style:style>
    <style:style style:name="T6" style:family="text">
      <style:text-properties style:text-underline-style="none" fo:font-weight="normal" officeooo:rsid="00df00e7"/>
    </style:style>
    <style:style style:name="T7" style:family="text">
      <style:text-properties style:text-underline-style="none" fo:font-weight="normal" officeooo:rsid="00dfe2e0"/>
    </style:style>
    <style:style style:name="T8" style:family="text">
      <style:text-properties style:text-underline-style="none" fo:font-weight="normal" officeooo:rsid="00e0c38f"/>
    </style:style>
    <style:style style:name="T9" style:family="text">
      <style:text-properties style:text-underline-style="none" fo:font-weight="normal" officeooo:rsid="00e0ef8c"/>
    </style:style>
    <style:style style:name="T10" style:family="text">
      <style:text-properties style:text-underline-style="none" fo:font-weight="normal" officeooo:rsid="00e775ca"/>
    </style:style>
    <style:style style:name="T11" style:family="text">
      <style:text-properties style:text-underline-style="none" officeooo:rsid="00be664e"/>
    </style:style>
    <style:style style:name="T12" style:family="text">
      <style:text-properties style:text-underline-style="none" officeooo:rsid="00bf0795"/>
    </style:style>
    <style:style style:name="T13" style:family="text">
      <style:text-properties style:text-underline-style="none" officeooo:rsid="00c143a4"/>
    </style:style>
    <style:style style:name="T14" style:family="text">
      <style:text-properties style:text-underline-style="none" officeooo:rsid="00c463d5"/>
    </style:style>
    <style:style style:name="T15" style:family="text">
      <style:text-properties style:text-underline-style="none" officeooo:rsid="0039b423"/>
    </style:style>
    <style:style style:name="T16" style:family="text">
      <style:text-properties fo:font-weight="normal"/>
    </style:style>
    <style:style style:name="T17" style:family="text">
      <style:text-properties fo:font-weight="normal" officeooo:rsid="006aac97"/>
    </style:style>
    <style:style style:name="T18" style:family="text">
      <style:text-properties fo:font-weight="normal" officeooo:rsid="00922a32"/>
    </style:style>
    <style:style style:name="T19" style:family="text">
      <style:text-properties fo:font-weight="normal" officeooo:rsid="0098be45"/>
    </style:style>
    <style:style style:name="T20" style:family="text">
      <style:text-properties fo:font-weight="normal" officeooo:rsid="00924cc3"/>
    </style:style>
    <style:style style:name="T21" style:family="text">
      <style:text-properties fo:font-weight="normal" officeooo:rsid="006beb50"/>
    </style:style>
    <style:style style:name="T22" style:family="text">
      <style:text-properties fo:font-weight="normal" officeooo:rsid="006dbd0f"/>
    </style:style>
    <style:style style:name="T23" style:family="text">
      <style:text-properties fo:font-weight="normal" officeooo:rsid="008031da"/>
    </style:style>
    <style:style style:name="T24" style:family="text">
      <style:text-properties fo:font-weight="normal" officeooo:rsid="0070da36"/>
    </style:style>
    <style:style style:name="T25" style:family="text">
      <style:text-properties fo:font-weight="normal" officeooo:rsid="0075de9d"/>
    </style:style>
    <style:style style:name="T26" style:family="text">
      <style:text-properties fo:font-weight="normal" officeooo:rsid="007ba12b"/>
    </style:style>
    <style:style style:name="T27" style:family="text">
      <style:text-properties fo:font-weight="normal" officeooo:rsid="00822e16"/>
    </style:style>
    <style:style style:name="T28" style:family="text">
      <style:text-properties fo:font-weight="normal" officeooo:rsid="009552f3"/>
    </style:style>
    <style:style style:name="T29" style:family="text">
      <style:text-properties fo:font-weight="normal" officeooo:rsid="00847995"/>
    </style:style>
    <style:style style:name="T30" style:family="text">
      <style:text-properties fo:font-weight="normal" officeooo:rsid="00b0ee47"/>
    </style:style>
    <style:style style:name="T31" style:family="text">
      <style:text-properties fo:font-weight="normal" officeooo:rsid="00b4d7af"/>
    </style:style>
    <style:style style:name="T32" style:family="text">
      <style:text-properties fo:font-weight="normal" officeooo:rsid="009b3c7c"/>
    </style:style>
    <style:style style:name="T33" style:family="text">
      <style:text-properties fo:font-weight="normal" officeooo:rsid="00ba4975"/>
    </style:style>
    <style:style style:name="T34" style:family="text">
      <style:text-properties fo:font-weight="normal" officeooo:rsid="00ca2dcc"/>
    </style:style>
    <style:style style:name="T35" style:family="text">
      <style:text-properties fo:font-weight="normal" officeooo:rsid="00cfae1b"/>
    </style:style>
    <style:style style:name="T36" style:family="text">
      <style:text-properties fo:font-weight="normal" officeooo:rsid="00d557b2"/>
    </style:style>
    <style:style style:name="T37" style:family="text">
      <style:text-properties fo:font-weight="normal" officeooo:rsid="00d5da48"/>
    </style:style>
    <style:style style:name="T38" style:family="text">
      <style:text-properties fo:font-weight="normal" officeooo:rsid="00d623f9"/>
    </style:style>
    <style:style style:name="T39" style:family="text">
      <style:text-properties fo:font-weight="normal" officeooo:rsid="00d6bb07"/>
    </style:style>
    <style:style style:name="T40" style:family="text">
      <style:text-properties fo:font-weight="normal" officeooo:rsid="00d909e8"/>
    </style:style>
    <style:style style:name="T41" style:family="text">
      <style:text-properties fo:font-weight="normal" officeooo:rsid="00de19fa"/>
    </style:style>
    <style:style style:name="T42" style:family="text">
      <style:text-properties fo:font-weight="normal" officeooo:rsid="00df00e7"/>
    </style:style>
    <style:style style:name="T43" style:family="text">
      <style:text-properties fo:font-weight="normal" officeooo:rsid="00e0c38f"/>
    </style:style>
    <style:style style:name="T44" style:family="text">
      <style:text-properties fo:font-weight="normal" officeooo:rsid="00e0ef8c"/>
    </style:style>
    <style:style style:name="T45" style:family="text">
      <style:text-properties fo:font-weight="normal" officeooo:rsid="00e16c62"/>
    </style:style>
    <style:style style:name="T46" style:family="text">
      <style:text-properties fo:font-weight="normal" officeooo:rsid="00e2c165"/>
    </style:style>
    <style:style style:name="T47" style:family="text">
      <style:text-properties fo:font-weight="normal" officeooo:rsid="00e45fb1"/>
    </style:style>
    <style:style style:name="T48" style:family="text">
      <style:text-properties fo:font-weight="normal" officeooo:rsid="00e64432"/>
    </style:style>
    <style:style style:name="T49" style:family="text">
      <style:text-properties fo:font-weight="normal" officeooo:rsid="00ecc170"/>
    </style:style>
    <style:style style:name="T50" style:family="text">
      <style:text-properties fo:font-weight="normal" officeooo:rsid="00efa5ad"/>
    </style:style>
    <style:style style:name="T51" style:family="text">
      <style:text-properties fo:font-weight="normal" officeooo:rsid="00f02bfd"/>
    </style:style>
    <style:style style:name="T52" style:family="text">
      <style:text-properties fo:font-weight="normal" officeooo:rsid="00f04037"/>
    </style:style>
    <style:style style:name="T53" style:family="text">
      <style:text-properties fo:font-weight="normal" officeooo:rsid="00f214d8"/>
    </style:style>
    <style:style style:name="T54" style:family="text">
      <style:text-properties fo:font-weight="normal" officeooo:rsid="00f4035c"/>
    </style:style>
    <style:style style:name="T55" style:family="text">
      <style:text-properties fo:font-weight="normal" officeooo:rsid="00f57083"/>
    </style:style>
    <style:style style:name="T56" style:family="text">
      <style:text-properties fo:font-weight="normal" officeooo:rsid="00f799f4"/>
    </style:style>
    <style:style style:name="T57" style:family="text">
      <style:text-properties fo:font-weight="normal" officeooo:rsid="00f858dc"/>
    </style:style>
    <style:style style:name="T58" style:family="text">
      <style:text-properties fo:font-weight="normal" officeooo:rsid="00f8671e"/>
    </style:style>
    <style:style style:name="T59" style:family="text">
      <style:text-properties officeooo:rsid="0065a0de"/>
    </style:style>
    <style:style style:name="T60" style:family="text">
      <style:text-properties fo:color="#d4d4d4" style:font-name="Droid Sans Mono" fo:font-size="10.5pt" fo:font-weight="normal" fo:background-color="#1e1e1e" loext:char-shading-value="0"/>
    </style:style>
    <style:style style:name="T61" style:family="text">
      <style:text-properties fo:color="#d4d4d4" style:font-name="Droid Sans Mono" fo:font-size="10.5pt" fo:font-weight="normal" officeooo:rsid="00f858dc" fo:background-color="#1e1e1e" loext:char-shading-value="0"/>
    </style:style>
    <style:style style:name="T62" style:family="text">
      <style:text-properties fo:color="#d4d4d4" style:font-name="Droid Sans Mono" fo:font-size="10.5pt" fo:font-weight="normal" officeooo:rsid="00f8671e" fo:background-color="#1e1e1e" loext:char-shading-value="0"/>
    </style:style>
    <style:style style:name="T63" style:family="text">
      <style:text-properties style:font-name="Droid Sans Mono" fo:font-size="10.5pt" fo:font-weight="normal"/>
    </style:style>
    <style:style style:name="T64" style:family="text">
      <style:text-properties style:font-name="Droid Sans Mono" fo:font-size="10.5pt" fo:font-weight="normal" fo:background-color="#1e1e1e" loext:char-shading-value="0"/>
    </style:style>
    <style:style style:name="T65" style:family="text">
      <style:text-properties style:font-name="Droid Sans Mono" fo:font-size="10.5pt" fo:font-weight="normal" officeooo:rsid="00f858dc" fo:background-color="#1e1e1e" loext:char-shading-value="0"/>
    </style:style>
    <style:style style:name="T66" style:family="text">
      <style:text-properties style:font-name="Droid Sans Mono" fo:font-size="10.5pt" fo:font-weight="normal" officeooo:rsid="00f8671e" fo:background-color="#1e1e1e" loext:char-shading-value="0"/>
    </style:style>
    <style:style style:name="T67" style:family="text">
      <style:text-properties style:font-name="Droid Sans Mono" fo:font-size="10.5pt" fo:font-weight="normal" officeooo:rsid="00f799f4" fo:background-color="#1e1e1e" loext:char-shading-value="0" style:font-size-asian="11pt" style:font-size-complex="11pt"/>
    </style:style>
    <style:style style:name="T68" style:family="text">
      <style:text-properties style:font-name="Droid Sans Mono" fo:font-size="10.5pt" fo:font-weight="normal" officeooo:rsid="00f8671e" fo:background-color="#1e1e1e" loext:char-shading-value="0" style:font-size-asian="11pt" style:font-size-complex="11pt"/>
    </style:style>
    <style:style style:name="T69" style:family="text">
      <style:text-properties style:font-name="Droid Sans Mono" fo:font-size="10.5pt" fo:font-weight="normal" officeooo:rsid="00f858dc"/>
    </style:style>
    <style:style style:name="T70" style:family="text">
      <style:text-properties style:font-name="Droid Sans Mono" fo:font-size="10.5pt" fo:font-weight="normal" officeooo:rsid="00f8671e"/>
    </style:style>
    <style:style style:name="T71" style:family="text">
      <style:text-properties style:font-name="Droid Sans Mono" fo:font-size="10.5pt" fo:font-weight="normal" officeooo:rsid="00f799f4" style:font-size-asian="11pt" style:font-size-complex="11pt"/>
    </style:style>
    <style:style style:name="T72" style:family="text">
      <style:text-properties style:font-name="Droid Sans Mono" fo:font-size="10.5pt" fo:font-weight="normal" officeooo:rsid="00f799f4" style:font-size-asian="11pt" style:font-size-complex="11pt" fo:background-color="#ffffff"/>
    </style:style>
    <style:style style:name="T73" style:family="text">
      <style:text-properties style:font-name="Droid Sans Mono" fo:font-size="10.5pt" fo:font-weight="normal" officeooo:rsid="00f8671e" style:font-size-asian="11pt" style:font-size-complex="11pt"/>
    </style:style>
    <style:style style:name="T74" style:family="text">
      <style:text-properties style:font-name="Droid Sans Mono" fo:font-size="10.5pt" fo:font-weight="normal" officeooo:rsid="00f8671e" style:font-size-asian="11pt" style:font-size-complex="11pt" fo:background-color="#ffffff"/>
    </style:style>
    <style:style style:name="T75" style:family="text">
      <style:text-properties officeooo:rsid="00725d3f"/>
    </style:style>
    <style:style style:name="T76" style:family="text">
      <style:text-properties officeooo:rsid="007aa192"/>
    </style:style>
    <style:style style:name="T77" style:family="text">
      <style:text-properties officeooo:rsid="007ba12b"/>
    </style:style>
    <style:style style:name="T78" style:family="text">
      <style:text-properties officeooo:rsid="00847995"/>
    </style:style>
    <style:style style:name="T79" style:family="text">
      <style:text-properties officeooo:rsid="006e99c8"/>
    </style:style>
    <style:style style:name="T80" style:family="text">
      <style:text-properties officeooo:rsid="0088291a"/>
    </style:style>
    <style:style style:name="T81" style:family="text">
      <style:text-properties officeooo:rsid="00898b69"/>
    </style:style>
    <style:style style:name="T82" style:family="text">
      <style:text-properties officeooo:rsid="008f7643"/>
    </style:style>
    <style:style style:name="T83" style:family="text">
      <style:text-properties officeooo:rsid="0090f55d"/>
    </style:style>
    <style:style style:name="T84" style:family="text">
      <style:text-properties officeooo:rsid="00922a32"/>
    </style:style>
    <style:style style:name="T85" style:family="text">
      <style:text-properties officeooo:rsid="00924cc3"/>
    </style:style>
    <style:style style:name="T86" style:family="text">
      <style:text-properties officeooo:rsid="00952494"/>
    </style:style>
    <style:style style:name="T87" style:family="text">
      <style:text-properties officeooo:rsid="009552f3"/>
    </style:style>
    <style:style style:name="T88" style:family="text">
      <style:text-properties officeooo:rsid="00972b32"/>
    </style:style>
    <style:style style:name="T89" style:family="text">
      <style:text-properties officeooo:rsid="0098be45"/>
    </style:style>
    <style:style style:name="T90" style:family="text">
      <style:text-properties officeooo:rsid="00993d49"/>
    </style:style>
    <style:style style:name="T91" style:family="text">
      <style:text-properties officeooo:rsid="009b3c7c"/>
    </style:style>
    <style:style style:name="T92" style:family="text">
      <style:text-properties officeooo:rsid="009b61d7"/>
    </style:style>
    <style:style style:name="T93" style:family="text">
      <style:text-properties officeooo:rsid="009cb531"/>
    </style:style>
    <style:style style:name="T94" style:family="text">
      <style:text-properties officeooo:rsid="009f3d0d"/>
    </style:style>
    <style:style style:name="T95" style:family="text">
      <style:text-properties officeooo:rsid="00a0ff4e"/>
    </style:style>
    <style:style style:name="T96" style:family="text">
      <style:text-properties officeooo:rsid="008031da"/>
    </style:style>
    <style:style style:name="T97" style:family="text">
      <style:text-properties officeooo:rsid="0082a175"/>
    </style:style>
    <style:style style:name="T98" style:family="text">
      <style:text-properties officeooo:rsid="00a8f418"/>
    </style:style>
    <style:style style:name="T99" style:family="text">
      <style:text-properties officeooo:rsid="00aa66e5"/>
    </style:style>
    <style:style style:name="T100" style:family="text">
      <style:text-properties officeooo:rsid="00ab9604"/>
    </style:style>
    <style:style style:name="T101" style:family="text">
      <style:text-properties officeooo:rsid="00ac27d5"/>
    </style:style>
    <style:style style:name="T102" style:family="text">
      <style:text-properties fo:color="#ce9178" style:font-name="Droid Sans Mono" fo:font-size="10.5pt" fo:font-weight="normal"/>
    </style:style>
    <style:style style:name="T103" style:family="text">
      <style:text-properties fo:color="#ce9178" style:font-name="Droid Sans Mono" fo:font-size="10.5pt" fo:font-weight="normal" fo:background-color="#1e1e1e" loext:char-shading-value="0"/>
    </style:style>
    <style:style style:name="T104" style:family="text">
      <style:text-properties fo:color="#569cd6"/>
    </style:style>
    <style:style style:name="T105" style:family="text">
      <style:text-properties fo:color="#569cd6" style:font-name="Droid Sans Mono" fo:font-size="10.5pt" fo:font-weight="normal"/>
    </style:style>
    <style:style style:name="T106" style:family="text">
      <style:text-properties fo:color="#569cd6" style:font-name="Droid Sans Mono" fo:font-size="10.5pt" fo:font-weight="normal" fo:background-color="#1e1e1e" loext:char-shading-value="0"/>
    </style:style>
    <style:style style:name="T107" style:family="text">
      <style:text-properties fo:color="#dcdcaa"/>
    </style:style>
    <style:style style:name="T108" style:family="text">
      <style:text-properties fo:color="#dcdcaa" style:font-name="Droid Sans Mono" fo:font-size="10.5pt" fo:font-weight="normal"/>
    </style:style>
    <style:style style:name="T109" style:family="text">
      <style:text-properties fo:color="#dcdcaa" style:font-name="Droid Sans Mono" fo:font-size="10.5pt" fo:font-weight="normal" fo:background-color="#1e1e1e" loext:char-shading-value="0"/>
    </style:style>
    <style:style style:name="T110" style:family="text">
      <style:text-properties fo:color="#dcdcaa" style:font-name="Droid Sans Mono" fo:font-size="10.5pt" fo:font-weight="normal" officeooo:rsid="00f858dc" fo:background-color="#1e1e1e" loext:char-shading-value="0"/>
    </style:style>
    <style:style style:name="T111" style:family="text">
      <style:text-properties fo:color="#dcdcaa" style:font-name="Droid Sans Mono" fo:font-size="10.5pt" fo:font-weight="normal" officeooo:rsid="00f8671e" fo:background-color="#1e1e1e" loext:char-shading-value="0"/>
    </style:style>
    <style:style style:name="T112" style:family="text">
      <style:text-properties officeooo:rsid="00ae18c9"/>
    </style:style>
    <style:style style:name="T113" style:family="text">
      <style:text-properties officeooo:rsid="00af2da4"/>
    </style:style>
    <style:style style:name="T114" style:family="text">
      <style:text-properties officeooo:rsid="00b0ee47"/>
    </style:style>
    <style:style style:name="T115" style:family="text">
      <style:text-properties officeooo:rsid="00b12861"/>
    </style:style>
    <style:style style:name="T116" style:family="text">
      <style:text-properties officeooo:rsid="00b4d7af"/>
    </style:style>
    <style:style style:name="T117" style:family="text">
      <style:text-properties officeooo:rsid="00b57b02"/>
    </style:style>
    <style:style style:name="T118" style:family="text">
      <style:text-properties officeooo:rsid="00b604f2"/>
    </style:style>
    <style:style style:name="T119" style:family="text">
      <style:text-properties officeooo:rsid="00b61b7d"/>
    </style:style>
    <style:style style:name="T120" style:family="text">
      <style:text-properties officeooo:rsid="00b62dba"/>
    </style:style>
    <style:style style:name="T121" style:family="text">
      <style:text-properties officeooo:rsid="00b7c047"/>
    </style:style>
    <style:style style:name="T122" style:family="text">
      <style:text-properties officeooo:rsid="00ba4975"/>
    </style:style>
    <style:style style:name="T123" style:family="text">
      <style:text-properties officeooo:rsid="00bc88e7"/>
    </style:style>
    <style:style style:name="T124" style:family="text">
      <style:text-properties officeooo:rsid="00be555e"/>
    </style:style>
    <style:style style:name="T125" style:family="text">
      <style:text-properties officeooo:rsid="00be664e"/>
    </style:style>
    <style:style style:name="T126" style:family="text">
      <style:text-properties officeooo:rsid="00c010ff"/>
    </style:style>
    <style:style style:name="T127" style:family="text">
      <style:text-properties officeooo:rsid="00c59a57"/>
    </style:style>
    <style:style style:name="T128" style:family="text">
      <style:text-properties fo:color="#c586c0" style:font-name="Droid Sans Mono" fo:font-size="10.5pt" fo:font-weight="normal"/>
    </style:style>
    <style:style style:name="T129" style:family="text">
      <style:text-properties fo:color="#b5cea8" style:font-name="Droid Sans Mono" fo:font-size="10.5pt" fo:font-weight="normal"/>
    </style:style>
    <style:style style:name="T130" style:family="text">
      <style:text-properties officeooo:rsid="00d21115"/>
    </style:style>
    <style:style style:name="T131" style:family="text">
      <style:text-properties officeooo:rsid="00d3c9fa"/>
    </style:style>
    <style:style style:name="T132" style:family="text">
      <style:text-properties officeooo:rsid="00d89777"/>
    </style:style>
    <style:style style:name="T133" style:family="text">
      <style:text-properties officeooo:rsid="00d909e8"/>
    </style:style>
    <style:style style:name="T134" style:family="text">
      <style:text-properties officeooo:rsid="00c463d5"/>
    </style:style>
    <style:style style:name="T135" style:family="text">
      <style:text-properties officeooo:rsid="00d0ff0b"/>
    </style:style>
    <style:style style:name="T136" style:family="text">
      <style:text-properties officeooo:rsid="00cfae1b"/>
    </style:style>
    <style:style style:name="T137" style:family="text">
      <style:text-properties officeooo:rsid="00d44790"/>
    </style:style>
    <style:style style:name="T138" style:family="text">
      <style:text-properties officeooo:rsid="00d623f9"/>
    </style:style>
    <style:style style:name="T139" style:family="text">
      <style:text-properties officeooo:rsid="00de19fa"/>
    </style:style>
    <style:style style:name="T140" style:family="text">
      <style:text-properties fo:color="#6a9955" style:font-name="Droid Sans Mono" fo:font-size="10.5pt" fo:font-weight="normal"/>
    </style:style>
    <style:style style:name="T141" style:family="text">
      <style:text-properties fo:color="#6a9955" style:font-name="Droid Sans Mono" fo:font-size="10.5pt" fo:font-weight="normal" fo:background-color="#1e1e1e" loext:char-shading-value="0"/>
    </style:style>
    <style:style style:name="T142" style:family="text">
      <style:text-properties fo:color="#6a9955" style:font-name="Droid Sans Mono" fo:font-size="10.5pt" fo:font-weight="normal" officeooo:rsid="00f858dc" fo:background-color="#1e1e1e" loext:char-shading-value="0"/>
    </style:style>
    <style:style style:name="T143" style:family="text">
      <style:text-properties fo:color="#6a9955" style:font-name="Droid Sans Mono" fo:font-size="10.5pt" fo:font-weight="normal" officeooo:rsid="00f799f4" fo:background-color="#1e1e1e" loext:char-shading-value="0" style:font-size-asian="11pt" style:font-size-complex="11pt"/>
    </style:style>
    <style:style style:name="T144" style:family="text">
      <style:text-properties fo:color="#6a9955" style:font-name="Droid Sans Mono" fo:font-size="10.5pt" fo:font-weight="normal" officeooo:rsid="00f8671e" fo:background-color="#1e1e1e" loext:char-shading-value="0" style:font-size-asian="11pt" style:font-size-complex="11pt"/>
    </style:style>
    <style:style style:name="T145" style:family="text">
      <style:text-properties fo:color="#6a9955" style:font-name="Droid Sans Mono" fo:font-size="10.5pt" fo:font-weight="normal" officeooo:rsid="00f8671e" fo:background-color="#1e1e1e" loext:char-shading-value="0"/>
    </style:style>
    <style:style style:name="T146" style:family="text">
      <style:text-properties fo:font-size="10.5pt" fo:font-weight="normal"/>
    </style:style>
    <style:style style:name="T147" style:family="text">
      <style:text-properties fo:font-size="10.5pt" fo:font-weight="normal" officeooo:rsid="00f858dc"/>
    </style:style>
    <style:style style:name="T148" style:family="text">
      <style:text-properties fo:font-size="10.5pt" fo:font-weight="normal" officeooo:rsid="00f8671e"/>
    </style:style>
    <style:style style:name="T149" style:family="text">
      <style:text-properties fo:font-size="10.5pt" fo:font-weight="normal" officeooo:rsid="00f799f4" style:font-size-asian="11pt" style:font-size-complex="11pt"/>
    </style:style>
    <style:style style:name="T150" style:family="text">
      <style:text-properties fo:font-size="10.5pt" fo:font-weight="normal" officeooo:rsid="00f8671e" style:font-size-asian="11pt" style:font-size-complex="11pt"/>
    </style:style>
    <style:style style:name="T151" style:family="text">
      <style:text-properties officeooo:rsid="00e2c165"/>
    </style:style>
    <style:style style:name="T152" style:family="text">
      <style:text-properties officeooo:rsid="00e45fb1"/>
    </style:style>
    <style:style style:name="T153" style:family="text">
      <style:text-properties officeooo:rsid="00df00e7"/>
    </style:style>
    <style:style style:name="T154" style:family="text">
      <style:text-properties officeooo:rsid="00dfe2e0"/>
    </style:style>
    <style:style style:name="T155" style:family="text">
      <style:text-properties officeooo:rsid="00e64432"/>
    </style:style>
    <style:style style:name="T156" style:family="text">
      <style:text-properties officeooo:rsid="0070da36"/>
    </style:style>
    <style:style style:name="T157" style:family="text">
      <style:text-properties officeooo:rsid="00e775ca"/>
    </style:style>
    <style:style style:name="T158" style:family="text">
      <style:text-properties fo:color="#000000" style:font-name="Liberation Serif" fo:font-size="11pt" fo:font-weight="normal" fo:background-color="transparent" loext:char-shading-value="0" style:font-size-asian="11pt" style:font-size-complex="11pt"/>
    </style:style>
    <style:style style:name="T159" style:family="text">
      <style:text-properties fo:color="#000000" style:font-name="Liberation Serif" fo:font-size="11pt" fo:font-weight="normal" officeooo:rsid="00ecc170" fo:background-color="transparent" loext:char-shading-value="0" style:font-size-asian="11pt" style:font-size-complex="11pt"/>
    </style:style>
    <style:style style:name="T160" style:family="text">
      <style:text-properties officeooo:rsid="00ecc170"/>
    </style:style>
    <style:style style:name="T161" style:family="text">
      <style:text-properties fo:color="#d7ba7d" style:font-name="Droid Sans Mono" fo:font-size="10.5pt" fo:font-weight="normal"/>
    </style:style>
    <style:style style:name="T162" style:family="text">
      <style:text-properties fo:color="#f44747" style:font-name="Droid Sans Mono" fo:font-size="10.5pt" fo:font-weight="normal"/>
    </style:style>
    <style:style style:name="T163" style:family="text">
      <style:text-properties officeooo:rsid="00f799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O</text:p>
      <text:p text:style-name="P50"/>
      <text:p text:style-name="P51">SOLO <text:span text:style-name="T124">PHP (modelos y controladores</text:span> <text:span text:style-name="T124">)</text:span></text:p>
      <text:p text:style-name="P50"/>
      <text:p text:style-name="P52">ELEMENTO VIRTUAL</text:p>
      <text:list xml:id="list2687494115054445461" text:style-name="L1">
        <text:list-item>
          <text:p text:style-name="P58">leerSectorElementoVirtual</text:p>
          <text:p text:style-name="P63">argumentos: subsector, clase, instalacion, f1, f2, nemo, tipo</text:p>
          <text:p text:style-name="P88"><text:span text:style-name="T126">L</text:span>ee <text:span text:style-name="T125">de la tabla “elementosvirtuales” </text:span>los diferentes valores de<text:span text:style-name="T125">l tdato</text:span> <text:span text:style-name="T125">(</text:span>sector<text:span text:style-name="T125">)</text:span>, donde <text:span text:style-name="T125">el valor de los tdatos (subsector, clase, instalacion, f1, f2 y nemo) sea igual a los valores de los argumentos (subsector, clase, instalacion, f1, f2 y nemo). </text:span></text:p>
        </text:list-item>
      </text:list>
      <text:p text:style-name="P96">* se llama desde el combo de sector de la pantalla de crear elemento virtual</text:p>
      <text:p text:style-name="P96"/>
      <text:list xml:id="list130016311251094" text:continue-numbering="true" text:style-name="L1">
        <text:list-item>
          <text:p text:style-name="P59">leerSubsectorElementoVirtual </text:p>
          <text:p text:style-name="P64">argumentos: sector, clase, instalacion, f1, f2, nemo, tipo</text:p>
          <text:p text:style-name="P60"><text:span text:style-name="T126">L</text:span>ee <text:span text:style-name="T125">de la tabla “elementosvirtuales” </text:span>los diferentes valores de<text:span text:style-name="T125">l tdato</text:span> <text:span text:style-name="T125">(sub</text:span>sector<text:span text:style-name="T125">)</text:span>, donde <text:span text:style-name="T125">el valor de los tdatos (sector, clase, instalacion, f1, f2 y nemo) sea igual a los valores de los argumentos (sector, clase, instalacion, f1, f2 y nemo) </text:span></text:p>
        </text:list-item>
      </text:list>
      <text:p text:style-name="P96">* se llama desde el combo de subsector de la pantalla de crear elemento virtual</text:p>
      <text:p text:style-name="P96"/>
      <text:list xml:id="list130015449375174" text:continue-numbering="true" text:style-name="L1">
        <text:list-item>
          <text:p text:style-name="P62">leerClaseElementoVirtual </text:p>
          <text:p text:style-name="P62"><text:span text:style-name="T125">argumentos: sector, subsector, instalacion, f1, f2, nemo, tipo</text:span></text:p>
          <text:p text:style-name="P60"><text:span text:style-name="T126">L</text:span>ee <text:span text:style-name="T125">de la tabla “elementosvirtuales” </text:span>los diferentes valores de<text:span text:style-name="T125">l tdato</text:span> <text:span text:style-name="T125">(clase)</text:span>, donde <text:span text:style-name="T125">el valor de los tdatos (sector, subsector, instalacion, f1, f2 y nemo) sea igual a los valores de los argumentos (sector, subsector, instalacion, f1, f2 y nemo) </text:span></text:p>
        </text:list-item>
      </text:list>
      <text:p text:style-name="P96">* se llama desde el combo de clase de la pantalla de crear elemento virtual</text:p>
      <text:p text:style-name="P96"/>
      <text:list xml:id="list130016619822494" text:continue-numbering="true" text:style-name="L1">
        <text:list-item>
          <text:p text:style-name="P60">leerInstacionElementoVirtual </text:p>
          <text:p text:style-name="P64">argumentos: sector, subsector, clase, f1, f2, nemo, tipo</text:p>
          <text:p text:style-name="P60"><text:span text:style-name="T126">L</text:span>ee <text:span text:style-name="T125">de la tabla “elementosvirtuales” </text:span>los diferentes valores de<text:span text:style-name="T125">l tdato</text:span> <text:span text:style-name="T125">(instalacion)</text:span>, donde <text:span text:style-name="T125">el valor de los tdatos (sector, subsector, clase, f1, f2 y nemo) sea igual a los valores de los argumentos (sector, subsector, clase, f1, f2 y nemo) </text:span></text:p>
        </text:list-item>
      </text:list>
      <text:p text:style-name="P96">* se llama desde el combo de instalacion de la pantalla de crear elemento virtual</text:p>
      <text:p text:style-name="P96"/>
      <text:list xml:id="list130015359028109" text:continue-numbering="true" text:style-name="L1">
        <text:list-item>
          <text:p text:style-name="P60">leerF1ElementoVirtual </text:p>
          <text:p text:style-name="P64">argumentos: sector, subsector, clase, instalacion, f2, nemo, tipo</text:p>
          <text:p text:style-name="P60"><text:span text:style-name="T126">L</text:span>ee <text:span text:style-name="T125">de la tabla “elementosvirtuales” </text:span>los diferentes valores de<text:span text:style-name="T125">l tdato</text:span> <text:span text:style-name="T125">(f1)</text:span>, donde <text:span text:style-name="T125">el valor de los tdatos (sector, subsector, clase, instalacion, <text:s/>f2 y nemo) sea igual a los valores de los argumentos (sector, subsector, clase, instalacion, f2 y nemo) </text:span></text:p>
        </text:list-item>
      </text:list>
      <text:p text:style-name="P96">* se llama desde el combo de f1 de la pantalla de crear elemento virtual</text:p>
      <text:p text:style-name="P96"/>
      <text:list xml:id="list130015204325465" text:continue-numbering="true" text:style-name="L1">
        <text:list-item>
          <text:p text:style-name="P59">leerF2ElementoVirtual </text:p>
          <text:p text:style-name="P89"><text:span text:style-name="T11">argumentos: </text:span><text:span text:style-name="T12">sector, </text:span><text:span text:style-name="T11">subsector, clase, instalacion, f1, nemo, tipo</text:span></text:p>
          <text:p text:style-name="P60">lee <text:span text:style-name="T125">de la tabla “elementosvirtuales” </text:span>los diferentes valores de<text:span text:style-name="T125">l tdato</text:span> <text:span text:style-name="T125">(f2)</text:span>, donde <text:span text:style-name="T125">el valor de los tdatos (sector, subsector, clase, instalacion, f1 y nemo) sea igual a los valores de los argumentos (sector, subsector, clase, instalacion, f1 y nemo) </text:span></text:p>
        </text:list-item>
      </text:list>
      <text:p text:style-name="P97">* se llama desde el combo de f2 de la pantalla de crear elemento virtual</text:p>
      <text:p text:style-name="P97"><text:s/></text:p>
      <text:list xml:id="list130016907613736" text:continue-numbering="true" text:style-name="L1">
        <text:list-item>
          <text:p text:style-name="P60">leerNemoElementoVirtual </text:p>
          <text:p text:style-name="P64">argumentos: sector, subsector, clase, instalacion, f1, f2, tipo</text:p>
          <text:p text:style-name="P60">lee <text:span text:style-name="T125">de la tabla “elementosvirtuales” </text:span>los diferentes valores de<text:span text:style-name="T125">l tdato</text:span> <text:span text:style-name="T125">(nemo)</text:span>, donde <text:span text:style-name="T125">el valor de los tdatos (sector, subsector, clase, instalacion, f1 y f2) sea igual a los valores de los argumentos (sector, subsector, clase, instalacion, f1 y f2) </text:span></text:p>
        </text:list-item>
      </text:list>
      <text:p text:style-name="P98">* se llama desde el combo de nemo de la pantalla de elegir elemento virtual en crear operación</text:p>
      <text:p text:style-name="P96"/>
      <text:list xml:id="list130015665164705" text:continue-numbering="true" text:style-name="L1">
        <text:list-item>
          <text:p text:style-name="P59">leerDescripcionDeElementoVirtual</text:p>
          <text:p text:style-name="P65"><text:soft-page-break/>argumentos: idelementovirtual</text:p>
          <text:p text:style-name="P65">Lee de la tabla “elementosvirtuales” el valor del tdato (descripcion) donde el valor del tdato (_idelementosvirtuales) sea igual al valor del argumento (idelementovirtual)</text:p>
        </text:list-item>
      </text:list>
      <text:p text:style-name="P136"><text:span text:style-name="T13">* </text:span>se llama desde el boton + de la zona de mostrar elementos virtuales en crear operacion</text:p>
      <text:p text:style-name="P66"/>
      <text:list xml:id="list130017102989595" text:continue-numbering="true" text:style-name="L1">
        <text:list-item>
          <text:p text:style-name="P61">crearEstructura</text:p>
          <text:p text:style-name="P67">argumentos: subsector</text:p>
          <text:p text:style-name="P67">Crea la tabla “ft_”+subsector con la estructura: tdato, tipo, dato, nemo, tipotcaso, codigoev, codigoes y codigoop</text:p>
          <text:p text:style-name="P67"/>
        </text:list-item>
        <text:list-item>
          <text:p text:style-name="P67">leerTdatosFichaTecnica</text:p>
          <text:p text:style-name="P67">argumentos: subsector, codigoev</text:p>
          <text:p text:style-name="P90"><text:span text:style-name="T14">Lee de la tabla “ft_”+subsector los valores de los tdatos (</text:span>nemo,tdato,tipo,dato<text:span text:style-name="T134">) donde el valor de los tdatos (codigoev y tipotcaso) sea igual a los valores de los argumentos (codigoev y ‘virtual’)</text:span></text:p>
          <text:p text:style-name="P160"/>
        </text:list-item>
        <text:list-item>
          <text:p text:style-name="P67">leerTdatosFichaTecnicaES</text:p>
          <text:p text:style-name="P67">argumentos: subsector, codigoev</text:p>
          <text:p text:style-name="P67">Lee de la tabla “ft_”+subsector los valores de los tdatos (nemo,tdato,tipo) donde el valor de los tdatos (codigoev y tipotcaso) sea igual a los valores de los argumentos (codigoev y ‘sistema’)</text:p>
          <text:p text:style-name="P67"/>
        </text:list-item>
        <text:list-item>
          <text:p text:style-name="P67">crearCasoDatosEVFichaTecnica</text:p>
          <text:p text:style-name="P67">argumentos: subsector, idelemento, tdato, tipo, dato</text:p>
          <text:p text:style-name="P67">Crea caso en <text:span text:style-name="T127">la </text:span>tabla “ft_”+subsector escribiendo en los tdatos (codigoev, tdato, tipo, dato y tipotcaso) los valores de los argumentos (idelemento, tdato, tipo, dato y y ‘virtual’)</text:p>
          <text:p text:style-name="P67"/>
        </text:list-item>
        <text:list-item>
          <text:p text:style-name="P67">crearCasoTdatosESFichaTecnica</text:p>
          <text:p text:style-name="P68">argumentos: subsector, idelemento, tdato, dato</text:p>
          <text:p text:style-name="P161"><text:span text:style-name="T1">Crea caso en la tabla “ft_”+subsector escribiendo en los tdatos (codigoev, tdato, tipo y tipotcaso) los valores de los argumentos (idelemento, tdato, tipo y ‘sistema’)</text:span></text:p>
          <text:p text:style-name="P161"/>
        </text:list-item>
        <text:list-item>
          <text:p text:style-name="P163">leerElementosVirtualDeElementoSistema (no se esta utilizando por ahora)</text:p>
          <text:p text:style-name="P164">argumentos: codigoelementosistema</text:p>
          <text:p text:style-name="P163">Lee de la tabla “elementosvirtuales” los valores de los tdatos (_idelementosvirtuales, sector, subsector, clase, instalacion, f1, f2, nemo y descripcion) donde el valor del tdato (_idelementosvirtuales) sea igual al valor del tdato (codigoelementovirtual) de la tabla “elementossistema) y donde el valor del tdato (_idelementosistema) de la tabla “elementossistema” sea igual al valor del argumento codigoelementosistema.</text:p>
          <text:p text:style-name="P164"/>
        </text:list-item>
        <text:list-item>
          <text:p text:style-name="P92">LeerValoresElementoVirtual</text:p>
          <text:p text:style-name="P2"><text:span text:style-name="T34">argumentos: </text:span><text:span text:style-name="T16">sector, subsector, clase, instalacion, f1, f2, nemo, tipo</text:span></text:p>
          <text:p text:style-name="P4"><text:span text:style-name="T35">Lee de la tabla “elementosvirtuales” los valores de los tdatos (</text:span><text:span text:style-name="T16">_idelementosvirtuales, sector, subsector, clase, instalacion,f1,f2,nemo </text:span><text:span text:style-name="T35">y </text:span><text:span text:style-name="T16">descripcion</text:span><text:span text:style-name="T35">)</text:span><text:span text:style-name="T16"> <text:s/></text:span><text:span text:style-name="T35">donde <text:s/>los valores de los tdatos (sector, subsector, clase, instalacion, f1, f2 y nemo) sean igual a los valores de los argumentos (sector, subsector, clase, instalacion, f1, f2 y nemo)</text:span></text:p>
          <text:p text:style-name="P4"><text:span text:style-name="T35">*se llama desde el modificar o borrar elementovirtual en operacion </text:span></text:p>
          <text:p text:style-name="P165"/>
        </text:list-item>
        <text:list-item>
          <text:p text:style-name="P93">eliminarElementoVirtual</text:p>
          <text:p text:style-name="P3"><text:span text:style-name="T35">argumentos: </text:span><text:span text:style-name="T16">codigoelementovirtual</text:span></text:p>
          <text:p text:style-name="P165">Elimina de la tabla “elementosvirtuales” el caso donde el valor del tdato (_idelementosvirtuales) sea igual al valor del argumento (codigoelementovirtual)</text:p>
          <text:p text:style-name="P165">Elimina de la tabla “operaciones” los casos donde el valor del tdato (codigoelemento) sea igual al valor del argumento (codigoelementovirtual)</text:p>
          <text:p text:style-name="P165">Elimina de la tabla “elementossistema” los casos donde el valor del tdato (codigoelementovirtual) sea igual al valor del argumento (codigoelementovirtual)</text:p>
          <text:p text:style-name="P165">Elimina de la tabla “acciones” los casos donde el valor del tdato (codigoelemento) sea igual al valor del argumento (codigoelementovirtual)</text:p>
          <text:p text:style-name="P3"><text:span text:style-name="T35">* se llama desde el boton de eliminar </text:span><text:span text:style-name="T16">desde la zona de mostrar los elementos virtuales en crear operacion </text:span></text:p>
          <text:p text:style-name="P165"/>
        </text:list-item>
        <text:list-item>
          <text:p text:style-name="P94">modificarElementoVirtual</text:p>
          <text:p text:style-name="P94"><text:soft-page-break/><text:span text:style-name="T135">argumentos: </text:span>codigoelementovirtual, sector, subsector, clase, instalacion, f1, f2, nemo, <text:s/><text:span text:style-name="T135">y </text:span>descripcion)</text:p>
          <text:p text:style-name="P166">Escribe en la tabla “elementosvirtuales” en los tdatos (sector, subsector, clase, instalacion, f1, f2, nemo y descripcion) los valores de los argumentos (sector, subsector, clase, instalacion, f1, f2, nemo y descripcion) en el caso donde el valor del tdato (_idelementosvirtuales) sea igual al valor del argumento (codigoelementovirtual)</text:p>
          <text:p text:style-name="P166">Escribe en la tabla “operaciones” en el tdato (nemoelemento) el valor del argumento (sector, nemo) en el caso donde el valor del tdato (codigoelemento)sea igual al valor del argumento (codigoelementovirtual)</text:p>
          <text:p text:style-name="P166">Escribe en la tabla “elementossistema” en el tdato (nemoelementovirtual) el valor del argumento (sector, nemo) en el caso donde el valor del tdato (codigoelementovirtual)sea igual al valor del argumento (codigoelementovirtual)</text:p>
          <text:p text:style-name="P166">Escribe en la tabla “acciones” en el tdato (nemoelementovirtual) el valor del argumento (sector, nemo) en el caso donde el valor del tdato (codigoelementovirtual)sea igual al valor del argumento (codigoelementovirtual)</text:p>
          <text:p text:style-name="P166"><text:span text:style-name="T136">* se llama desde el boton de </text:span>modifica<text:span text:style-name="T136">r </text:span>desde la zona de mostrar los elementos virtuales en crear operacion </text:p>
        </text:list-item>
      </text:list>
      <text:p text:style-name="P162"/>
      <text:list xml:id="list130017285939745" text:continue-numbering="true" text:style-name="L1">
        <text:list-header>
          <text:p text:style-name="P91"/>
        </text:list-header>
        <text:list-item>
          <text:p text:style-name="P62">crearCasoTdatosFichaTecnica : </text:p>
          <text:p text:style-name="P95"><text:span text:style-name="T15">crea estructura de la tabla ficha tecnica</text:span></text:p>
          <text:p text:style-name="P95">crea un caso en tabla <text:span text:style-name="T155">ft_</text:span>subsector por cada valor de elemento virtual</text:p>
        </text:list-item>
      </text:list>
      <text:p text:style-name="P96">* se llama desde el boton ok de la pantalla de crear elemento virtual</text:p>
      <text:p text:style-name="P96"/>
      <text:list xml:id="list130016637761445" text:continue-numbering="true" text:style-name="L1">
        <text:list-item>
          <text:p text:style-name="P62">leerDescripcionDeElementoVirtualElegida: </text:p>
          <text:p text:style-name="P62">lee la descripcion del elemento virtual correspondiente al idelemento</text:p>
        </text:list-item>
      </text:list>
      <text:p text:style-name="P96">* se llama desde el boton + de la zona de mostrar elementos virtuales en crear operacion</text:p>
      <text:list xml:id="list130015507239779" text:continue-numbering="true" text:style-name="L1">
        <text:list-header>
          <text:p text:style-name="P59"/>
        </text:list-header>
      </text:list>
      <text:p text:style-name="P53"/>
      <text:p text:style-name="P54"/>
      <text:p text:style-name="P54">ACTIVIDAD</text:p>
      <text:list xml:id="list4062204502199345153" text:style-name="L2">
        <text:list-item>
          <text:p text:style-name="P69">leerF1Actividad : </text:p>
          <text:p text:style-name="P74">argumentos: f2, f3 y nemo</text:p>
          <text:p text:style-name="P69">lee <text:span text:style-name="T130">de la tabla “actividades” </text:span>los valores de<text:span text:style-name="T130">l tdato (</text:span>f1<text:span text:style-name="T130">)</text:span> donde <text:s/><text:span text:style-name="T130">los valores de los tdatos (f2, f3 y nemo) sea igual a los valores de los argumentos (f2, f3 y nemo)</text:span></text:p>
        </text:list-item>
      </text:list>
      <text:p text:style-name="P96">* se llama desde el combo de f1 de la actividad</text:p>
      <text:p text:style-name="P96"/>
      <text:list xml:id="list130015730212033" text:continue-numbering="true" text:style-name="L2">
        <text:list-item>
          <text:p text:style-name="P70">leerF2Actividad : <text:s/></text:p>
          <text:p text:style-name="P74">argumentos: f1, f3 y nemo</text:p>
          <text:p text:style-name="P69">lee <text:span text:style-name="T130">de la tabla “actividades” </text:span>los valores de<text:span text:style-name="T130">l tdato (</text:span>f<text:span text:style-name="T130">2)</text:span> donde <text:s/><text:span text:style-name="T130">los valores de los tdatos (f1, f3 y nemo) sea igual a los valores de los argumentos (f1, f3 y nemo)</text:span></text:p>
        </text:list-item>
      </text:list>
      <text:p text:style-name="P96">* se llama desde el combo de f2 de la actividad</text:p>
      <text:p text:style-name="P96"/>
      <text:list xml:id="list130016592891172" text:continue-numbering="true" text:style-name="L2">
        <text:list-item>
          <text:p text:style-name="P70">leerF3Actividad : <text:s/></text:p>
          <text:p text:style-name="P74">argumentos: f1, f2 y nemo</text:p>
          <text:p text:style-name="P69">lee <text:span text:style-name="T130">de la tabla “actividades” </text:span>los valores de<text:span text:style-name="T130">l tdato (</text:span>f<text:span text:style-name="T130">3)</text:span> donde <text:s/><text:span text:style-name="T130">los valores de los tdatos (f1, f2 y nemo) sea igual a los valores de los argumentos (f1, f2 y nemo)</text:span></text:p>
        </text:list-item>
      </text:list>
      <text:p text:style-name="P96">* se llama desde el combo de f3 de la actividad</text:p>
      <text:p text:style-name="P96"/>
      <text:list xml:id="list130016416403129" text:continue-numbering="true" text:style-name="L2">
        <text:list-item>
          <text:p text:style-name="P69">leerF4Actividad : <text:s/></text:p>
          <text:p text:style-name="P74">argumentos: f1, f2 y f3</text:p>
          <text:p text:style-name="P69">lee <text:span text:style-name="T130">de la tabla “actividades” </text:span>los valores de<text:span text:style-name="T130">l tdato (nemo)</text:span> donde <text:s/><text:span text:style-name="T130">los valores de los tdatos (f1, f2 y f3) sea igual a los valores de los argumentos (f1, f2 y f3)</text:span></text:p>
        </text:list-item>
      </text:list>
      <text:p text:style-name="P75">* se llama desde el combo de nemo de la actividad en crear operación</text:p>
      <text:p text:style-name="P99"/>
      <text:list xml:id="list130015381884488" text:continue-numbering="true" text:style-name="L2">
        <text:list-item>
          <text:p text:style-name="P69">leer<text:span text:style-name="T130">Descripcion</text:span>Actividad : <text:s/></text:p>
          <text:p text:style-name="P74">argumentos: f1, f2, f3 y f4</text:p>
          <text:p text:style-name="P69">lee <text:span text:style-name="T130">de la tabla “actividades” </text:span>los valores de<text:span text:style-name="T130">l tdato (descripcion)</text:span> donde <text:s/><text:span text:style-name="T130">los valores de los tdatos (f1, f2, f3 y nemo) sea igual a los valores de los argumentos (f1, f2, f3 y f4)</text:span></text:p>
        </text:list-item>
      </text:list>
      <text:p text:style-name="P76">* se llama desde el combo de <text:span text:style-name="T130">descripcion</text:span> de la actividad</text:p>
      <text:p text:style-name="P75"><text:soft-page-break/></text:p>
      <text:list xml:id="list130016801816164" text:continue-numbering="true" text:style-name="L2">
        <text:list-item>
          <text:p text:style-name="P69">leerClaseTecnico : </text:p>
          <text:p text:style-name="P74">argumentos:</text:p>
          <text:p text:style-name="P69">lee <text:span text:style-name="T130">de la tabla “equipos” </text:span>los diferentes valores de<text:span text:style-name="T130">l tdato (</text:span>clasetecnico<text:span text:style-name="T130">) donde los valores de los tdatos (codigoactividad y codigoequipo) sean igual a (‘-1’,’-1’) y el tdato (clasetecnico) tenga valor</text:span></text:p>
          <text:p text:style-name="P72">* se llama desde el combo de Tecnico en crear Equipo</text:p>
        </text:list-item>
      </text:list>
      <text:p text:style-name="P96"/>
      <text:list xml:id="list130017054549128" text:continue-numbering="true" text:style-name="L2">
        <text:list-item>
          <text:p text:style-name="P69">crearTecnico : </text:p>
          <text:p text:style-name="P74">argumentos: clasetecnico</text:p>
          <text:p text:style-name="P69">crea caso <text:span text:style-name="T130">en la tabla “equipos” escribiendo en el tdato (clasetecnico) el valor del argumento (clasetecnico)</text:span></text:p>
          <text:p text:style-name="P72">* se llama desde el boton de crear tecnico</text:p>
          <text:p text:style-name="P72"/>
        </text:list-item>
        <text:list-item>
          <text:p text:style-name="P69">leerCategoria : </text:p>
          <text:p text:style-name="P74">argumentos:</text:p>
          <text:p text:style-name="P69">lee <text:span text:style-name="T130">de la tabla “equipos” </text:span>los diferentes valores de<text:span text:style-name="T130">l tdato (</text:span>categoria<text:span text:style-name="T130">) donde el valor de los tdatos (codigoactividad y codigoequipo) sea igual a (‘-1’,’-1’) y el tdato (categoria) tenga valor.</text:span></text:p>
          <text:p text:style-name="P69">* se llama desde combo Categoria en crear Equipo</text:p>
          <text:p text:style-name="P69"/>
        </text:list-item>
        <text:list-item>
          <text:p text:style-name="P71">crearCategoria : </text:p>
          <text:p text:style-name="P77">argumentos: categoria</text:p>
          <text:p text:style-name="P71">crea caso <text:span text:style-name="T131">en tabla “equipos” escribiendo en el tdato (</text:span>categoria<text:span text:style-name="T131">)</text:span> <text:span text:style-name="T131">el valor del argumento (categoria)</text:span></text:p>
          <text:p text:style-name="P73">* se llama desde el boton de crear categoria</text:p>
          <text:p text:style-name="P73"/>
        </text:list-item>
        <text:list-item>
          <text:p text:style-name="P71">leerF1equipo : </text:p>
          <text:p text:style-name="P77">argumentos:</text:p>
          <text:p text:style-name="P71">lee <text:span text:style-name="T131">de la tabla “equipos” </text:span>los diferentes valores de<text:span text:style-name="T131">l tdato (</text:span>f1<text:span text:style-name="T131">)</text:span> <text:s/><text:span text:style-name="T131">donde el valor del tdato (codigoactividad) sea igual a (‘-1’).</text:span></text:p>
          <text:p text:style-name="P73">* se llama desde el combo F1 de crear equipos</text:p>
          <text:p text:style-name="P73"/>
        </text:list-item>
        <text:list-item>
          <text:p text:style-name="P71">leerNemoequipos : </text:p>
          <text:p text:style-name="P77">argumentos: </text:p>
          <text:p text:style-name="P71">lee <text:span text:style-name="T131">de la tabla “equipos” </text:span>los diferentes <text:span text:style-name="T131">valores del tdato (</text:span>nemo<text:span text:style-name="T131">) donde dicho tdato tenga valor</text:span></text:p>
          <text:p text:style-name="P73">* se llama desde el combo Nemo de crear equipos</text:p>
          <text:p text:style-name="P73"/>
        </text:list-item>
        <text:list-item>
          <text:p text:style-name="P69">leerEquipos : </text:p>
          <text:p text:style-name="P74">argumentos: </text:p>
          <text:p text:style-name="P69">lee <text:span text:style-name="T131">de la tabla “equipos” </text:span>los diferentes valores de <text:span text:style-name="T131">los tdatos (</text:span>f1, nemo, codigoequipo, tiempo y unidades<text:span text:style-name="T131">) donde los valores de los tdatos (codigoequipo y nemo) tengan valor y el tdato (clasetecnico) sea NULL. Agrupandolos por el tdato (nemo)</text:span></text:p>
          <text:p text:style-name="P77">tiempo: sec_to_time(SUM(time_to_sec((DATE_FORMAT(tiempo,'%H:%i')))))) <text:s/>as tiempo</text:p>
          <text:p text:style-name="P77">unidades: SUM(numerounidades) as unidad </text:p>
          <text:p text:style-name="P72">* se llama desde el combo de Equipos en crear Actividad</text:p>
          <text:p text:style-name="P137"/>
        </text:list-item>
        <text:list-item>
          <text:p text:style-name="P71">leerUnidadesEquipos : </text:p>
          <text:p text:style-name="P77">argumentos: codigoequipo</text:p>
          <text:p text:style-name="P71">lee <text:span text:style-name="T131">de la tabla “equipos” </text:span>los valores de <text:span text:style-name="T131">los tdatos (</text:span>clasetecnico, categoria, tiempo, numerounidades<text:span text:style-name="T131">) donde el valor del tdato (codigoequipo) sea igual al valor del argumento (codigoequipo) y donde el valor de los tdatos (clasetecnico, categoria, tiempo y numerounidades) tengan valor</text:span></text:p>
          <text:p text:style-name="P100">* se llama desde el boton +info de crear actividad</text:p>
        </text:list-item>
      </text:list>
      <text:p text:style-name="P131"/>
      <text:p text:style-name="P131"/>
      <text:p text:style-name="P131"/>
      <text:p text:style-name="P96"/>
      <text:p text:style-name="P96"/>
      <text:p text:style-name="P54"/>
      <text:p text:style-name="P55"><text:soft-page-break/>OPERACION</text:p>
      <text:list xml:id="list3723547824942711845" text:style-name="L3">
        <text:list-item>
          <text:p text:style-name="P78">leerOperacionesElementoVirtual</text:p>
          <text:p text:style-name="P78"><text:span text:style-name="T137">argumentos: </text:span>codigoelemento</text:p>
          <text:p text:style-name="P79">Lee de la tabla “operaciones” los valores de los tdatos (_idoperaciones, tipooperacion, codigoelemento, f1, f2, f3, descripcion, nemo, frecuencia, estado y DATE_FORMAT(o.tiempo,'%d %H:%i') as tiempo) <text:s/>y de la tabla “equipos” los valores de los tdatos (nemo, numerounidades, DATE_FORMAT(o.tiempo,'%d %H:%i') as tiempo y tiempo) donde el valor del tdato (codigoelemento) sea igual al valor del argumento (codigoelemento) y donde el valor de los tdatos (codigoequipo) de las tablas “operaciones” y “equipos” sean iguales, agrupandolo por el tdato (codigoactividad) de la tabla “operaciones”.</text:p>
          <text:p text:style-name="P79"/>
        </text:list-item>
        <text:list-item>
          <text:p text:style-name="P138">LeerOperacionesElementoVirtualAccionActiva</text:p>
          <text:p text:style-name="P5"><text:span text:style-name="T36">argumentos: </text:span><text:span text:style-name="T16">codigoelemento</text:span></text:p>
          <text:p text:style-name="P5"><text:span text:style-name="T36">Lee de la tabla “operaciones” los valores de los tdatos (_idoperaciones, tipooperacion, codigoelemento, f1, f2, f3, descripcion, nemo, frecuencia, estado y DATE_FORMAT(o.tiempo,'%d %H:%i') as tiempo) y de la tabla “equipos” los valores de los tdatos (nemo, numerounidades, DATE_FORMAT(e.tiempo,'%d %H:%i') as tiempo y tiempo) donde el valor de </text:span><text:span text:style-name="T37">los tdatos (_idoperaciones) y codigooperacion sean iguales y donde el tdato (codigoequipo) de las tablas “operaciones” y “equipos” sean iguales; donde el valor del tdato (codigoelemento) de la tabla</text:span><text:span text:style-name="T36"> “</text:span><text:span text:style-name="T37">operaciones” y el valor del tdato (codigoelementovirtual) de la tabla “elementossistema” sea igual al valor del argumento (codigoelemento)</text:span><text:span text:style-name="T36"> </text:span><text:span text:style-name="T37">agrupandolo por el tdato (codigooperacion) de la tabla “acciones”</text:span></text:p>
          <text:p text:style-name="P167"/>
        </text:list-item>
        <text:list-item>
          <text:p text:style-name="P139">leerOperacionesElementoVirtualFiltro</text:p>
          <text:p text:style-name="P6"><text:span text:style-name="T37">argumentos: </text:span><text:span text:style-name="T16">codigoelemento, tipooperacion, gama, codigoequipo</text:span></text:p>
          <text:p text:style-name="P42"><text:span text:style-name="T16">Lee de la tabla “operaciones” los valores de los tdatos ( _idoperaciones, tipooperacion, codigoelemento, f1, f2, f3, descripcion, nemo, frecuencia, estado y </text:span><text:span text:style-name="T3">DATE_FORMAT(o.tiempo,'%d %H:%i') as tiempo</text:span><text:span text:style-name="T2">) y de la tabla “equipos” los valores de los tdatos (nemo, numerounidades, </text:span><text:span text:style-name="T4">DATE_FORMAT(e.tiempo,'%d %H:%i') as tiempo y tiempo) </text:span><text:span text:style-name="T2">donde el valor de los tdatos (codigoelemento, tipooperacion, frecuencia, codigoequipo) </text:span><text:span text:style-name="T5">de la tabla “operaciones”</text:span><text:span text:style-name="T2"> sea igual a los valores de los argumentos (codigoelemento, tipooperacion, gama y codigoequipo) </text:span><text:span text:style-name="T5">y donde el valor del tdato (_idelementosvirtuales) de la tabla “elementosvirtuales” sea igual al tdato (codigoelemento) de la tabla “operaciones” y donde el valor de los tdatos (codigoequipo) de las tablas “operaciones” y “equipos” sean iguales. Agrupandolo por el tdato (codigoactividad) de la tabla “operaciones”.</text:span></text:p>
          <text:p text:style-name="P168">*si alguno de los argumentos excepto codigoelemento, no tiene valor sustituir por %</text:p>
          <text:p text:style-name="P168"/>
        </text:list-item>
        <text:list-item>
          <text:p text:style-name="P140">leerOperacionesElementoVirtualFiltroAccionActiva</text:p>
          <text:p text:style-name="P140"><text:span text:style-name="T138">argumentos: </text:span>codigoelemento, tipooperacion, gama, codigoequipo,codigoelementosistema</text:p>
          <text:p text:style-name="P43"><text:span text:style-name="T16">Lee de la tabla “</text:span><text:span text:style-name="T38">acciones” el valor del tdato (_idacciones), de la tabla </text:span><text:span text:style-name="T16">“operaciones” los valores de los tdatos ( _idoperaciones, tipooperacion, codigoelemento, f1, f2, f3, descripcion, nemo, frecuencia, estado y </text:span><text:span text:style-name="T3">DATE_FORMAT(o.tiempo,'%d %H:%i') as tiempo</text:span><text:span text:style-name="T2">) y de la tabla “equipos” los valores de los tdatos (nemo, numerounidades, </text:span><text:span text:style-name="T4">DATE_FORMAT(e.tiempo,'%d %H:%i') as tiempo y tiempo) </text:span><text:span text:style-name="T2">donde el valor de los tdatos (codigoelemento, tipooperacion, frecuencia, codigoequipo) </text:span><text:span text:style-name="T5">de la tabla “operaciones”</text:span><text:span text:style-name="T2"> sea igual a los valores de los argumentos (codigoelemento, tipooperacion, gama y codigoequipo) </text:span><text:span text:style-name="T5">y donde el valor del tdato (codigoelementovirtual) de la tabla “elementossistema” sea igual al tdato (codigoelemento) de la tabla “operaciones” y donde el valor de los tdatos (codigoequipo) de las tablas “operaciones” y “equipos” sean iguales. </text:span></text:p>
          <text:p text:style-name="P169">*si alguno de los argumentos excepto codigoelemento, no tiene valor sustituir por %</text:p>
          <text:p text:style-name="P140"/>
        </text:list-item>
        <text:list-item>
          <text:p text:style-name="P140">leerTiposGamasOperacion</text:p>
          <text:p text:style-name="P140"><text:span text:style-name="T138">argumentos: </text:span>codigoelemento, tipooperacion, gama, nemoequipo</text:p>
          <text:p text:style-name="P7"><text:span text:style-name="T38">Lee de la tabla “operaciones” los diferentes valores del tdato (frecuencia) </text:span><text:span text:style-name="T39">donde el valor de los tdatos (codigoelemento, tipooperacion, frecuencia) <text:s/>de la tabla “operaciones” sean igual a los valores de los argumentos (codigoelemento, tipooperacion, gama) y donde el valor de los tdatos (codigoequipo) de las tablas “equipos” y “operaciones” sean iguales</text:span></text:p>
          <text:p text:style-name="P141"/>
        </text:list-item>
        <text:list-item>
          <text:p text:style-name="P141">leerEquiposActividad</text:p>
          <text:p text:style-name="P8"><text:span text:style-name="T39">argumentos: </text:span><text:span text:style-name="T16">codigoelemento, tipooperacion </text:span><text:span text:style-name="T39">y </text:span><text:span text:style-name="T16">gama</text:span></text:p>
          <text:p text:style-name="P170">Lee de la tabla “equipos” los valores de los tdatos (codigoequipo, f1 y nemo) donde los valores de los tdatos (codigoelemento, tipooperacion y frecuencia) de la tabla “operaciones” sean igual a los valores de los <text:soft-page-break/>argumentos (codigoelemento, tipooperacion y gama) y donde el valor de los tdatos (codigoequipo) de las tablas “equipos” y “operaciones” sean iguales</text:p>
          <text:p text:style-name="P141"/>
        </text:list-item>
        <text:list-item>
          <text:p text:style-name="P141">leerTecnicosActividad</text:p>
          <text:p text:style-name="P8"><text:span text:style-name="T39">argumentos: </text:span><text:span text:style-name="T16">codigoelemento, tipooperacion </text:span><text:span text:style-name="T39">y</text:span><text:span text:style-name="T16"> gama</text:span></text:p>
          <text:p text:style-name="P170">Lee de la tabla “equipos” los valores de los tdatos (codigoequipo y tecnico) donde los valores de los tdatos (codigoelemento, tipooperacion y frecuencia) de la tabla “operaciones” sean igual a los valores de los argumentos (codigoelemento, tipooperacion y gama) y donde los valores de los tdatos (codigoequipo) de las tablas “equipos” y “operaciones” sean iguales</text:p>
          <text:p text:style-name="P141"/>
        </text:list-item>
        <text:list-item>
          <text:p text:style-name="P141">eliminarActividad</text:p>
          <text:p text:style-name="P8"><text:span text:style-name="T39">argumentos: <text:s/></text:span><text:span text:style-name="T16">codigoactividad</text:span></text:p>
          <text:p text:style-name="P170">Elimina de la tabla “actividades” el caso donde el valor del tdato (_idactividades) sea igual al valor del argumento (codigoactividad)</text:p>
          <text:p text:style-name="P170">Elimina de la tabla “operaciones” los casos donde el valor del tdato (codigoactividad) sea igual al valor del argumento (codigoactividad)</text:p>
          <text:p text:style-name="P170">Elimina de la tabla “acciones” los casos donde el valor del tdato (codigooperacion) sea igual al valor del argumento (codigoactividad)</text:p>
          <text:p text:style-name="P170"/>
        </text:list-item>
        <text:list-item>
          <text:p text:style-name="P142">leerActividadesPorFamilias</text:p>
          <text:p text:style-name="P142"><text:span text:style-name="T132">argumentos: </text:span>f1, f2, f3, nemo, frecuencia, estado, codigoequipo <text:span text:style-name="T132">y</text:span> descripcion</text:p>
          <text:p text:style-name="P142"><text:span text:style-name="T132">Lee de la tabla “actividades” los valores de los tdatos (_idactividades, f1, f2, f3, nemo, frecuencia, estado, </text:span>DATE_FORMAT(tiempo,'%d %H:%i') <text:span text:style-name="T132">y</text:span> descripcion<text:span text:style-name="T132">) donde los valores de los tdatos (f1, f2, f3, nemo, frecuencia, codigoequipo y descripcion) sean igual a los valores de los argumentos (f1, f2, f3, nemo, frecuencia, codigoequipo y descripcion) y lee de la tabla “equipos” los valores de los tdatos (nemoequipo, numerounidades y </text:span>DATE_FORMAT(tiempo,'%d %H:%i')<text:span text:style-name="T132">) donde el valor de los tdatos (codigoequipo) de las tablas “actividades” y “equipos” sean iguales agrupandolo por tdato (nemo) de la tabla “actividades”</text:span></text:p>
          <text:p text:style-name="P142"/>
        </text:list-item>
        <text:list-item>
          <text:p text:style-name="P143">modificarActividad</text:p>
          <text:p text:style-name="P143"><text:span text:style-name="T133">argumentos: </text:span>codigoactividad, f1, f2, f3, nemo, frecuencia, descripcion, estado <text:span text:style-name="T133">y </text:span>codigoequipo</text:p>
          <text:p text:style-name="P171">Lee de la tabla “equipos” los valores de los tdatos(tiempo y tiempohoras) donde el valor del tdato (codigoequipo) sea igual al valor del argumento (codigoequipo)</text:p>
          <text:p text:style-name="P9"><text:span text:style-name="T40">Escribe en la tabla “actividades” en los tdatos (f1, f2, f3, nemo, frecuencia, descripcion, </text:span><text:span text:style-name="T41">estado, </text:span><text:span text:style-name="T139">codigoequipo, tiempo y tiempototal) los valores de los argumentos y de los tdatos leidos (f1, f2, f3, nemo, frecuencia, descripcion, estado, codigoequipo, tiempo y tiempohoras) en el caso donde el valor del tdato (_idactividades) sea igual al valor del argumento (codigoactividad)</text:span></text:p>
          <text:p text:style-name="P44">Escribe en la tabla “operaciones” en los tdatos (f1, f2, f3, nemo, frecuencia, descripcion, estado, codigoequipo, tiempo y <text:s/>tiempototal) los valores de los argumentos y de los tdatos leidos (f1, f2, f3, nemo, frecuencia, descripcion, estado, codigoequipo, tiempo y tiempohoras) en los casos donde el valor del tdato (codigoactividad) sea igual al valor del argumento (codigoactividad)</text:p>
          <text:p text:style-name="P56"/>
        </text:list-item>
      </text:list>
      <text:p text:style-name="P51">ELEMENTO SISTEMA</text:p>
      <text:list xml:id="list3623433652890105996" text:style-name="L4">
        <text:list-item>
          <text:p text:style-name="P80">leerSistemaElementoSistemaFiltro</text:p>
          <text:p text:style-name="P80"><text:span text:style-name="T153">argumentos: </text:span>edificio, planta, area, f1, f2, nemo, codev</text:p>
          <text:p text:style-name="P84">Lee de la tabla “elementossistema” los diferentes valores del tdato (sistema) donde el valor de los tdatos (edificio, planta, area, f1, f2, nemo y codigoelementovirtual) sea igual a los valores de los argumentos (edificio, planta, area, f1, f2, nemo y codigoev)</text:p>
          <text:p text:style-name="P84"/>
        </text:list-item>
        <text:list-item>
          <text:p text:style-name="P155">leerEdificioElementoSistemaFiltro</text:p>
          <text:p text:style-name="P32"><text:span text:style-name="T42">argumentos: </text:span><text:span text:style-name="T16">sistemas, planta, area, f1, f2, nemo, codev</text:span></text:p>
          <text:p text:style-name="P84">Lee de la tabla “elementossistema” los diferentes valores del tdato (edificio) donde el valor de los tdatos (sistema, planta, area, f1, f2, nemo y codigoelementovirtual) sea igual a los valores de los argumentos (sistemas, planta, area, f1, f2, nemo y codigoev)</text:p>
          <text:p text:style-name="P155"/>
        </text:list-item>
        <text:list-item>
          <text:p text:style-name="P155">leerPlantaElementoSistemaFiltro</text:p>
          <text:p text:style-name="P80"><text:span text:style-name="T153">argumentos: sistemas, </text:span>edificio, area, f1, f2, nemo, codev</text:p>
          <text:p text:style-name="P84"><text:soft-page-break/>Lee de la tabla “elementossistema” los diferentes valores del tdato (planta) donde el valor de los tdatos (sistemas, edificio, area, f1, f2, nemo y codigoelementovirtual) sea igual a los valores de los argumentos (sistema, edificio, area, f1, f2, nemo y codigoev)</text:p>
          <text:p text:style-name="P84"/>
        </text:list-item>
        <text:list-item>
          <text:p text:style-name="P155">leerAreaElementoSistemaFiltro</text:p>
          <text:p text:style-name="P80"><text:span text:style-name="T153">argumentos: sistemas, </text:span>edificio, <text:span text:style-name="T154">planta</text:span>, f1, f2, nemo, codev</text:p>
          <text:p text:style-name="P32"><text:span text:style-name="T6">Lee de la tabla “elementossistema” los diferentes valores del tdato (</text:span><text:span text:style-name="T7">area</text:span><text:span text:style-name="T6">) donde el valor de los tdatos (sistemas, edificio, </text:span><text:span text:style-name="T7">planta</text:span><text:span text:style-name="T6">, f1, f2, nemo y codigoelementovirtual) sea igual a los valores de los argumentos (sistema, edificio, </text:span><text:span text:style-name="T7">planta</text:span><text:span text:style-name="T6">, f1, f2, nemo y codigoev)</text:span></text:p>
          <text:p text:style-name="P84"/>
        </text:list-item>
        <text:list-item>
          <text:p text:style-name="P156">leerF1ElementoSistemaFiltro</text:p>
          <text:p text:style-name="P81"><text:span text:style-name="T153">argumentos: sistemas, </text:span>edificio, <text:span text:style-name="T154">planta</text:span>, <text:span text:style-name="T154">area</text:span>, f2, nemo, codev</text:p>
          <text:p text:style-name="P33"><text:span text:style-name="T6">Lee de la tabla “elementossistema” los diferentes valores del tdato (</text:span><text:span text:style-name="T7">f1</text:span><text:span text:style-name="T6">) donde el valor de los tdatos (sistemas, edificio, </text:span><text:span text:style-name="T7">planta</text:span><text:span text:style-name="T6">, </text:span><text:span text:style-name="T7">area</text:span><text:span text:style-name="T6">, f2, nemo y codigoelementovirtual) sea igual a los valores de los argumentos (sistema, edificio, </text:span><text:span text:style-name="T7">planta</text:span><text:span text:style-name="T6">, </text:span><text:span text:style-name="T7">area</text:span><text:span text:style-name="T6">, f2, nemo y codigoev)</text:span></text:p>
          <text:p text:style-name="P85"/>
        </text:list-item>
        <text:list-item>
          <text:p text:style-name="P156">leerF2ElementoSistemaFiltro</text:p>
          <text:p text:style-name="P81"><text:span text:style-name="T153">argumentos: sistemas, </text:span>edificio, <text:span text:style-name="T154">planta</text:span>, <text:span text:style-name="T154">area</text:span>, f<text:span text:style-name="T154">1</text:span>, nemo, codev</text:p>
          <text:p text:style-name="P33"><text:span text:style-name="T6">Lee de la tabla “elementossistema” los diferentes valores del tdato (</text:span><text:span text:style-name="T7">f2</text:span><text:span text:style-name="T6">) donde el valor de los tdatos (sistemas, edificio, </text:span><text:span text:style-name="T7">planta</text:span><text:span text:style-name="T6">, </text:span><text:span text:style-name="T7">area</text:span><text:span text:style-name="T6">, f</text:span><text:span text:style-name="T7">1</text:span><text:span text:style-name="T6">, nemo y codigoelementovirtual) sea igual a los valores de los argumentos (sistema, edificio, </text:span><text:span text:style-name="T7">planta</text:span><text:span text:style-name="T6">, </text:span><text:span text:style-name="T7">area</text:span><text:span text:style-name="T6">, f</text:span><text:span text:style-name="T7">1</text:span><text:span text:style-name="T6">, nemo y codigoev)</text:span></text:p>
          <text:p text:style-name="P85"/>
        </text:list-item>
        <text:list-item>
          <text:p text:style-name="P156">leerNemoElementoSistemaFiltro</text:p>
          <text:p text:style-name="P81"><text:span text:style-name="T153">argumentos: sistemas, </text:span>edificio, <text:span text:style-name="T154">planta</text:span>, <text:span text:style-name="T154">area</text:span>, f<text:span text:style-name="T154">1</text:span>, <text:span text:style-name="T154">f2</text:span>, codev</text:p>
          <text:p text:style-name="P33"><text:span text:style-name="T6">Lee de la tabla “elementossistema” los diferentes valores del tdato (</text:span><text:span text:style-name="T7">nemo</text:span><text:span text:style-name="T6">) donde el valor de los tdatos (sistemas, edificio, </text:span><text:span text:style-name="T7">planta</text:span><text:span text:style-name="T6">, </text:span><text:span text:style-name="T7">area</text:span><text:span text:style-name="T6">, f</text:span><text:span text:style-name="T7">1</text:span><text:span text:style-name="T6">, </text:span><text:span text:style-name="T7">f2</text:span><text:span text:style-name="T6"> y codigoelementovirtual) sea igual a los valores de los argumentos (sistema, edificio, </text:span><text:span text:style-name="T7">planta</text:span><text:span text:style-name="T6">, </text:span><text:span text:style-name="T7">area</text:span><text:span text:style-name="T6">, f</text:span><text:span text:style-name="T7">1</text:span><text:span text:style-name="T6">, </text:span><text:span text:style-name="T7">f2</text:span><text:span text:style-name="T6"> y codigoev)</text:span></text:p>
          <text:p text:style-name="P85"/>
        </text:list-item>
        <text:list-item>
          <text:p text:style-name="P157">leerSistemaElementoSistema</text:p>
          <text:p text:style-name="P34"><text:span text:style-name="T43">argumentos: </text:span><text:span text:style-name="T16">edificio, planta, area, f1, f2, nemo</text:span></text:p>
          <text:p text:style-name="P34"><text:span text:style-name="T6">Lee de la tabla “elementossistema” los diferentes valores del tdato (</text:span><text:span text:style-name="T8">sistema</text:span><text:span text:style-name="T6">) donde el valor de los tdatos (edificio, </text:span><text:span text:style-name="T7">planta</text:span><text:span text:style-name="T6">, </text:span><text:span text:style-name="T7">area</text:span><text:span text:style-name="T6">, f</text:span><text:span text:style-name="T7">1</text:span><text:span text:style-name="T6">, </text:span><text:span text:style-name="T7">f2</text:span><text:span text:style-name="T6"> y </text:span><text:span text:style-name="T8">nemo</text:span><text:span text:style-name="T6">) sea igual a los valores de los argumentos (edificio, </text:span><text:span text:style-name="T7">planta</text:span><text:span text:style-name="T6">, </text:span><text:span text:style-name="T7">area</text:span><text:span text:style-name="T6">, f</text:span><text:span text:style-name="T7">1</text:span><text:span text:style-name="T6">, </text:span><text:span text:style-name="T7">f2</text:span><text:span text:style-name="T6"> y </text:span><text:span text:style-name="T8">nemo</text:span><text:span text:style-name="T6">)</text:span></text:p>
          <text:p text:style-name="P86"/>
        </text:list-item>
        <text:list-item>
          <text:p text:style-name="P157">leerEdificioElementoSistema</text:p>
          <text:p text:style-name="P34"><text:span text:style-name="T43">argumentos: sistemas</text:span><text:span text:style-name="T16">, planta, area, f1, f2, nemo</text:span></text:p>
          <text:p text:style-name="P48"><text:span text:style-name="T6">Lee de la tabla “elementossistema” los diferentes valores del tdato (</text:span><text:span text:style-name="T2">edificio</text:span><text:span text:style-name="T6">) donde el valor de los tdatos (</text:span><text:span text:style-name="T2">sistema</text:span><text:span text:style-name="T6">, </text:span><text:span text:style-name="T7">planta</text:span><text:span text:style-name="T6">, </text:span><text:span text:style-name="T7">area</text:span><text:span text:style-name="T6">, f</text:span><text:span text:style-name="T7">1</text:span><text:span text:style-name="T6">, </text:span><text:span text:style-name="T7">f2</text:span><text:span text:style-name="T6"> y </text:span><text:span text:style-name="T2">nemo</text:span><text:span text:style-name="T6">) sea igual a los valores de los argumentos (sistema, </text:span><text:span text:style-name="T7">planta</text:span><text:span text:style-name="T6">, </text:span><text:span text:style-name="T7">area</text:span><text:span text:style-name="T6">, f</text:span><text:span text:style-name="T7">1</text:span><text:span text:style-name="T6">, </text:span><text:span text:style-name="T7">f2</text:span><text:span text:style-name="T6"> y </text:span><text:span text:style-name="T2">nemo</text:span><text:span text:style-name="T6">)</text:span></text:p>
          <text:p text:style-name="P86"/>
        </text:list-item>
        <text:list-item>
          <text:p text:style-name="P157">leerPlantaElementoSistema</text:p>
          <text:p text:style-name="P34"><text:span text:style-name="T43">argumentos: sistemas</text:span><text:span text:style-name="T16">, </text:span><text:span text:style-name="T43">edificio</text:span><text:span text:style-name="T16">, area, f1, f2, nemo</text:span></text:p>
          <text:p text:style-name="P34"><text:span text:style-name="T6">Lee de la tabla “elementossistema” los diferentes valores del tdato (</text:span><text:span text:style-name="T8">planta</text:span><text:span text:style-name="T6">) donde el valor de los tdatos (</text:span><text:span text:style-name="T8">sistema</text:span><text:span text:style-name="T6">, </text:span><text:span text:style-name="T8">edificio</text:span><text:span text:style-name="T6">, </text:span><text:span text:style-name="T7">area</text:span><text:span text:style-name="T6">, f</text:span><text:span text:style-name="T7">1</text:span><text:span text:style-name="T6">, </text:span><text:span text:style-name="T7">f2</text:span><text:span text:style-name="T6"> y </text:span><text:span text:style-name="T8">nemo</text:span><text:span text:style-name="T6">) sea igual a los valores de los argumentos (sistema, </text:span><text:span text:style-name="T8">edificio</text:span><text:span text:style-name="T6">, </text:span><text:span text:style-name="T7">area</text:span><text:span text:style-name="T6">, f</text:span><text:span text:style-name="T7">1</text:span><text:span text:style-name="T6">, </text:span><text:span text:style-name="T7">f2</text:span><text:span text:style-name="T6"> y </text:span><text:span text:style-name="T8">nemo</text:span><text:span text:style-name="T6">)</text:span></text:p>
          <text:p text:style-name="P86"/>
        </text:list-item>
        <text:list-item>
          <text:p text:style-name="P34"><text:span text:style-name="T16">leerAreaElementoSistema</text:span></text:p>
          <text:p text:style-name="P34"><text:span text:style-name="T43">argumentos: sistemas</text:span><text:span text:style-name="T16">, </text:span><text:span text:style-name="T43">edificio</text:span><text:span text:style-name="T16">, </text:span><text:span text:style-name="T43">planta</text:span><text:span text:style-name="T16">, f1, f2, nemo</text:span></text:p>
          <text:p text:style-name="P34"><text:span text:style-name="T6">Lee de la tabla “elementossistema” los diferentes valores del tdato (</text:span><text:span text:style-name="T8">area</text:span><text:span text:style-name="T6">) donde el valor de los tdatos (</text:span><text:span text:style-name="T8">sistema</text:span><text:span text:style-name="T6">, </text:span><text:span text:style-name="T8">edificio</text:span><text:span text:style-name="T6">, </text:span><text:span text:style-name="T8">planta</text:span><text:span text:style-name="T6">, f</text:span><text:span text:style-name="T7">1</text:span><text:span text:style-name="T6">, </text:span><text:span text:style-name="T7">f2</text:span><text:span text:style-name="T6"> y </text:span><text:span text:style-name="T8">nemo</text:span><text:span text:style-name="T6">) sea igual a los valores de los argumentos (sistema, </text:span><text:span text:style-name="T8">edificio</text:span><text:span text:style-name="T6">, </text:span><text:span text:style-name="T8">plant</text:span><text:span text:style-name="T7">a</text:span><text:span text:style-name="T6">, f</text:span><text:span text:style-name="T7">1</text:span><text:span text:style-name="T6">, </text:span><text:span text:style-name="T7">f2</text:span><text:span text:style-name="T6"> y </text:span><text:span text:style-name="T8">nemo</text:span><text:span text:style-name="T6">)</text:span></text:p>
          <text:p text:style-name="P86"/>
        </text:list-item>
        <text:list-item>
          <text:p text:style-name="P158">leerF1ElementoSistema</text:p>
          <text:p text:style-name="P35"><text:span text:style-name="T43">argumentos: sistemas</text:span><text:span text:style-name="T16">, </text:span><text:span text:style-name="T43">edificio</text:span><text:span text:style-name="T16">, </text:span><text:span text:style-name="T43">planta</text:span><text:span text:style-name="T16">, </text:span><text:span text:style-name="T44">area</text:span><text:span text:style-name="T16">, f2, nemo</text:span></text:p>
          <text:p text:style-name="P35"><text:span text:style-name="T6">Lee de la tabla “elementossistema” los diferentes valores del tdato (</text:span><text:span text:style-name="T9">f1</text:span><text:span text:style-name="T6">) donde el valor de los tdatos (</text:span><text:span text:style-name="T8">sistema</text:span><text:span text:style-name="T6">, </text:span><text:span text:style-name="T8">edificio</text:span><text:span text:style-name="T6">, </text:span><text:span text:style-name="T8">planta</text:span><text:span text:style-name="T6">, </text:span><text:span text:style-name="T9">area</text:span><text:span text:style-name="T6">, </text:span><text:span text:style-name="T7">f2</text:span><text:span text:style-name="T6"> y </text:span><text:span text:style-name="T8">nemo</text:span><text:span text:style-name="T6">) sea igual a los valores de los argumentos (sistema, </text:span><text:span text:style-name="T8">edificio</text:span><text:span text:style-name="T6">, </text:span><text:span text:style-name="T8">plant</text:span><text:span text:style-name="T7">a</text:span><text:span text:style-name="T6">, </text:span><text:span text:style-name="T9">area</text:span><text:span text:style-name="T6">, </text:span><text:span text:style-name="T7">f2</text:span><text:span text:style-name="T6"> y </text:span><text:span text:style-name="T8">nemo</text:span><text:span text:style-name="T6">)</text:span></text:p>
        </text:list-item>
        <text:list-item>
          <text:p text:style-name="P158"><text:soft-page-break/>leerF2ElementoSistema</text:p>
          <text:p text:style-name="P35"><text:span text:style-name="T43">argumentos: sistemas</text:span><text:span text:style-name="T16">, </text:span><text:span text:style-name="T43">edificio</text:span><text:span text:style-name="T16">, </text:span><text:span text:style-name="T43">planta</text:span><text:span text:style-name="T16">, </text:span><text:span text:style-name="T44">area</text:span><text:span text:style-name="T16">, f</text:span><text:span text:style-name="T44">1</text:span><text:span text:style-name="T16">, nemo</text:span></text:p>
          <text:p text:style-name="P35"><text:span text:style-name="T6">Lee de la tabla “elementossistema” los diferentes valores del tdato (</text:span><text:span text:style-name="T9">f2</text:span><text:span text:style-name="T6">) donde el valor de los tdatos (</text:span><text:span text:style-name="T8">sistema</text:span><text:span text:style-name="T6">, </text:span><text:span text:style-name="T8">edificio</text:span><text:span text:style-name="T6">, </text:span><text:span text:style-name="T8">planta</text:span><text:span text:style-name="T6">, </text:span><text:span text:style-name="T9">area</text:span><text:span text:style-name="T6">, </text:span><text:span text:style-name="T7">f</text:span><text:span text:style-name="T9">1</text:span><text:span text:style-name="T6"> y </text:span><text:span text:style-name="T8">nemo</text:span><text:span text:style-name="T6">) sea igual a los valores de los argumentos (sistema, </text:span><text:span text:style-name="T8">edificio</text:span><text:span text:style-name="T6">, </text:span><text:span text:style-name="T8">plant</text:span><text:span text:style-name="T7">a</text:span><text:span text:style-name="T6">, </text:span><text:span text:style-name="T9">area</text:span><text:span text:style-name="T6">, </text:span><text:span text:style-name="T7">f</text:span><text:span text:style-name="T9">1</text:span><text:span text:style-name="T6"> y </text:span><text:span text:style-name="T8">nemo</text:span><text:span text:style-name="T6">)</text:span></text:p>
          <text:p text:style-name="P87"/>
          <text:p text:style-name="P159">leerValoresElementoSistema</text:p>
          <text:p text:style-name="P36"><text:span text:style-name="T45">argumentos: </text:span><text:span text:style-name="T16">sistema, edificio, <text:s/>planta, <text:s/>area, f1, f2, nemo, descripcion, tipo </text:span><text:span text:style-name="T45">y </text:span><text:span text:style-name="T16">ev)</text:span></text:p>
          <text:p text:style-name="P36"><text:span text:style-name="T45">Lee de la tabla “elementossistema” los valores de los tdatos (</text:span><text:span text:style-name="T16">_idelementossistema, sistema, edificio, planta, area, f1, f2, nemo </text:span><text:span text:style-name="T45">y </text:span><text:span text:style-name="T16">descripcion </text:span><text:span text:style-name="T45">) donde el valor de los tdatos (sistema, edificio, planta, area, f1, f2, nemo, codigoelementovirtual y descripcion) sea igual a los valores de los argumentos (sistema, edificio, planta, area, f1, f2, nemo, ev, y descripcion)</text:span></text:p>
        </text:list-item>
      </text:list>
      <text:p text:style-name="P213"/>
      <text:p text:style-name="P82">//PROGRAMA</text:p>
      <text:list xml:id="list7154635473848856872" text:style-name="L19">
        <text:list-item>
          <text:p text:style-name="P39"><text:span text:style-name="T10">l</text:span><text:span text:style-name="T16">eerPrograma()</text:span></text:p>
          <text:p text:style-name="P49"><text:span text:style-name="T46">Leer de la tabla “acciones” los valores de los tdatos (nemoprograma,_idacciones) donde el valor del tdato (tipotcaso) sea igual a “programa”</text:span></text:p>
          <text:p text:style-name="P49"><text:span text:style-name="T46"/></text:p>
        </text:list-item>
        <text:list-item>
          <text:p text:style-name="P39"><text:span text:style-name="T16">leervaloresProgramaelegido</text:span></text:p>
        </text:list-item>
      </text:list>
      <text:list xml:id="list130016601976094" text:continue-list="list3623433652890105996" text:style-name="L4">
        <text:list-header>
          <text:p text:style-name="P37"><text:span text:style-name="T46">argumentos: codigo</text:span></text:p>
          <text:p text:style-name="P37"><text:span text:style-name="T46">Lee de la tabla “acciones” los valores de los tdatos (fechainicio, fechafin, horainicio, horafin, tipoanotaciones) donde el valor del tdato (_idacciones) sea igual al argumento (codigo)</text:span></text:p>
        </text:list-header>
      </text:list>
      <text:p text:style-name="P38"/>
      <text:p text:style-name="P40"><text:span text:style-name="T157">SUBPROGRAMA</text:span></text:p>
      <text:list xml:id="list4778025915950903464" text:style-name="L20">
        <text:list-item>
          <text:p text:style-name="P41"><text:span text:style-name="T16">leerSubPrograma</text:span></text:p>
        </text:list-item>
      </text:list>
      <text:list xml:id="list130017354433308" text:continue-list="list130016601976094" text:style-name="L4">
        <text:list-header>
          <text:p text:style-name="P37"><text:span text:style-name="T46">argumentos:</text:span><text:span text:style-name="T16">nemoprograma</text:span></text:p>
          <text:p text:style-name="P37"><text:span text:style-name="T46">Lee de la tabla “acciones” los valores de los tdatos (nemosubprograma, _idacciones) donde el valor de los tdatos (nemoprograma y tipotcaso) sean igual a los valores de los argumentos (nemoprograma y ’subprograma’)</text:span></text:p>
        </text:list-header>
      </text:list>
      <text:p text:style-name="P96"/>
      <text:p text:style-name="P96">//RUTINA </text:p>
      <text:list xml:id="list5151278902602888642" text:style-name="L17">
        <text:list-item>
          <text:p text:style-name="P129">leervaloresRutinaelegido</text:p>
          <text:p text:style-name="P129"><text:span text:style-name="T151">argumentos: </text:span>codigo, codigoprograma, codigosubprograma</text:p>
          <text:p text:style-name="P16"><text:span text:style-name="T46">Lee de la tabla “acciones” los valores de los tdatos (fechainicio, fechafin, horainicio, horafin, desd</text:span><text:span text:style-name="T47">e, hasta, frecuencia, tareas y argumentos) donde los valores de los tdatos (codigoprograma, codigosubprograma e _idacciones) sea igual a los valores de los argumentos (codigoprograma, codigosubprograma y codigo)</text:span></text:p>
          <text:p text:style-name="P16"><text:span text:style-name="T47"/></text:p>
        </text:list-item>
        <text:list-item>
          <text:p text:style-name="P17"><text:span text:style-name="T16">leerRutina</text:span></text:p>
          <text:p text:style-name="P17"><text:span text:style-name="T47">argumentos: </text:span><text:span text:style-name="T16">codigoprograma </text:span><text:span text:style-name="T47">y </text:span><text:span text:style-name="T16">codigosubprograma</text:span></text:p>
          <text:p text:style-name="P17"><text:span text:style-name="T47">Lee de la tabla “acciones” los valores de los tdatos (nemorutina e _idacciones) donde los valores de los tdatos (codigoprograma, codigosubprograma y tipotcaso) sean igual a los valores de los argumentos (codigoprograma, codigosubprograma y ‘rutina’)</text:span></text:p>
        </text:list-item>
      </text:list>
      <text:p text:style-name="P10"/>
      <text:p text:style-name="P96">//OT </text:p>
      <text:list xml:id="list1474310841918334935" text:style-name="L18">
        <text:list-item>
          <text:p text:style-name="P130">leerFrecuenciasOT()</text:p>
          <text:p text:style-name="P130"><text:span text:style-name="T152">Lee de la tabla “acciones” los diferentes valores del tdato (frecuencia) donde los tdatos (frecuencia y codigoaccion) tengan valor</text:span></text:p>
          <text:p text:style-name="P130"/>
        </text:list-item>
        <text:list-item>
          <text:p text:style-name="P130">leerTecnicosOT ()</text:p>
          <text:p text:style-name="P130"><text:span text:style-name="T152">Lee de la tabla “acciones” los diferentes valores del tdato (tecnico) donde los tdatos (tecnico y codigoaccion) tengan valor</text:span></text:p>
          <text:p text:style-name="P130"/>
        </text:list-item>
        <text:list-item>
          <text:p text:style-name="P130">leerOTconfiltro</text:p>
          <text:p text:style-name="P130"><text:span text:style-name="T152">argumentos: </text:span>frecuencia, tecnico, codigoprograma <text:span text:style-name="T152">y </text:span>codigosubprograma</text:p>
          <text:p text:style-name="P130"><text:soft-page-break/><text:span text:style-name="T152">Lee de la tabla “acciones” los valores de los tdatos (_idacciones, nemoot, descripcionot, fechainicio, horainicio, fechafin, horafin y frecuencia) donde los valores de los tdatos (codigoprograma, codigosubprograma, frecuencia y tipotcaso) sean igual a los valores de los argumentos (codigoprograma, codigosubprograma, frecuencia y ‘ot’) y donde los valores de los tdatos (codigoot y codigoaccion) tengan valor</text:span></text:p>
        </text:list-item>
      </text:list>
      <text:p text:style-name="P135"/>
      <text:p text:style-name="P83">//INICIO FASES</text:p>
      <text:list xml:id="list6643522714206036490" text:style-name="L25">
        <text:list-item>
          <text:p text:style-name="P19"><text:span text:style-name="T16">leerFases</text:span></text:p>
          <text:p text:style-name="P20"><text:span text:style-name="T50">Lee de la tabla “acciones” los diferentes valores del tdato (nemofase) sonde el valor del tdato (tipotcaso) sea igual a (‘almacen fase’) y donde el tdato (nemofase) tenga valor</text:span></text:p>
          <text:p text:style-name="P20"><text:span text:style-name="T16"/></text:p>
        </text:list-item>
        <text:list-item>
          <text:p text:style-name="P20"><text:span text:style-name="T16">leerValoresGrupoFaseElegida</text:span></text:p>
          <text:p text:style-name="P20"><text:span text:style-name="T50">argumentos: </text:span><text:span text:style-name="T16">tipo</text:span></text:p>
          <text:p text:style-name="P20"><text:span text:style-name="T50">Lee de la tabla “acciones” los valores de los tdatos (</text:span><text:span text:style-name="T16">nemofase, nemoaviso, dias, horas, minutos, segundos, tareas </text:span><text:span text:style-name="T50">y </text:span><text:span text:style-name="T16">valores</text:span><text:span text:style-name="T50">) donde los valores de los tdatos (</text:span><text:span text:style-name="T16">nemogrupofases </text:span><text:span text:style-name="T50">y </text:span><text:span text:style-name="T16">tipotcaso</text:span><text:span text:style-name="T50">) sea igual al valor del argumento (tipo y</text:span><text:span text:style-name="T16"> 'almacen grupo fase'</text:span><text:span text:style-name="T50">)</text:span></text:p>
          <text:p text:style-name="P20"><text:span text:style-name="T50"/></text:p>
        </text:list-item>
        <text:list-item>
          <text:p text:style-name="P20"><text:span text:style-name="T16">leerValoresFaseElegida</text:span></text:p>
          <text:p text:style-name="P20"><text:span text:style-name="T50">argumentos: </text:span><text:span text:style-name="T16">tipo</text:span></text:p>
          <text:p text:style-name="P20"><text:span text:style-name="T50">Lee de la tabla “acciones” los valores de los tdatos (</text:span><text:span text:style-name="T16">nemoaviso, dias, horas, minutos, segundos, tareas </text:span><text:span text:style-name="T50">y </text:span><text:span text:style-name="T16">valores </text:span><text:span text:style-name="T50">) donde los valores de los tdatos (</text:span><text:span text:style-name="T16">nemofase </text:span><text:span text:style-name="T50">y </text:span><text:span text:style-name="T16">tipotcaso</text:span><text:span text:style-name="T50">) sea igual al valor del argumento (tipo y</text:span><text:span text:style-name="T16"> 'almacen fase'</text:span><text:span text:style-name="T50">)</text:span></text:p>
          <text:p text:style-name="P20"><text:span text:style-name="T50"/></text:p>
        </text:list-item>
        <text:list-item>
          <text:p text:style-name="P20"><text:span text:style-name="T16">leerAviso</text:span></text:p>
          <text:p text:style-name="P20"><text:span text:style-name="T50">Lee de la tabla “acciones” los diferentes valores del tdato (nemoaviso</text:span><text:span text:style-name="T51">) donde el valor del tdato (nemoaviso) tenga valor y el valor del tdato (tipotcaso) sea igual a (‘almacen aviso’)</text:span></text:p>
          <text:p text:style-name="P20"><text:span text:style-name="T51"/></text:p>
        </text:list-item>
        <text:list-item>
          <text:p text:style-name="P21"><text:span text:style-name="T16">leerValoresAvisoElegida</text:span></text:p>
          <text:p text:style-name="P21"><text:span text:style-name="T51">argumentos: </text:span><text:span text:style-name="T16">tipo</text:span></text:p>
          <text:p text:style-name="P21"><text:span text:style-name="T51">Lee de la tabla “acciones” los valores de los tdatos (</text:span><text:span text:style-name="T16">nemoaviso, dias, horas, minutos, segundos, tareas </text:span><text:span text:style-name="T51">y </text:span><text:span text:style-name="T16">valores </text:span><text:span text:style-name="T51">) donde los valores de los tdatos (</text:span><text:span text:style-name="T16">nemoaviso </text:span><text:span text:style-name="T51">y </text:span><text:span text:style-name="T16">tipotcaso</text:span><text:span text:style-name="T51">) sea igual al valor del argumento (tipo y </text:span><text:span text:style-name="T16">'almacen aviso'</text:span><text:span text:style-name="T51">)</text:span></text:p>
          <text:p text:style-name="P21"><text:span text:style-name="T51"/></text:p>
        </text:list-item>
        <text:list-item>
          <text:p text:style-name="P21"><text:span text:style-name="T16">leerValoresTiempo</text:span></text:p>
          <text:p text:style-name="P21"><text:span text:style-name="T51">Lee de la tabla “acciones” los diferentes valores de los tdatos (</text:span><text:span text:style-name="T16">dias, horas, minutos </text:span><text:span text:style-name="T51">y </text:span><text:span text:style-name="T16">segundos</text:span><text:span text:style-name="T51">) donde dichos tdatos tengan valor</text:span></text:p>
          <text:p text:style-name="P21"><text:span text:style-name="T51"/></text:p>
        </text:list-item>
        <text:list-item>
          <text:p text:style-name="P21"><text:span text:style-name="T16">leerTareas</text:span></text:p>
          <text:p text:style-name="P21"><text:span text:style-name="T16">Lee de la tabla “acciones” los diferentes valores del tdato (tareas) donde el valor del tdato (</text:span><text:span text:style-name="T51">ti</text:span><text:span text:style-name="T16">potcaso</text:span><text:span text:style-name="T51">) sea igual a (‘tareas’)</text:span></text:p>
          <text:p text:style-name="P21"><text:span text:style-name="T51"/></text:p>
        </text:list-item>
        <text:list-item>
          <text:p text:style-name="P21"><text:span text:style-name="T16">leerGrupoFases</text:span></text:p>
          <text:p text:style-name="P21"><text:span text:style-name="T51">Lee de la tabla “acciones” los diferentes valores del tdato (nemogrupofase) donde dicho tdato tenga valor y donde el valor del tdato (tipotcaso) sea igual a (‘</text:span><text:span text:style-name="T16">'almacen grupo fase'</text:span><text:span text:style-name="T51">)</text:span></text:p>
          <text:p text:style-name="P21"><text:span text:style-name="T51"/></text:p>
        </text:list-item>
        <text:list-item>
          <text:p text:style-name="P21"><text:span text:style-name="T16">leerArgumentos</text:span></text:p>
          <text:p text:style-name="P21"><text:span text:style-name="T51">argumentos: </text:span><text:span text:style-name="T16">tareas</text:span></text:p>
          <text:p text:style-name="P21"><text:span text:style-name="T51">Lee de la tabla “acciones” los diferentes valores del tdato (argumentos) donde los tdatos (nemogrupofases y codigoaccion) no tengan valor y donde el valor del tdato (tareas) sea igual al valor del argumento (tareas)</text:span></text:p>
          <text:p text:style-name="P21"><text:span text:style-name="T51"/></text:p>
        </text:list-item>
        <text:list-item>
          <text:p text:style-name="P21"><text:span text:style-name="T16">leerFrecuenciasOtAgrupante</text:span></text:p>
          <text:p text:style-name="P21"><text:span text:style-name="T51">argumentos: </text:span><text:span text:style-name="T16">frecuencia</text:span></text:p>
          <text:p text:style-name="P22"><text:soft-page-break/><text:span text:style-name="T51">Lee de la tabla “acciones” los diferentes valores del tdato (frecuencia) donde el valor del del tdato (frecuencia) tenga valor y donde el valor del tdato (_idacciones) sea menor o igual a los valores del tdato (_idacciones) donde el valor del del tdato (frecuencia) sea igual al valor del argumento (frecuencia) </text:span><text:span text:style-name="T52">y donde los tdatos (codigoelementovirtual, codigoelementosistema, codigooperacion , codigoaccion, codigoot y tipotcaso) no tengan valor</text:span></text:p>
          <text:p text:style-name="P22"><text:span text:style-name="T52"/></text:p>
        </text:list-item>
        <text:list-item>
          <text:p text:style-name="P22"><text:span text:style-name="T16">guardarValoresTiempoAlmacen</text:span></text:p>
          <text:p text:style-name="P22"><text:span text:style-name="T52">argumentos: </text:span><text:span text:style-name="T16">dias, horas, minutos, segundos, nemovalores</text:span></text:p>
          <text:p text:style-name="P22"><text:span text:style-name="T52">Crea un caso en la tabla “acciones” escribiendo en los tdatos </text:span><text:span text:style-name="T16">(dias, horas, minutos, segundos, nemovalores, valores </text:span><text:span text:style-name="T52">y </text:span><text:span text:style-name="T16">tipotcaso) </text:span><text:span text:style-name="T52">los valores de los argumentos (dias, horas, minutos, segundos, nemovalores, dias horas:minutos:segundos y </text:span><text:span text:style-name="T16">'almacen valores')</text:span></text:p>
          <text:p text:style-name="P22"><text:span text:style-name="T16"/></text:p>
        </text:list-item>
        <text:list-item>
          <text:p text:style-name="P22"><text:span text:style-name="T16">guardarAvisoAlmacen</text:span></text:p>
          <text:p text:style-name="P22"><text:span text:style-name="T52">argumentos: </text:span><text:span text:style-name="T16">nemo, dias, horas, minutos, segundos </text:span><text:span text:style-name="T52">y </text:span><text:span text:style-name="T16">tareas</text:span></text:p>
          <text:p text:style-name="P22"><text:span text:style-name="T52">Crea caso en la tabla “acciones” escribiendo en los tdatos </text:span><text:span text:style-name="T16">(nemoaviso, dias, horas, minutos, segundos, tareas, valores </text:span><text:span text:style-name="T52">y </text:span><text:span text:style-name="T16">tipotcaso) <text:s/></text:span><text:span text:style-name="T52">los valores de los argumentos (nemo, dias, horas, minutos, segundos, tareas, dias horas:minutos:segundos y </text:span><text:span text:style-name="T16">'almacen aviso');</text:span></text:p>
          <text:p text:style-name="P22"><text:span text:style-name="T16"/></text:p>
        </text:list-item>
        <text:list-item>
          <text:p text:style-name="P22"><text:span text:style-name="T16">guardarFaseAlmacen</text:span></text:p>
          <text:p text:style-name="P22"><text:span text:style-name="T52">argumentos: </text:span><text:span text:style-name="T16">nemo, dias, horas, minutos, segundos, tareas, nemofase</text:span></text:p>
          <text:p text:style-name="P22"><text:span text:style-name="T52">Crea caso en la tabla “acciones” escibiendo en los tdatos </text:span><text:span text:style-name="T16">(nemofase, nemoaviso, dias, horas, minutos, segundos, tareas, valores </text:span><text:span text:style-name="T52">y </text:span><text:span text:style-name="T16">tipotcaso) <text:s/></text:span><text:span text:style-name="T52">los valores de los argumentos (nemofase, nemo, dias, horas, minutos, segundos, tareas, dias horas:minutos:segundos y </text:span><text:span text:style-name="T16">'almacen fase');</text:span></text:p>
          <text:p text:style-name="P22"><text:span text:style-name="T16"/></text:p>
        </text:list-item>
        <text:list-item>
          <text:p text:style-name="P22"><text:span text:style-name="T16">guardarGrupoFase</text:span></text:p>
          <text:p text:style-name="P22"><text:span text:style-name="T52">argumentos: </text:span><text:span text:style-name="T16">nemo, dias, horas, minutos, segundos, tareas, nemogrupo, nemofase</text:span></text:p>
          <text:p text:style-name="P22"><text:span text:style-name="T52">Crea caso en la tabla “acciones” escribiendo en los tdatos </text:span><text:span text:style-name="T16">(nemofase, nemoaviso, valores, tareas, nemogrupofases, dias, horas, minutos, segundos </text:span><text:span text:style-name="T52">y </text:span><text:span text:style-name="T16">tipotcaso) <text:s/></text:span><text:span text:style-name="T52">los valores de los arguementos (</text:span><text:span text:style-name="T16">nemofase, nemo, dias horas:minutos:segundos, tareas, nemogrupo, dias., horas, minutos, segundos </text:span><text:span text:style-name="T52">y </text:span><text:span text:style-name="T16">'almacen grupo fase')</text:span></text:p>
          <text:p text:style-name="P22"><text:span text:style-name="T16"/></text:p>
        </text:list-item>
        <text:list-item>
          <text:p text:style-name="P23"><text:span text:style-name="T16">guardarGrupoFaseRutinaTcasoAlmacen</text:span></text:p>
          <text:p text:style-name="P23"><text:span text:style-name="T53">argumentos: </text:span><text:span text:style-name="T16">nemo, dias, horas, minutos, segundos, tareas, nemogrupo, nemofase </text:span><text:span text:style-name="T53">y </text:span><text:span text:style-name="T16">rutina</text:span></text:p>
          <text:p text:style-name="P23"><text:span text:style-name="T53">Crea caso en la tabla “acciones” escribiendo en los tdatos (</text:span><text:span text:style-name="T16">tipotcaso, nemofase, nemoaviso, valores, tareas, nemogrupofases </text:span><text:span text:style-name="T53">y </text:span><text:span text:style-name="T16">codigorutina) <text:s/></text:span><text:span text:style-name="T53">los valores de los argumentos </text:span><text:span text:style-name="T16">('fase rutina', nemofase, nemo, dias horas:minutos:segundos, tareas, nemogrupo </text:span><text:span text:style-name="T53">y </text:span><text:span text:style-name="T16">rutina)</text:span></text:p>
          <text:p text:style-name="P23"><text:span text:style-name="T53">si el valor de rutina es ‘0’ obtener el proximo valor del codigorutina para escribir este valor en el tdato (codigorutina)</text:span></text:p>
          <text:p text:style-name="P23"><text:span text:style-name="T53"/></text:p>
        </text:list-item>
        <text:list-item>
          <text:p text:style-name="P23"><text:span text:style-name="T16">guardarGrupoFaseOtTcasoAlmacen</text:span></text:p>
          <text:p text:style-name="P23"><text:span text:style-name="T53">argumentos: </text:span><text:span text:style-name="T16">nemo, dias, horas, minutos, segundos, tareas, nemogrupo, nemofase, ot</text:span></text:p>
          <text:p text:style-name="P23"><text:span text:style-name="T53">Crea caso en la tabla “acciones” escribiendo en los tdatos </text:span><text:span text:style-name="T16">(tipotcaso, nemofase, nemoaviso, valores, tareas, nemogrupofases </text:span><text:span text:style-name="T53">y </text:span><text:span text:style-name="T16">codigoot) <text:s/></text:span><text:span text:style-name="T53">los valores de los argumentos (</text:span><text:span text:style-name="T16">'fase ot',, nemofase, nemo, dias horas:minutos:segundos, tareas, nemogrupo </text:span><text:span text:style-name="T53">y </text:span><text:span text:style-name="T16">ot);</text:span></text:p>
          <text:p text:style-name="P23"><text:span text:style-name="T53">si el valor de ot es ‘0’ obtener el proximo valor del codigoot para escribir este valor en el tdato (codigoot)</text:span></text:p>
          <text:p text:style-name="P23"><text:span text:style-name="T53"/></text:p>
        </text:list-item>
        <text:list-item>
          <text:p text:style-name="P23"><text:span text:style-name="T16">guardarGrupoFaseRutinaTablaAcciones</text:span></text:p>
          <text:p text:style-name="P23"><text:span text:style-name="T53">argumentos: </text:span><text:span text:style-name="T16">tabla, nemo, dias, horas, minutos, segundos, tareas</text:span><text:span text:style-name="T53">, </text:span><text:span text:style-name="T16">argumentos, nemogrupo, nemofase, codigorutina, hayfase, codigofase, codigoanterior, codigoposterior</text:span></text:p>
          <text:p text:style-name="P24"><text:span text:style-name="T54">Si el valor del argumento (hayfase) es 1, crea caso en la tabla “acciones” en el tcaso “fase rutina” escribendo en los tdatos </text:span><text:span text:style-name="T16">(tipotcaso,nemofase,nemogrupofases,codigorutina) <text:s/></text:span><text:span text:style-name="T54">los valores de los argumentos </text:span><text:span text:style-name="T16">('fase rutina','", nemofase, nemogrupo, codigorutina.");";</text:span></text:p>
          <text:p text:style-name="P24"><text:soft-page-break/><text:span text:style-name="T54">Crea caso en tabla “acciones” en el tcaso “aviso rutina” escribiendo en los tdatos (</text:span><text:span text:style-name="T16">tipotcaso, nemofase, nemoaviso, valores, tareas, argumentos, nemogrupofases, codigorutina, codigofase, codigoanterior </text:span><text:span text:style-name="T54">y </text:span><text:span text:style-name="T16">codigoposterior) <text:s/></text:span><text:span text:style-name="T54">los valores de los argumentos </text:span><text:span text:style-name="T16">('aviso rutina',, nemofase, nemo, dias horas:minutos:segundos, tareas, argumentos, nemogrupo, codigorutina, codigofase, codigoanterior </text:span><text:span text:style-name="T54">y </text:span><text:span text:style-name="T16">codigoposterior);</text:span></text:p>
          <text:p text:style-name="P24"><text:span text:style-name="T16"/></text:p>
        </text:list-item>
        <text:list-item>
          <text:p text:style-name="P24"><text:span text:style-name="T16">guardarGrupoFaseOtTablaAcciones</text:span></text:p>
          <text:p text:style-name="P24"><text:span text:style-name="T54">argumentos: </text:span><text:span text:style-name="T16">tabla, nemo, dias, horas, minutos, segundos, tareas, argumentos, nemogrupo, nemofase, codigoot, hayfase, codigofase, codigoanterior, codigoposterior</text:span></text:p>
          <text:p text:style-name="P25"><text:span text:style-name="T55">Si el valor del argumento (hayfase) es 1, crea caso en la tabla “acciones” en el tcaso “fase ot” escribiendo en los tdatos </text:span><text:span text:style-name="T16">(tipotcaso,nemofase,nemogrupofases,codigoot) <text:s/></text:span><text:span text:style-name="T55">los valores de los argumentos </text:span><text:span text:style-name="T16">('fase ot', nemofase, nemogrupo </text:span><text:span text:style-name="T55">y </text:span><text:span text:style-name="T16">codigoot</text:span></text:p>
          <text:p text:style-name="P25"><text:span text:style-name="T55">Crea caso en tabla “acciones” en el tcaso “aviso ot” escribiendo en los tdatos </text:span><text:span text:style-name="T16">(tipotcaso, nemofase, nemoaviso, valores, tareas, argumentos, nemogrupofases, codigoot, codigofase, codigoanterior, codigoposterior) <text:s/></text:span><text:span text:style-name="T55">los valores de </text:span><text:span text:style-name="T16">('aviso ot', nemofase, nemo, $dias horas:minutos:segundos, tareas, argumentos, nemogrupo, codigoot, codigofase, codigoanterior </text:span><text:span text:style-name="T55">y </text:span><text:span text:style-name="T16">codigoposterior</text:span></text:p>
          <text:p text:style-name="P25"><text:span text:style-name="T16"/></text:p>
        </text:list-item>
        <text:list-item>
          <text:p text:style-name="P25"><text:span text:style-name="T55">g</text:span><text:span text:style-name="T16">uardarGrupoFaseAccionesTablaAcciones</text:span></text:p>
          <text:p text:style-name="P25"><text:span text:style-name="T55">argumentos: </text:span><text:span text:style-name="T16">tabla, nemo, dias, horas, minutos, segundos, tareas,argumentos, nemogrupo, nemofase, codigoev, codigoes, codigoop, codigoot, codigoaccion, hayfase, codigofase, codigoanterior </text:span><text:span text:style-name="T55">y </text:span><text:span text:style-name="T16">codigoposterior</text:span></text:p>
          <text:p text:style-name="P25"><text:span text:style-name="T55">Si el valor del argumento (hayfase) es 1, crea caso en tcaso “fase accion” escribiendo en los tdatos </text:span><text:span text:style-name="T16">(tipotcaso, nemofase, nemogrupofases, codigofase, codigoot, codigoaccion, codigoelementovirtual, codigoelementosistema </text:span><text:span text:style-name="T55">y </text:span><text:span text:style-name="T16">codigooperacion) <text:s/></text:span><text:span text:style-name="T55">los valores de los argumentos </text:span><text:span text:style-name="T16">('fase accion', nemofase, nemogrupo, codigofase, codigoot, codigoaccion, codigoev, codigoes </text:span><text:span text:style-name="T55">y </text:span><text:span text:style-name="T16">codigoop)</text:span></text:p>
          <text:p text:style-name="P25"><text:span text:style-name="T55">Crea caso en tabla “acciones” en el tcaso “aviso accion” escribiendo en los tdatos </text:span><text:span text:style-name="T16">(tipotcaso, nemofase, nemoaviso, valores, tareas, argumentos, nemogrupofases, codigofase, codigoot, codigoaccion, codigoev, codigoes, codigoop, codigoanterior </text:span><text:span text:style-name="T55">y </text:span><text:span text:style-name="T16">codigoposterior) <text:s/></text:span><text:span text:style-name="T55">los valores de los argumentos (‘</text:span><text:span text:style-name="T16">aviso accion', nemofase, nemo, dias horas:minutos:segundos, tareas, argumentos, nemogrupo, codigofase, codigoot, codigoaccion, codigoev, codigoes, codigoop, codigoanterior </text:span><text:span text:style-name="T55">y </text:span><text:span text:style-name="T16">codigoposterior)"</text:span></text:p>
        </text:list-item>
      </text:list>
      <text:p text:style-name="P51"/>
      <text:p text:style-name="P55"/>
      <text:p text:style-name="P55"/>
      <text:p text:style-name="P55"/>
      <text:p text:style-name="P219"><text:span text:style-name="T86">PHPS o </text:span>FK's :</text:p>
      <text:p text:style-name="P57"/>
      <text:list xml:id="list8368845902585491694" text:style-name="L5">
        <text:list-item>
          <text:p text:style-name="P144">crear<text:span text:style-name="T82">T</text:span>abla<text:span text:style-name="T82">A</text:span>cciones<text:span text:style-name="T82">P</text:span>rograma</text:p>
          <text:p text:style-name="P144"><text:span text:style-name="T82">argumentos: </text:span>nombretabla</text:p>
          <text:p text:style-name="P172">Crea la tabla con nombre “nombretabla”, con los tdatos y tipos de tdatos:</text:p>
          <text:p text:style-name="P144">codigoelementovirtual→int</text:p>
          <text:p text:style-name="P144">nemoelementovirtual→text</text:p>
          <text:p text:style-name="P144">codigoelementosistema→<text:span text:style-name="T82">int</text:span></text:p>
          <text:p text:style-name="P144">nemoelementovirtual→ text</text:p>
          <text:p text:style-name="P144">codigoelementosistema→ int</text:p>
        </text:list-item>
      </text:list>
      <text:p text:style-name="P101"><text:tab/>nemoelementosistema→ text</text:p>
      <text:p text:style-name="P101"><text:tab/>codigooperacion→ int</text:p>
      <text:p text:style-name="P101"><text:tab/>nemooperacion→ text</text:p>
      <text:p text:style-name="P101"><text:tab/>tipooperacion→ varchar(50)</text:p>
      <text:p text:style-name="P101"><text:tab/>frecuencia→ varchar(50)</text:p>
      <text:p text:style-name="P102"><text:tab/>tipo→ varchar(50) </text:p>
      <text:p text:style-name="P102"><text:tab/>nemoestacion→ varchar(150)</text:p>
      <text:p text:style-name="P102"><text:tab/>codigoprograma→ int</text:p>
      <text:p text:style-name="P102"><text:tab/>nemoprograma→ text </text:p>
      <text:p text:style-name="P102"><text:tab/>tipoprograma→ varchar(50) </text:p>
      <text:p text:style-name="P102"><text:tab/>codigosubprograma→ int </text:p>
      <text:p text:style-name="P102"><text:tab/>nemosubprograma→ tex<text:span text:style-name="T83">t</text:span></text:p>
      <text:p text:style-name="P102"><text:tab/>codigorutina→int </text:p>
      <text:p text:style-name="P102"><text:tab/>nemorutina→ text</text:p>
      <text:p text:style-name="P102"><text:s/><text:tab/>desde→datetimehasta</text:p>
      <text:p text:style-name="P102"><text:tab/>hasta→datetime </text:p>
      <text:p text:style-name="P102"><text:tab/>codigoot→ int</text:p>
      <text:p text:style-name="P102"><text:tab/>nemoot→ text </text:p>
      <text:p text:style-name="P102"><text:tab/>descripcionot→ text</text:p>
      <text:p text:style-name="P102"><text:tab/>codigoom→ int</text:p>
      <text:p text:style-name="P102"><text:tab/>codigoaccion→ int</text:p>
      <text:p text:style-name="P102"><text:tab/>nemoaccion→ text</text:p>
      <text:p text:style-name="P102"><text:tab/>descripcionaccion→ text</text:p>
      <text:p text:style-name="P102"><text:tab/>tiempoaccion→ datetime</text:p>
      <text:p text:style-name="P102"><text:tab/>tipoaccion→ varchar(50) </text:p>
      <text:p text:style-name="P102"><text:tab/>fechainicio→ datetime</text:p>
      <text:p text:style-name="P102"><text:tab/>fechafin→ datetime </text:p>
      <text:p text:style-name="P102"><text:tab/>tipologia→ varchar(250)</text:p>
      <text:p text:style-name="P102"><text:tab/>tipoot→ varchar(250) </text:p>
      <text:p text:style-name="P102"><text:tab/>claseot→ varchar(250)</text:p>
      <text:p text:style-name="P102"><text:tab/>dianotaciones→varchar(50) </text:p>
      <text:p text:style-name="P102"><text:tab/>tipoanotaciones→ varchar(20)</text:p>
      <text:p text:style-name="P103"><text:tab/>///TDATOS FASES</text:p>
      <text:p text:style-name="P102"><text:tab/>codigofase→ int </text:p>
      <text:p text:style-name="P102"><text:tab/>codigoanterior→ int </text:p>
      <text:p text:style-name="P102"><text:tab/>codigoposterior→ int </text:p>
      <text:p text:style-name="P102"><text:tab/>nemogrupofases→ text"</text:p>
      <text:p text:style-name="P102"><text:tab/>nemofase→ text </text:p>
      <text:p text:style-name="P102"><text:tab/>nemoaviso→ text </text:p>
      <text:p text:style-name="P102"><text:tab/>nemovalores→ text</text:p>
      <text:p text:style-name="P102"><text:tab/>dias→ varchar(5)</text:p>
      <text:p text:style-name="P102"><text:tab/>horas-&gt;varchar(5)</text:p>
      <text:p text:style-name="P102"><text:soft-page-break/><text:tab/>minutos→varchar(5) </text:p>
      <text:p text:style-name="P102"><text:tab/>segundos→ varchar(5) </text:p>
      <text:p text:style-name="P102"><text:tab/>valores-&gt;varchar(50)</text:p>
      <text:p text:style-name="P102"><text:tab/>tareas→text</text:p>
      <text:p text:style-name="P102"><text:tab/>argumentos→ text</text:p>
      <text:p text:style-name="P96"><text:tab/>///TDATOS TCF TANDA LLAMADAS</text:p>
      <text:p text:style-name="P102"><text:tab/>tipollamada→ varchar(20) </text:p>
      <text:p text:style-name="P102"><text:tab/>telefono→ text </text:p>
      <text:p text:style-name="P102"><text:tab/>texto→ text</text:p>
      <text:p text:style-name="P102"><text:tab/>correo→ varchar(100) </text:p>
      <text:p text:style-name="P102"><text:tab/>asunto→ varchar(254)</text:p>
      <text:p text:style-name="P102"><text:tab/>adjunto→ varchar(200) </text:p>
      <text:p text:style-name="P102"><text:tab/>tipotcaso→ varchar(50)"</text:p>
      <text:list xml:id="list130016642901304" text:continue-numbering="true" text:style-name="L5">
        <text:list-header>
          <text:p text:style-name="P173"/>
        </text:list-header>
        <text:list-item>
          <text:p text:style-name="P145">crear<text:span text:style-name="T83">T</text:span>abla<text:span text:style-name="T83">A</text:span>cciones<text:span text:style-name="T83">A</text:span>ctivas<text:span text:style-name="T83">P</text:span>rograma</text:p>
          <text:p text:style-name="P145"><text:span text:style-name="T83">argumentos: </text:span>nombretabla</text:p>
          <text:p text:style-name="P173">Crea la tabla con el nombre del argumento “nombretabla” con los tdatos y tipos de tdatos:</text:p>
          <text:p text:style-name="P174">codigoelementovirtual→ int </text:p>
          <text:p text:style-name="P145">nemoelementovirtual→ text </text:p>
          <text:p text:style-name="P145">codigoelementosistema→ int</text:p>
        </text:list-item>
      </text:list>
      <text:p text:style-name="P102"><text:tab/>nemoelementosistema→ text </text:p>
      <text:p text:style-name="P102"><text:tab/>codigooperacion→ int-</text:p>
      <text:p text:style-name="P102"><text:tab/>nemooperacion→ text </text:p>
      <text:p text:style-name="P102"><text:tab/>tipooperacion→ text</text:p>
      <text:p text:style-name="P102"><text:tab/>frecuencia→varchar(50) </text:p>
      <text:p text:style-name="P102"><text:tab/>codigoprograma→int </text:p>
      <text:p text:style-name="P102"><text:tab/>nemoprograma→text </text:p>
      <text:p text:style-name="P102"><text:tab/>codigosubprograma→ int</text:p>
      <text:p text:style-name="P102"><text:tab/>nemosubprograma→ text </text:p>
      <text:p text:style-name="P102"><text:tab/>codigorutina→int </text:p>
      <text:p text:style-name="P102"><text:tab/>nemorutina→ text </text:p>
      <text:p text:style-name="P102"><text:tab/>codigoot→ int </text:p>
      <text:p text:style-name="P102"><text:tab/>nemoot→ text</text:p>
      <text:p text:style-name="P102"><text:tab/>descripcionot→ text </text:p>
      <text:p text:style-name="P102"><text:tab/>codigoom→ int </text:p>
      <text:p text:style-name="P102"><text:tab/>codigoaccion→ int </text:p>
      <text:p text:style-name="P102"><text:tab/>nemoaccion→ text</text:p>
      <text:p text:style-name="P102"><text:tab/>descripcionaccion→ text </text:p>
      <text:p text:style-name="P102"><text:tab/>tiempoaccion→ datetime </text:p>
      <text:p text:style-name="P102"><text:tab/>tipoaccion→ varchar(50)</text:p>
      <text:p text:style-name="P102"><text:tab/>codigootactiva→ int</text:p>
      <text:p text:style-name="P102"><text:tab/>codigoaccionactiva→ int</text:p>
      <text:p text:style-name="P102"><text:tab/>nemoestacion→ varchar(150) </text:p>
      <text:p text:style-name="P102"><text:tab/>tipo→ varchar(50)</text:p>
      <text:p text:style-name="P102"><text:tab/>estado→ varchar(50) </text:p>
      <text:p text:style-name="P102"><text:tab/>soa→ varchar(50)</text:p>
      <text:p text:style-name="P102"><text:tab/>mantenedor→ varchar(150) </text:p>
      <text:p text:style-name="P102"><text:tab/>codigotumi→ int</text:p>
      <text:p text:style-name="P102"><text:tab/>tipotumi→varchar(50) </text:p>
      <text:p text:style-name="P102"><text:tab/>contenidotumi→text </text:p>
      <text:p text:style-name="P102"><text:tab/>obligatorio1→longtext </text:p>
      <text:p text:style-name="P102"><text:soft-page-break/><text:tab/>obligatorio2→ text </text:p>
      <text:p text:style-name="P102"><text:tab/>obligatorio3→texto</text:p>
      <text:p text:style-name="P102"><text:tab/>obligatorio4→text </text:p>
      <text:p text:style-name="P102"><text:tab/>obligatorio5→text </text:p>
      <text:p text:style-name="P102"><text:tab/>lectores→varchar(50)</text:p>
      <text:p text:style-name="P102"><text:tab/>sensores→varchar(50)</text:p>
      <text:p text:style-name="P102"><text:tab/>fechaenvio→datetime </text:p>
      <text:p text:style-name="P102"><text:tab/>codigotp→int </text:p>
      <text:p text:style-name="P102"><text:tab/>tipotp→ varchar(50)</text:p>
      <text:p text:style-name="P102"><text:tab/>codigotal→ int </text:p>
      <text:p text:style-name="P102"><text:tab/>codigosubtal→ int </text:p>
      <text:p text:style-name="P102"><text:tab/>codigotpa→int </text:p>
      <text:p text:style-name="P102"><text:tab/>codigosubtpa→int </text:p>
      <text:p text:style-name="P102"><text:tab/>codigoasunto→int</text:p>
      <text:p text:style-name="P102"><text:tab/>codigociclo→int </text:p>
      <text:p text:style-name="P102"><text:tab/>codigoproceso→int </text:p>
      <text:p text:style-name="P102"><text:tab/>codigosubproceso→ int</text:p>
      <text:p text:style-name="P102"><text:tab/>codigosubtcampo→int</text:p>
      <text:p text:style-name="P102"><text:tab/>f1→text </text:p>
      <text:p text:style-name="P102"><text:tab/>nemo→text</text:p>
      <text:p text:style-name="P102"><text:tab/>numorden→text </text:p>
      <text:p text:style-name="P102"><text:tab/>situacion→varchar(150) </text:p>
      <text:p text:style-name="P102"><text:tab/>fechainicio→datetime</text:p>
      <text:p text:style-name="P102"><text:tab/>fechafin→datetime</text:p>
      <text:p text:style-name="P102"><text:tab/>tipotcaso→varchar(50) </text:p>
      <text:list xml:id="list130016363454537" text:continue-numbering="true" text:style-name="L5">
        <text:list-header>
          <text:p text:style-name="P173"/>
        </text:list-header>
        <text:list-item>
          <text:p text:style-name="P146">crear<text:span text:style-name="T84">T</text:span>abla<text:span text:style-name="T84">A</text:span>notaciones<text:span text:style-name="T84">P</text:span>rograma</text:p>
          <text:p text:style-name="P146"><text:span text:style-name="T84">argumentos: </text:span>bdcalendario, nombretabla</text:p>
          <text:p text:style-name="P175">Crea la tabla en la bd “bdcalendario” con nombre “nombretabla” con los tdatos y tipos de tdatos: </text:p>
          <text:p text:style-name="P11"><text:span text:style-name="T16">codigorutina→</text:span><text:span text:style-name="T18"> </text:span><text:span text:style-name="T16">int</text:span></text:p>
          <text:p text:style-name="P11"><text:span text:style-name="T16">codigoot→</text:span><text:span text:style-name="T18"> </text:span><text:span text:style-name="T16">int</text:span></text:p>
          <text:p text:style-name="P11"><text:span text:style-name="T16">codigoaccion→ int </text:span><text:span text:style-name="T17">para ello llama a </text:span><text:span text:style-name="T16">crear</text:span><text:span text:style-name="T18">T</text:span><text:span text:style-name="T16">abla</text:span><text:span text:style-name="T18">A</text:span><text:span text:style-name="T16">notaciones</text:span><text:span text:style-name="T18">U</text:span><text:span text:style-name="T16">nitarea</text:span></text:p>
          <text:p text:style-name="P176"/>
          <text:p text:style-name="P104">////////////////////INICIO MUNDO VIRTUAL/////////////////////////////</text:p>
          <text:p text:style-name="P104">//INICIO ELEMENTO VIRTUAL//</text:p>
        </text:list-item>
        <text:list-item>
          <text:p text:style-name="P29"><text:span text:style-name="T16">verificar</text:span><text:span text:style-name="T20">S</text:span><text:span text:style-name="T16">i</text:span><text:span text:style-name="T20">E</text:span><text:span text:style-name="T16">xiste</text:span><text:span text:style-name="T20">E</text:span><text:span text:style-name="T16">lemento</text:span><text:span text:style-name="T20">V</text:span><text:span text:style-name="T16">irtual</text:span></text:p>
          <text:p text:style-name="P29"><text:span text:style-name="T20">argumentos: </text:span><text:span text:style-name="T16">sector, subsector, clase, instalacion, f1, f2, nemo)</text:span></text:p>
          <text:p text:style-name="P177">Mira si existe un caso en la tabla “elementosvirtuales” donde el valor de los tdatos (sector,subsector, clase, instalacion, f1, f2 y nemo) sea igual a los valores de los argumentos (sector,subsector, clase, instalacion, f1, f2 y nemo)</text:p>
          <text:p text:style-name="P105"><text:span text:style-name="T85">Retorna</text:span> 1: si no hay caso <text:span text:style-name="T76">o -1: si hay caso</text:span></text:p>
          <text:p text:style-name="P147"/>
          <text:p text:style-name="P147"/>
        </text:list-item>
        <text:list-item>
          <text:p text:style-name="P147">crear<text:span text:style-name="T85">E</text:span>lemento<text:span text:style-name="T85">V</text:span>irtual</text:p>
          <text:p text:style-name="P30"><text:span text:style-name="T20">Argumentos</text:span><text:span text:style-name="T21">: </text:span><text:span text:style-name="T16">sector, subsector, clase, instalacion, f1, </text:span><text:span text:style-name="T21">f</text:span><text:span text:style-name="T16">2, nemo </text:span><text:span text:style-name="T22">y </text:span><text:span text:style-name="T16">descripcion</text:span></text:p>
          <text:p text:style-name="P45"><text:span text:style-name="T16">Crea tantos casos </text:span><text:span text:style-name="T23">(elementosvirtuales) </text:span><text:span text:style-name="T16">como indique el argumento numeroelemento en la tabla “elementosvirtuales” escribiendo en los tdatos </text:span><text:span text:style-name="T21">(sector,subsector, clase, instalacion, f1, f2 y nemo) los valores de los argumentos (sector,subsector, clase, instalacion, f1, f2 y nemo)</text:span></text:p>
          <text:p text:style-name="P47"><text:span text:style-name="T21">S</text:span><text:span text:style-name="T16">i el valor de nemo es “elemento unico”, crea elemento sistema, para ello llama a <text:s/>crear</text:span><text:span text:style-name="T48">E</text:span><text:span text:style-name="T16">lemento</text:span><text:span text:style-name="T48">S</text:span><text:span text:style-name="T16">istema</text:span></text:p>
          <text:p text:style-name="P154"/>
          <text:p text:style-name="P214"><text:span text:style-name="T156">* se llama desde el boton ok de la pantalla de crear elemento virtual </text:span></text:p>
          <text:p text:style-name="P214"><text:span text:style-name="T24"/></text:p>
          <text:p text:style-name="P104">//FIN ELEMENTO VIRTUAL//</text:p>
          <text:p text:style-name="P106"><text:soft-page-break/></text:p>
          <text:p text:style-name="P106">//INICIO EQUIPOS//</text:p>
        </text:list-item>
        <text:list-item>
          <text:p text:style-name="P148">obtener<text:span text:style-name="T85">T</text:span>iempo<text:span text:style-name="T85">T</text:span>otalpor<text:span text:style-name="T85">U</text:span>nidades<text:span text:style-name="T85">E</text:span>quipo </text:p>
          <text:p text:style-name="P148"><text:span text:style-name="T85">argumentos: </text:span>condicion, unidades</text:p>
          <text:p text:style-name="P149">Calcula el numero <text:span text:style-name="T75">tiempo total de unidades </text:span>en segundos de<text:span text:style-name="T75">l tdato</text:span> “tiempounitariohoras” <text:span text:style-name="T75">de la tabla equipos</text:span> donde cumpla la condicion dada</text:p>
          <text:p text:style-name="P178">Retorna el tiempo obtenido</text:p>
          <text:p text:style-name="P149"/>
        </text:list-item>
        <text:list-item>
          <text:p text:style-name="P148">obtener<text:span text:style-name="T85">T</text:span>iempo<text:span text:style-name="T85">T</text:span>otal<text:span text:style-name="T85">E</text:span>quipo </text:p>
          <text:p text:style-name="P148"><text:span text:style-name="T85">argumento: </text:span>condicion</text:p>
          <text:p text:style-name="P149">Calcula el numero en segundos del tdato "tiempohoras" de la tabla "equipos" <text:s/>donde cumpla la condicion dada</text:p>
          <text:p text:style-name="P178">Retorna el tiempo obtenido</text:p>
          <text:p text:style-name="P149"/>
        </text:list-item>
        <text:list-item>
          <text:p text:style-name="P148">obtener<text:span text:style-name="T85">T</text:span>iempo<text:span text:style-name="T85">U</text:span>nitario<text:span text:style-name="T85">T</text:span>otal<text:span text:style-name="T85">E</text:span>quipo </text:p>
          <text:p text:style-name="P148"><text:span text:style-name="T85">argumentos: </text:span>condicion</text:p>
          <text:p text:style-name="P149">Calcula el numero en segundos del tdato "tiempounitariohoras" de la tabla "equiposa" donde cumpla la condicion dada</text:p>
          <text:p text:style-name="P178">Retorna el tiempo obtenido</text:p>
          <text:p text:style-name="P149"/>
        </text:list-item>
        <text:list-item>
          <text:p text:style-name="P148">verificar<text:span text:style-name="T85">S</text:span>i<text:span text:style-name="T85">E</text:span>xiste<text:span text:style-name="T85">E</text:span>quipo </text:p>
          <text:p text:style-name="P148"><text:span text:style-name="T85">argumentos: </text:span>f1, nemo, tecnico, categoria</text:p>
          <text:p text:style-name="P180">Mira si existe un caso en la tabla equipos donde el valor de los tdatos (f1, nemo, tecnico y categoria) sea igual a los valores de los argumentos (f1, nemo, tecnico y categoria)</text:p>
          <text:p text:style-name="P179">Retorna 1: si no hay caso <text:span text:style-name="T76">o -1: si hay caso</text:span></text:p>
          <text:p text:style-name="P180"/>
        </text:list-item>
        <text:list-item>
          <text:p text:style-name="P150">crear<text:span text:style-name="T85">E</text:span>quipo</text:p>
          <text:p text:style-name="P31"><text:span text:style-name="T20">argumentos</text:span><text:span text:style-name="T21">:</text:span><text:span text:style-name="T25">f</text:span><text:span text:style-name="T16">1, nemo, clase, categoria, tiempo </text:span><text:span text:style-name="T25">y </text:span><text:span text:style-name="T16">unidad</text:span></text:p>
          <text:p text:style-name="P181">Crea un caso en la tabla “equipos” escribiendo en los tdatos (f1, nemo, clasetecnico, categoria, numerounidades, tiempounitariounidades, tiempounitario)</text:p>
          <text:p text:style-name="P107">//FIN EQUIPOS//</text:p>
          <text:p text:style-name="P12"/>
          <text:p text:style-name="P107">//INICIO ACTIVIDAD//</text:p>
        </text:list-item>
        <text:list-item>
          <text:p text:style-name="P148">verificar<text:span text:style-name="T85">S</text:span>i<text:span text:style-name="T85">E</text:span>xiste<text:span text:style-name="T85">A</text:span>ctividad </text:p>
          <text:p text:style-name="P148"><text:span text:style-name="T85">argumentos: </text:span>f1, f2, f3, nemo, frecuencia, estado, codigoequipo, <text:s/>descripcion</text:p>
          <text:p text:style-name="P151">Mira si existe <text:span text:style-name="T77">un caso </text:span>en la tabla “actividades” <text:s/><text:span text:style-name="T77">donde los valores de los tdatos (f1, f2, f3, nemo, frecuencia, estado, codigoequipo y descripcion) sea igual a los valores de los argumentos (f1, f2, f3, nemo, frecuencia, estado, codigoequipo y descripcion)</text:span></text:p>
        </text:list-item>
      </text:list>
      <text:p text:style-name="P96"><text:span text:style-name="T85"><text:tab/>Retorna </text:span>1: si no hay caso <text:span text:style-name="T77">o </text:span><text:s/>-1: si hay caso</text:p>
      <text:list xml:id="list130016393247446" text:continue-numbering="true" text:style-name="L5">
        <text:list-header>
          <text:p text:style-name="P150"/>
        </text:list-header>
        <text:list-item>
          <text:p text:style-name="P150">crear<text:span text:style-name="T85">A</text:span>ctividad</text:p>
        </text:list-item>
      </text:list>
      <text:p text:style-name="P10"><text:span text:style-name="T23"><text:tab/></text:span><text:span text:style-name="T20">argumentos</text:span><text:span text:style-name="T26">: </text:span><text:span text:style-name="T16">,f1, f2, f3, nemo, codigoequipo, frecuencia, estado </text:span><text:span text:style-name="T26">y </text:span><text:span text:style-name="T16">descripcion</text:span></text:p>
      <text:p text:style-name="P46"><text:span text:style-name="T16"><text:tab/>Crea tantos casos </text:span><text:span text:style-name="T23">(actividades) </text:span><text:span text:style-name="T16">como indique el argumento numero</text:span><text:span text:style-name="T23">actividades </text:span><text:span text:style-name="T16">en la tabla “</text:span><text:span text:style-name="T23">actividades</text:span><text:span text:style-name="T16">” <text:tab/>escribiendo en los tdatos </text:span><text:span text:style-name="T23">(f1,f2,f3,nemo,codigoequipo,frecuencia,estado y descripcion) los valores de los <text:tab/>argumentos <text:s/>(f1,f2,f3,nemo,codigoequipo,frecuencia,estado y descripcion) </text:span></text:p>
      <text:list xml:id="list130016469419321" text:continue-numbering="true" text:style-name="L5">
        <text:list-header>
          <text:p text:style-name="P107">//FIN ACTIVIDAD//<text:tab/></text:p>
          <text:p text:style-name="P12"/>
          <text:p text:style-name="P107">//INICIO OPERACION//</text:p>
        </text:list-header>
        <text:list-item>
          <text:p text:style-name="P108">verificar<text:span text:style-name="T85">S</text:span>i<text:span text:style-name="T85">E</text:span>xiste<text:span text:style-name="T85">O</text:span>peracion </text:p>
          <text:p text:style-name="P108"><text:span text:style-name="T85">argumentos: </text:span>codigoelemento, f1, f2, f3, nemo, frecuencia, <text:s/>estado, codigoequipo, descripcion</text:p>
          <text:p text:style-name="P152">Mira si existe <text:span text:style-name="T77">un caso </text:span>en la tabla “<text:span text:style-name="T96">operaciones</text:span>” <text:s/><text:span text:style-name="T77">donde los valores de los tdatos (f1, f2, f3, nemo, frecuencia, estado, codigoequipo y descripcion) sea igual a los valores de los argumentos (f1, f2, f3, nemo, frecuencia, estado, codigoequipo y descripcion)</text:span></text:p>
          <text:p text:style-name="P109"><text:span text:style-name="T85">Retorna: </text:span>1: si no hay caso <text:span text:style-name="T77">o </text:span><text:s/>-1: si hay caso</text:p>
          <text:p text:style-name="P109"/>
        </text:list-item>
        <text:list-item>
          <text:p text:style-name="P107">crear<text:span text:style-name="T85">O</text:span>peracion<text:span text:style-name="T85">V</text:span>irtual</text:p>
          <text:p text:style-name="P12"><text:soft-page-break/><text:span text:style-name="T20">argumentos</text:span><text:span text:style-name="T27">: </text:span><text:span text:style-name="T16">codigoelemento , f1 , f2 , f3 , nemo , descripcion, codigoequipo , frecuencia , estado </text:span><text:span text:style-name="T27">y </text:span><text:span text:style-name="T16">tipooperacion </text:span></text:p>
          <text:p text:style-name="P182">Crea tantos casos (operaciones) como indique el argumento numerooperaciones en la tabla “operaciones” escribiendo en los tdatos (f1,f2,f3,nemo,codigoequipo,frecuencia,estado, descripcion y tipooperacion) los valores de los argumentos (f1,f2,f3,nemo,codigoequipo,frecuencia,estado , descripcion y tipooperacion) </text:p>
          <text:p text:style-name="P183"/>
        </text:list-item>
        <text:list-item>
          <text:p text:style-name="P108">eliminar<text:span text:style-name="T85">O</text:span>peracionde<text:span text:style-name="T85">P</text:span>rocedimiento </text:p>
          <text:p text:style-name="P108"><text:span text:style-name="T85">argumentos: </text:span>codigooperacion </text:p>
        </text:list-item>
        <text:list-item>
          <text:p text:style-name="P108">eliminar<text:span text:style-name="T85">O</text:span>peracionde<text:span text:style-name="T85">P</text:span>lan </text:p>
          <text:p text:style-name="P108"><text:span text:style-name="T85">argumentos: </text:span>codigooperacion </text:p>
        </text:list-item>
        <text:list-item>
          <text:p text:style-name="P108">eliminar<text:span text:style-name="T85">O</text:span>peracionde<text:span text:style-name="T85">A</text:span>notaciones<text:span text:style-name="T85">A</text:span>ccion </text:p>
          <text:p text:style-name="P108"><text:span text:style-name="T85">argumentos: </text:span>codigooperacion</text:p>
        </text:list-item>
        <text:list-item>
          <text:p text:style-name="P107">eliminar<text:span text:style-name="T85">O</text:span>peracion<text:span text:style-name="T85">V</text:span>irtual</text:p>
          <text:p text:style-name="P107">//FIN OPERACION//</text:p>
        </text:list-item>
      </text:list>
      <text:p text:style-name="P124"/>
      <text:p text:style-name="P124"><text:tab/>//INICIO CREAR PROCEDIMIENTO</text:p>
      <text:list xml:id="list130016913791594" text:continue-numbering="true" text:style-name="L5">
        <text:list-item>
          <text:p text:style-name="P108">obtenercodigoprocedimiento </text:p>
          <text:p text:style-name="P108"><text:span text:style-name="T85">argumentos: </text:span>f1, f2, f3, f4, nemo, *codigoprocedimiento</text:p>
        </text:list-item>
        <text:list-item>
          <text:p text:style-name="P108">escribirentablaprocedimientos </text:p>
          <text:p text:style-name="P108"><text:span text:style-name="T85">argumentos: </text:span>codigoelemento, f1, f2, f3, f4, nemo</text:p>
        </text:list-item>
        <text:list-item>
          <text:p text:style-name="P108">crearcasoprocedimiento </text:p>
          <text:p text:style-name="P108"><text:span text:style-name="T85">argumentos: </text:span>codigoelemento, codigooperacion, codigoprocedimiento</text:p>
        </text:list-item>
        <text:list-item>
          <text:p text:style-name="P107">crearprocedimiento</text:p>
          <text:p text:style-name="P179">argumentos: </text:p>
        </text:list-item>
        <text:list-item>
          <text:p text:style-name="P108">anadircasoprocedimiento </text:p>
          <text:p text:style-name="P108"><text:span text:style-name="T85">argumentos: </text:span>codigoelemento, codigooperacion, codigoprocedimiento</text:p>
        </text:list-item>
        <text:list-item>
          <text:p text:style-name="P107">anadiroperacionprocedimiento</text:p>
          <text:p text:style-name="P179">argumentos: </text:p>
          <text:p text:style-name="P107">//FIN CREAR PROCEDIMIENTO SIN TERMINAR 18022019</text:p>
          <text:p text:style-name="P12"/>
          <text:p text:style-name="P184">//INICIO CREAR PLAN SIN TERMINAR 18022019</text:p>
        </text:list-item>
        <text:list-item>
          <text:p text:style-name="P108">obtenercodigoplan </text:p>
          <text:p text:style-name="P108"><text:span text:style-name="T85">argumentos: </text:span>f1, f2, f3, f4, nemo, *codigoplan//ok</text:p>
        </text:list-item>
        <text:list-item>
          <text:p text:style-name="P108">obteneridtablaplan </text:p>
          <text:p text:style-name="P108"><text:span text:style-name="T85">argumentos: </text:span>f1, f2, *idtabla//ok</text:p>
        </text:list-item>
        <text:list-item>
          <text:p text:style-name="P108">escribirentcasoplantablaplanes </text:p>
          <text:p text:style-name="P108"><text:span text:style-name="T85">argumentos: </text:span>f1, f2, f3, f4, nemo, idtabla//ok</text:p>
        </text:list-item>
        <text:list-item>
          <text:p text:style-name="P108">escribirentcasotablaplanes </text:p>
          <text:p text:style-name="P108"><text:span text:style-name="T85">argumentos: </text:span>f1, f2//pendiente probar</text:p>
        </text:list-item>
        <text:list-item>
          <text:p text:style-name="P108">creartablaplan </text:p>
          <text:p text:style-name="P108"><text:span text:style-name="T85">argumentos: </text:span>idtabla//ok</text:p>
        </text:list-item>
        <text:list-item>
          <text:p text:style-name="P108">creartablaplanindexado </text:p>
          <text:p text:style-name="P108"><text:span text:style-name="T85">argumentos: </text:span>idtabla//ok</text:p>
        </text:list-item>
        <text:list-item>
          <text:p text:style-name="P108">crearcasoplan </text:p>
          <text:p text:style-name="P108"><text:span text:style-name="T85">argumentos: </text:span>codigoelemento, codigooperacion, codigoprocedimiento, codigoplan, idtabla//pendiente probar</text:p>
        </text:list-item>
        <text:list-item>
          <text:p text:style-name="P108">crearcasoplanindexado </text:p>
          <text:p text:style-name="P108"><text:span text:style-name="T85">argumentos: </text:span>codigoelemento, codigooperacion, codigoprocedimiento, f1, f2, f3, <text:s/>f4, nemo, codigoplan, idtablaproc, idtabla//pendiente probar</text:p>
        </text:list-item>
        <text:list-item>
          <text:p text:style-name="P107">crearplan</text:p>
          <text:p text:style-name="P179">argumentos: </text:p>
          <text:p text:style-name="P107">//FIN CREAR PLAN SIN TERMINAR 18022019</text:p>
          <text:p text:style-name="P107"><text:soft-page-break/>///FIN MUNDO VIRTUAL////</text:p>
          <text:p text:style-name="P107"/>
          <text:p text:style-name="P107">///INICIO MUNDO SISTEMA///</text:p>
          <text:p text:style-name="P107">//INICIO CREAR ELEMENTO SISTEMA//</text:p>
        </text:list-item>
        <text:list-item>
          <text:p text:style-name="P110">verificar<text:span text:style-name="T85">S</text:span>i<text:span text:style-name="T85">E</text:span>xiste<text:span text:style-name="T85">E</text:span>lementosistema </text:p>
          <text:p text:style-name="P110"><text:span text:style-name="T86">argumentos: </text:span>codigoelemento, sistema, edificio, planta, <text:s/>area, f1, f2, nemo</text:p>
          <text:p text:style-name="P153">Mira si existe <text:span text:style-name="T77">un caso </text:span>en la tabla “<text:span text:style-name="T97">elementossistema</text:span>” <text:s/><text:span text:style-name="T77">donde los valores de los tdatos (codigoelemento,sistema, edificio, planta, area, f1, f2 y nemo) sea igual a los valores de los argumentos (codigoelemento,sistema, edificio, planta, area, f1, f2 y nemo)</text:span></text:p>
          <text:p text:style-name="P153"><text:span text:style-name="T87">Retorna </text:span>1: si no hay caso <text:span text:style-name="T77">o </text:span><text:s/>-1: si hay caso</text:p>
          <text:p text:style-name="P153"/>
        </text:list-item>
        <text:list-item>
          <text:p text:style-name="P107">crear<text:span text:style-name="T86">E</text:span>lemento<text:span text:style-name="T86">S</text:span>istema</text:p>
          <text:p text:style-name="P13"><text:span text:style-name="T28">argumentos</text:span><text:span text:style-name="T29">: <text:s/></text:span><text:span text:style-name="T16">codigoelemento, sistema, edificio, planta, area, f1, f2, nemo </text:span><text:span text:style-name="T29">y </text:span><text:span text:style-name="T16">descripcion</text:span></text:p>
          <text:p text:style-name="P185"><text:span text:style-name="T16">Crea </text:span><text:span text:style-name="T78">tantos </text:span><text:span text:style-name="T16">casos </text:span><text:span text:style-name="T79">como indique el argumento numeroelementos en la tabla “elementosvirtuales” escribiendo en los tdatos (codigoelemento, sistema, edificio, planta, area, f1, f2, nemo y descripcion) los valores de los argumentos <text:s/>(codigoelemento, sistema, edificio, planta, area, f1, f2, nemo y descripcion) </text:span></text:p>
          <text:p text:style-name="P107">//FIN CREAR ELEMENTO SISTEMA//</text:p>
          <text:p text:style-name="P12"/>
          <text:p text:style-name="P107">//INICIO CREAR ACCION//</text:p>
        </text:list-item>
        <text:list-item>
          <text:p text:style-name="P111">verificar<text:span text:style-name="T87">S</text:span>i<text:span text:style-name="T87">E</text:span>xiste<text:span text:style-name="T87">A</text:span>ccion </text:p>
          <text:p text:style-name="P111"><text:span text:style-name="T87">argumentos: </text:span>codigoev, codigoop, codigoes, frecuencia, nemo, codigoequipo, tipo//ok</text:p>
          <text:p text:style-name="P112">Mira si existe <text:span text:style-name="T80">un caso </text:span>en la tabla “acciones”, <text:span text:style-name="T80">donde los valores de los tdatos (</text:span>codigoe<text:span text:style-name="T80">lemento</text:span>v<text:span text:style-name="T80">irtual</text:span>, codigoop<text:span text:style-name="T80">eracion</text:span>, codigoe<text:span text:style-name="T80">lemento</text:span>s<text:span text:style-name="T80">istema</text:span>, frecuencia, nemo, codigoequipo, tipo<text:span text:style-name="T120">operacion y tipotcaso) sean iguales a los valores de los argumentos (</text:span>codigoev, codigoop, codigoes, frecuencia, nemo, codigoequipo, tipo <text:span text:style-name="T120">y ‘accion’)</text:span></text:p>
          <text:p text:style-name="P112"><text:span text:style-name="T87">Retorna 1 </text:span>si no hay caso <text:span text:style-name="T81">o </text:span>-1: si hay caso</text:p>
          <text:p text:style-name="P112"/>
        </text:list-item>
        <text:list-item>
          <text:p text:style-name="P113">obtenerValoresOperacion</text:p>
          <text:p text:style-name="P186">argumentos: codigo_operacion</text:p>
          <text:p text:style-name="P113"><text:span text:style-name="T120">Lee de la tabla “operaciones” los valores de los tdatos (</text:span>nemoelemento,tipooperacion,nemo,codigoequipo,descripcion,frecuencia</text:p>
          <text:p text:style-name="P186">) donde el valor del tdato (_idoperaciones) sea igual al valor del argumento (codigooperacion)</text:p>
          <text:p text:style-name="P187">Retorna los valores leidos</text:p>
          <text:p text:style-name="P186"/>
        </text:list-item>
        <text:list-item>
          <text:p text:style-name="P186">obtenerNemoElementoSistema</text:p>
          <text:p text:style-name="P186">argumentos: codigoelementosistema</text:p>
          <text:p text:style-name="P186">Lee el valor del tdato (nemo) de la tabla “elementossistema” donde el valor del tdato (_idelementossistema) sea igual al del argumento (codigoelementosistema)</text:p>
          <text:p text:style-name="P187">Retorna el valor leido</text:p>
          <text:p text:style-name="P186"/>
        </text:list-item>
        <text:list-item>
          <text:p text:style-name="P186">crearCasoTcasoAccion</text:p>
          <text:p text:style-name="P114"><text:span text:style-name="T121">argumentos: </text:span>cod_ele_virt, cod_ele_sist, cod_operacion, nemoelevir, nemoelesis, nemooperacion, tipooperacion, frecuencia, descripcion <text:span text:style-name="T121">y</text:span> codigoequipo</text:p>
          <text:p text:style-name="P114"><text:span text:style-name="T121">Crea caso en tabla “acciones” escribiendo en los tdatos (</text:span>codigoelementovirtual, nemoelementovirtual, codigoelementosistema, nemoelementosistema, codigooperacion, nemooperacion, tipooperacion, frecuencia, nemoaccion, tipoaccion, descripcionaccion, codigoequipo <text:span text:style-name="T121">y </text:span>tipotcaso<text:span text:style-name="T121">) los valores de los argumentos (cod_ele_virt, cod_ele_sist, cod_operacion, nemoelevir, nemoelesis, nemooperacion, tipooperacion, frecuencia, descripcion, codigoequipo y ‘accion’)</text:span></text:p>
          <text:p text:style-name="P114"/>
        </text:list-item>
        <text:list-item>
          <text:p text:style-name="P107">crear<text:span text:style-name="T88">A</text:span>ccion</text:p>
          <text:p text:style-name="P188">argumentos: <text:span text:style-name="T120">array con <text:s/>los valores de (codigo_elemento_virtual, codigo_elemento_sistema, codigo_operacion)</text:span></text:p>
        </text:list-item>
      </text:list>
      <text:p text:style-name="P190"><text:soft-page-break/><text:tab/></text:p>
      <text:p text:style-name="P190"><text:tab/><text:span text:style-name="T120">Por cada posicion del array </text:span></text:p>
      <text:p text:style-name="P125"><text:span text:style-name="T88"><text:tab/>Obtiene los valores de la operación identificada por codigo_operacion, para ello <text:s/>llama a </text:span>obtenerValoresOperacion</text:p>
      <text:p text:style-name="P125"><text:tab/><text:span text:style-name="T120">Obtiene el valor de nemoelementosistema, para ello llama a </text:span>obtenerNemoElementoSistema</text:p>
      <text:p text:style-name="P125"><text:tab/>Crea caso en tcaso “accion” de la tabla “acciones” escribiendo en los tdatos <text:tab/>(codigoelementovirtual, nemoelementovirtual, codigoelementosistema, <text:tab/>nemoelementosistema, codigooperacion, nemooperacion,tipooperacion, frecuencia, <text:tab/>nemoaccion, tipoaccion,descripcionaccion, codigoequipo,tipotcaso) <text:span text:style-name="T120">los valores de los argumentos <text:s/>y valores obtenidos en las funciones anteriores (codigoelementovirtual, nemoelementovirtual, codigoelementosistema, nemoelementosistema, </text:span>codigooperacion, nemooperacion, tipooperacion, frecuencia, nemoaccion, tipoaccion, descripcionaccion, codigoequipo <text:span text:style-name="T122">y </text:span>tipotcaso), <text:span text:style-name="T121">para ello llama a crearCasoTcasoAccion</text:span></text:p>
      <text:list xml:id="list130016863687666" text:continue-numbering="true" text:style-name="L5">
        <text:list-header>
          <text:p text:style-name="P188"><text:s/></text:p>
        </text:list-header>
        <text:list-item>
          <text:p text:style-name="P115">crear<text:span text:style-name="T88">F</text:span>ases<text:span text:style-name="T88">A</text:span>ccion </text:p>
          <text:p text:style-name="P115"><text:span text:style-name="T88">argumentos: </text:span>codigoot, tablaaccionesprograma</text:p>
          <text:p text:style-name="P115"/>
        </text:list-item>
        <text:list-item>
          <text:p text:style-name="P115">crear<text:span text:style-name="T88">C</text:span>aso<text:span text:style-name="T88">T</text:span>caso<text:span text:style-name="T88">A</text:span>ccion<text:span text:style-name="T88">O</text:span>t</text:p>
          <text:p text:style-name="P115"><text:span text:style-name="T88">argumentos: </text:span>codigoev, codigoes, codigoop, codigoot, tablaacciones</text:p>
          <text:p text:style-name="P115"/>
        </text:list-item>
        <text:list-item>
          <text:p text:style-name="P107">crear<text:span text:style-name="T88">A</text:span>ccion<text:span text:style-name="T88">O</text:span>t</text:p>
          <text:p text:style-name="P189">argumentos: </text:p>
          <text:p text:style-name="P107">//FIN CREAR ACCION</text:p>
          <text:p text:style-name="P12"/>
          <text:p text:style-name="P107">//INICIO CREAR OT//</text:p>
        </text:list-item>
        <text:list-item>
          <text:p text:style-name="P116">obtener<text:span text:style-name="T90">C</text:span>odigo<text:span text:style-name="T98">Ot</text:span></text:p>
          <text:p text:style-name="P116"><text:span text:style-name="T90">argumentos: </text:span>nemoprograma, nemosubprograma, nemorutina, <text:span text:style-name="T98">nemoot</text:span></text:p>
          <text:p text:style-name="P191">Mira si hay caso en la tabla “acciones”, donde el valor de los tdatos (nemoprograma, nemosubprograma, <text:span text:style-name="T98">nemorutina, nemoot y tipotcaso</text:span>) sea igual a los valores de los argumentos (nemoprograma, nemosubprograma, <text:span text:style-name="T98">nemorutina, nemoot y “ot”</text:span>). </text:p>
          <text:p text:style-name="P194">Retorna <text:span text:style-name="T94">si hay caso el valor del tdato “_idacciones”, en caso contrario retorna -1.</text:span></text:p>
          <text:p text:style-name="P194"/>
        </text:list-item>
        <text:list-item>
          <text:p text:style-name="P117">crear<text:span text:style-name="T89">A</text:span>notaciones<text:span text:style-name="T89">Ot</text:span></text:p>
          <text:p text:style-name="P117"><text:span text:style-name="T89">argumentos: </text:span>bdcalendario, tablacalendario, tablaanotaciones, fechainicio, horainicio, fechafin, horafin, codigoprograma, <text:s/>codigorutina, codigoot, codigoaccion, cuantasanotaciones, frecuencia</text:p>
          <text:p text:style-name="P117"/>
        </text:list-item>
        <text:list-item>
          <text:p text:style-name="P117">crear<text:span text:style-name="T89">F</text:span>ases<text:span text:style-name="T89">O</text:span>t </text:p>
          <text:p text:style-name="P117"><text:span text:style-name="T89">argumentos: </text:span>codigoot, tablaaccionesprograma</text:p>
          <text:p text:style-name="P117"/>
        </text:list-item>
        <text:list-item>
          <text:p text:style-name="P117">verificar<text:span text:style-name="T89">S</text:span>i<text:span text:style-name="T89">E</text:span>xiste<text:span text:style-name="T89">O</text:span>t </text:p>
          <text:p text:style-name="P117"><text:span text:style-name="T89">argumentos: </text:span>nemoprograma, nemosubprograma, nemoot, fechainicio, fechafin</text:p>
          <text:p text:style-name="P118">Mira si existe <text:span text:style-name="T80">un caso </text:span>en la tabla “acciones”, <text:span text:style-name="T80">donde los valores de los tdatos (nemoprograma</text:span>, <text:span text:style-name="T92">nemosubprograma</text:span>, <text:span text:style-name="T92">nemoot</text:span>, <text:span text:style-name="T92">fechainicio y</text:span> <text:span text:style-name="T92">fechafin) sean iguales a los valores de los argumentos (nemoprograma</text:span>, <text:span text:style-name="T92">nemosubprograma</text:span>, <text:span text:style-name="T92">nemoot</text:span>, <text:span text:style-name="T92">fechainicio y</text:span> <text:span text:style-name="T92">fechainicio.</text:span></text:p>
          <text:p text:style-name="P118"><text:span text:style-name="T87">Retorna 1 </text:span>si no hay caso <text:span text:style-name="T81">o </text:span>-1: si hay caso</text:p>
          <text:p text:style-name="P118"/>
        </text:list-item>
        <text:list-item>
          <text:p text:style-name="P117">crear<text:span text:style-name="T89">O</text:span>t<text:span text:style-name="T89">S</text:span>impley<text:span text:style-name="T89">D</text:span>irecta </text:p>
          <text:p text:style-name="P117"><text:span text:style-name="T89">argumentos: </text:span>fechainicio, horainicio, fechafin, horafin, codigoprograma, nemoprograma, codigosubprograma, nemosubprograma, codigorutina, <text:s/>nemorutina, nemoot, descripcionot, tipoot, claseot, frecuencia, tipoanotacion, di</text:p>
        </text:list-item>
        <text:list-item>
          <text:p text:style-name="P14"><text:span text:style-name="T16">crear</text:span><text:span text:style-name="T19">O</text:span><text:span text:style-name="T16">t</text:span><text:span text:style-name="T19">S</text:span><text:span text:style-name="T16">imple</text:span><text:span text:style-name="T19">P</text:span><text:span text:style-name="T16">or</text:span><text:span text:style-name="T19">E</text:span><text:span text:style-name="T16">quipo </text:span></text:p>
          <text:p text:style-name="P14"><text:soft-page-break/><text:span text:style-name="T19">argumentos: </text:span><text:span text:style-name="T16">fechainicio, horainicio,</text:span> <text:span text:style-name="T16"> fechafin, horafin, codigoprograma, nemoprograma, codigosubprograma, nemosubprograma, codigorutina, nemorutina, nemoot, descripcionot, tipoot, claseot, frecuencia, tipoanotacion, di</text:span></text:p>
        </text:list-item>
        <text:list-item>
          <text:p text:style-name="P117">crear<text:span text:style-name="T89">O</text:span>t<text:span text:style-name="T89">A</text:span>grupante </text:p>
          <text:p text:style-name="P117"><text:span text:style-name="T89">argumentos: </text:span>fechainicio, fechafin, horainicio, horafin, codigoprograma, nemoprograma, codigosubprograma, nemosubprograma, codigorutina, nemorutina, nemoot, descripcionot, tipoot, claseot, frecuencia, frecuenciaagrupante, tipoanotacion, di</text:p>
          <text:p text:style-name="P117"/>
        </text:list-item>
        <text:list-item>
          <text:p text:style-name="P107">crear<text:span text:style-name="T89">O</text:span>t</text:p>
          <text:p text:style-name="P117"><text:span text:style-name="T89">argumentos: </text:span>codigoprograma, nemoprograma, codigosubprograma, nemosubprograma, codigorutina, nemorutina, nemoot, descripcionot, fechainicio, fechafin, horainicio, horafin, tipoot, claseot, frecuencia, tipoanotacion <text:span text:style-name="T99">y </text:span>di</text:p>
          <text:p text:style-name="P198"/>
          <text:p text:style-name="P107">//FIN CREAR OT</text:p>
          <text:p text:style-name="P12"/>
          <text:p text:style-name="P107">//INICIO CREAR RUTINA//</text:p>
        </text:list-item>
        <text:list-item>
          <text:p text:style-name="P119">obtener<text:span text:style-name="T90">C</text:span>odigo<text:span text:style-name="T90">R</text:span>utina </text:p>
          <text:p text:style-name="P119"><text:span text:style-name="T90">argumentos: </text:span>nemoprograma, nemosubprograma, nemorutina</text:p>
          <text:p text:style-name="P192">Mira si hay caso en la tabla “acciones”, donde el valor de los tdatos (nemoprograma, nemosubprograma,<text:span text:style-name="T100"> nemorutina y tipotcaso</text:span>) sea igual a los valores de los argumentos (nemoprograma, nemosubprograma,<text:span text:style-name="T100"> nemorutina,”rutina”</text:span>). </text:p>
          <text:p text:style-name="P195">Retorna <text:span text:style-name="T94">si hay caso el valor del tdato “_idacciones”, en caso contrario retorna -1.</text:span></text:p>
          <text:p text:style-name="P195"/>
        </text:list-item>
        <text:list-item>
          <text:p text:style-name="P119">verificar<text:span text:style-name="T90">S</text:span>i<text:span text:style-name="T90">E</text:span>xiste<text:span text:style-name="T90">R</text:span>utina </text:p>
          <text:p text:style-name="P119"><text:span text:style-name="T90">argumentos: </text:span>nemoprograma, nemosubprograma, nemorutina</text:p>
          <text:p text:style-name="P120">Mira si existe <text:span text:style-name="T80">un caso </text:span>en la tabla “acciones”, <text:span text:style-name="T80">donde los valores de los tdatos (nemoprograma</text:span>, <text:span text:style-name="T93">nemosubprograma y nemorutina) sean iguales a los valores de los argumentos (nemoprograma</text:span>, <text:span text:style-name="T93">nemosubprograma</text:span>,y <text:span text:style-name="T93">nemorutina</text:span></text:p>
          <text:p text:style-name="P120"/>
          <text:p text:style-name="P120"><text:span text:style-name="T87">Retorna 1 </text:span>si no hay caso <text:span text:style-name="T81">o </text:span>-1: si hay caso</text:p>
          <text:p text:style-name="P120"/>
        </text:list-item>
        <text:list-item>
          <text:p text:style-name="P119">crear<text:span text:style-name="T90">A</text:span>notaciones<text:span text:style-name="T90">R</text:span>utina</text:p>
          <text:p text:style-name="P119"><text:span text:style-name="T90">argumentos: </text:span>bdcalendario, fechainicio, horainicio, fechafin, horafin, codigorutina, tipoanotacion, cuantasanotaciones, tipotablaanotacion, frecuencia, tarea, argumentos, tablacalendario, tablaanotaciones</text:p>
        </text:list-item>
      </text:list>
      <text:p text:style-name="P126"/>
      <text:p text:style-name="P126"><text:tab/><text:span text:style-name="T119">Crea las anotaciones correspondientes a la rutina, para ello:</text:span></text:p>
      <text:p text:style-name="P224"><text:span text:style-name="T119">Obtiene la frecuencia y tipogama. Llama a </text:span>obtenerFrecuenciaCadayTipogama</text:p>
      <text:p text:style-name="P221"><text:span text:style-name="T119">Llena las variables correspondientes, para crear caso en tabla “calendarioanotacionesteo”, utilizando las funciones: </text:span>llenarVariablesGamaDiaria, llenarVariablesGamaSemanal, llenarVariablesGamaMensual, llenarVariablesGamaMensualSemdia, llenarVariablesGamaAnual</text:p>
      <text:p text:style-name="P222"><text:span text:style-name="T119">Para crear caso en tabla “calendarioanotaciones” utiliza </text:span>crearCasoTablaCalendario</text:p>
      <text:p text:style-name="P223">enviando los valores retornados en las funciones anteriores de llenarvariables</text:p>
      <text:p text:style-name="P222"><text:span text:style-name="T119">Crea la tabla “anotacionesteo” si no existe, </text:span>crearTablaAnotacionesPrograma</text:p>
      <text:p text:style-name="P222"><text:span text:style-name="T119">Crea las anotaciones correspondientes en tabla “anotacionesteo” </text:span>leeryEscribirAnotacionesUnitarea</text:p>
      <text:p text:style-name="P223">Escribe en tabla “calendarioanotacionesteo” los tdatos (tarea y argumentos) con los valores <text:s/>de los argumentos (tarea y argumentos)</text:p>
      <text:list xml:id="list130016627675126" text:continue-numbering="true" text:style-name="L5">
        <text:list-header>
          <text:p text:style-name="P119"/>
        </text:list-header>
        <text:list-item>
          <text:p text:style-name="P119">crear<text:span text:style-name="T90">F</text:span>ases<text:span text:style-name="T90">R</text:span>utina </text:p>
          <text:p text:style-name="P119"><text:span text:style-name="T90">argumentos: </text:span>codigorutina, tablaaccionesprograma</text:p>
          <text:p text:style-name="P119"/>
        </text:list-item>
        <text:list-item>
          <text:p text:style-name="P119">creartcfrutina </text:p>
          <text:p text:style-name="P119"><text:soft-page-break/><text:span text:style-name="T90">argumentos: </text:span>codigorutina</text:p>
          <text:p text:style-name="P119"/>
        </text:list-item>
        <text:list-item>
          <text:p text:style-name="P119">crear<text:span text:style-name="T90">C</text:span>aso<text:span text:style-name="T90">T</text:span>caso<text:span text:style-name="T90">R</text:span>utina </text:p>
          <text:p text:style-name="P119"><text:span text:style-name="T90">argumentos: </text:span>bd, nombretabla, codigoprograma, nemoprograma, codigosubprograma, nemosubprograma, codigorutina, nemorutina, frecuencia, fechainicio, fechafin, desde, hasta, tareas, argumentos</text:p>
          <text:p text:style-name="P121"><text:span text:style-name="T95">Crea caso en tcaso “rutina” de la tabla “nombretabla” escribiendo en los tdatos (</text:span>codigoprograma, nemoprograma, <text:span text:style-name="T118">c</text:span>odigosubprograma, nemosubprograma, codigorutina, nemorutina, frecuencia, fechainicio, <text:span text:style-name="T118">f</text:span>echafin, desde, hasta, tareas, argumentos <text:span text:style-name="T118">y tipotcaso) los valores de los argumentos (codigoprograma, nemoprograma, codigosubprograma, nemosubprograma, codigorutina, nemorutina, f</text:span>recuencia, fechainicio, fechafin, desde, hasta, tareas, argumentos <text:span text:style-name="T118">y ‘rutina’)</text:span></text:p>
          <text:p text:style-name="P119"/>
        </text:list-item>
        <text:list-item>
          <text:p text:style-name="P107">crear<text:span text:style-name="T95">R</text:span>utina</text:p>
          <text:p text:style-name="P122"><text:span text:style-name="T95">argumentos: </text:span>codigoprograma, <text:s/>nemoprograma codigosubprograma, nemosubprograma, nemorutina, fechainicio, fechafin, horainicio, horafin, desde, hasta, frecuencia, tareas, argumentos <text:span text:style-name="T118">y </text:span>codigoot</text:p>
        </text:list-item>
      </text:list>
      <text:p text:style-name="P199"><text:tab/><text:span text:style-name="T118">Verifica si existe la rutina a crear, para ello llama a verificarSiExisteRutina</text:span></text:p>
      <text:p text:style-name="P199"><text:tab/><text:span text:style-name="T118">Si no existe:</text:span></text:p>
      <text:p text:style-name="P226">obtiene el codigorutina</text:p>
      <text:p text:style-name="P225">Crea caso en tcaso “rutina” de la tabla “acciones” , para ello llama a crearCasoTcasoRutina</text:p>
      <text:p text:style-name="P225">Crea caso en tcaso “rutina” de la tabla “acciones_”<text:span text:style-name="T118">+codigoprograma</text:span> , <text:span text:style-name="T122">para ello llama a crearCasoTcasoRutina</text:span></text:p>
      <text:p text:style-name="P199"><text:tab/><text:span text:style-name="T118">Si existe:</text:span></text:p>
      <text:p text:style-name="P228">obtiene el codigorutina correspondiente, para ello llama a obtenerCodigoRutina</text:p>
      <text:p text:style-name="P227"/>
      <text:p text:style-name="P229"><text:tab/><text:span text:style-name="T123">Escribe los codigos correspondientes en tcaso “fase rutina” de la tabla “acciones” si tiene fases, para ello llama a crearFasesRutina</text:span></text:p>
      <text:p text:style-name="P230"><text:tab/><text:span text:style-name="T123">Escribe los codigos correspondientes en tcaso “tcf rutina” de la tabla “acciones” si tiene tcf, para ello llama a crearTcfRutina</text:span></text:p>
      <text:p text:style-name="P229"><text:tab/><text:span text:style-name="T123">Crea las anotaciones correspondientes a la rutina, para ello llama a crearAnotacionesRutina</text:span></text:p>
      <text:p text:style-name="P199"/>
      <text:p text:style-name="P199"><text:tab/><text:span text:style-name="T118">Retorna el codigorutina </text:span></text:p>
      <text:list xml:id="list130016266326098" text:continue-numbering="true" text:style-name="L5">
        <text:list-header>
          <text:p text:style-name="P107">//FIN CREAR RUTINA//</text:p>
          <text:p text:style-name="P12"/>
          <text:p text:style-name="P107">//INICIO CREAR SUBPROGRAMA//</text:p>
        </text:list-header>
        <text:list-item>
          <text:p text:style-name="P119">obtener<text:span text:style-name="T90">C</text:span>odigo<text:span text:style-name="T90">S</text:span>ubprograma </text:p>
          <text:p text:style-name="P119"><text:span text:style-name="T90">argumentos: </text:span>nemoprograma, nemosubprograma, *codigosubprograma</text:p>
          <text:p text:style-name="P193">Mira si hay caso en la tabla “acciones”, donde el valor de los tdatos (nemoprograma, nemosubprograma <text:span text:style-name="T101">y tipotcaso</text:span>) sea igual a los valores de los argumentos (nemoprograma, nemosubprograma <text:span text:style-name="T101">y “subprograma”</text:span>). </text:p>
          <text:p text:style-name="P196">Retorna <text:span text:style-name="T94">si hay caso el valor del tdato “_idacciones”, en caso contrario retorna -1.</text:span></text:p>
          <text:p text:style-name="P196"/>
        </text:list-item>
        <text:list-item>
          <text:p text:style-name="P119">verificar<text:span text:style-name="T90">S</text:span>i<text:span text:style-name="T90">E</text:span>xiste<text:span text:style-name="T90">S</text:span>ubprograma </text:p>
          <text:p text:style-name="P119"><text:span text:style-name="T90">argumentos: </text:span>nemoprograma, nemosubprograma</text:p>
          <text:p text:style-name="P120">Mira si existe <text:span text:style-name="T80">un caso </text:span>en la tabla “acciones”, <text:span text:style-name="T80">donde los valores de los tdatos (nemoprograma </text:span>y <text:span text:style-name="T93">nemosubprograma) sean iguales a los valores de los argumentos (nemoprograma </text:span>y <text:span text:style-name="T93">nemosubprograma</text:span></text:p>
          <text:p text:style-name="P120"><text:span text:style-name="T87">Retorna 1 </text:span>si no hay caso <text:span text:style-name="T81">o </text:span>-1: si hay caso</text:p>
          <text:p text:style-name="P120"/>
        </text:list-item>
        <text:list-item>
          <text:p text:style-name="P119">crear<text:span text:style-name="T90">C</text:span>aso<text:span text:style-name="T90">T</text:span>caso<text:span text:style-name="T90">S</text:span>ubprograma </text:p>
          <text:p text:style-name="P119"><text:span text:style-name="T90">argumentos: </text:span>nombretabla, codigoprograma, <text:s/>nemoprograma, codigosubprograma, nemosubprograma</text:p>
        </text:list-item>
      </text:list>
      <text:p text:style-name="P126"><text:tab/></text:p>
      <text:p text:style-name="P126"><text:tab/><text:span text:style-name="T117">Crea caso en el tcaso subprograma de la tabla “nombretabla” escribiendo en los tdatos (codigoprograma, <text:tab/>nemoprograma, codigosubprograma, nemosubprograma y tipotcaso) los valores de los argumentos <text:tab/>(codigoprograma, nemoprograma, codigosubprograma, nemosubprograma y ‘subprograma’)</text:span></text:p>
      <text:list xml:id="list130016845066232" text:continue-numbering="true" text:style-name="L5">
        <text:list-header>
          <text:p text:style-name="P119"><text:soft-page-break/></text:p>
        </text:list-header>
        <text:list-item>
          <text:p text:style-name="P107">crear<text:span text:style-name="T90">S</text:span>ubprograma</text:p>
          <text:p text:style-name="P119"><text:span text:style-name="T90">argumentos: </text:span>codigoprograma, <text:span text:style-name="T114">programa y subprogama</text:span></text:p>
          <text:p text:style-name="P200">Verifica si existe el subprograma a crear, para ello llama a verificar<text:span text:style-name="T90">S</text:span>i<text:span text:style-name="T90">E</text:span>xiste<text:span text:style-name="T90">S</text:span>ubprograma</text:p>
          <text:p text:style-name="P200">Si no existe:</text:p>
          <text:list>
            <text:list-header>
              <text:p text:style-name="P201">Obtiene el codigosubprograma</text:p>
              <text:p text:style-name="P201"/>
              <text:p text:style-name="P202"><text:span text:style-name="T114">C</text:span>rea caso en el tcaso “subprograma” de la tabla “acciones”, <text:span text:style-name="T122">para ello llama a crearCasoTcasoSubprograma</text:span></text:p>
            </text:list-header>
          </text:list>
          <text:p text:style-name="P203"/>
          <text:list text:continue-numbering="true">
            <text:list-header>
              <text:p text:style-name="P202">Crea caso en el tcaso “subprograma” de la tabla “acciones_”+codigoprograma, <text:span text:style-name="T122">para ello llama a crearCasoTcasoSubprograma</text:span></text:p>
            </text:list-header>
          </text:list>
        </text:list-item>
      </text:list>
      <text:p text:style-name="P206"/>
      <text:p text:style-name="P206"><text:tab/><text:span text:style-name="T117">Si existe:</text:span></text:p>
      <text:p text:style-name="P207"><text:tab/> <text:s text:c="5"/><text:span text:style-name="T117">Obtiene el codigosubprograma correspondiente, para ello llama a obtenerCodigoSubprograma</text:span></text:p>
      <text:list xml:id="list130016788741387" text:continue-numbering="true" text:style-name="L5">
        <text:list-header>
          <text:p text:style-name="P203"/>
          <text:p text:style-name="P203">Retorna codigosubprograma (id del caso que se acaba de crear en la tabla “acciones” en el tcaso “subprograma”</text:p>
          <text:p text:style-name="P107">//FIN CREAR SUBPROGRAMA//</text:p>
          <text:p text:style-name="P107"/>
          <text:p text:style-name="P107">//INICIO CREAR PROGRAMA//</text:p>
        </text:list-header>
        <text:list-item>
          <text:p text:style-name="P119">crear<text:span text:style-name="T92">E</text:span>structuras </text:p>
          <text:p text:style-name="P119"><text:span text:style-name="T90">argumentos: </text:span>bdteo, bdcalendario, codigoprograma</text:p>
          <text:p text:style-name="P209">Crea las tablas: “acciones_”+codigoprograma. <text:s/>crearTablaAccionesPrograma</text:p>
          <text:list>
            <text:list-item>
              <text:list>
                <text:list-item>
                  <text:list>
                    <text:list-item>
                      <text:list>
                        <text:list-header>
                          <text:p text:style-name="P209">“accionesactivason_”+codigoprograma <text:s/>crearTablaAccionesActivasPrograma</text:p>
                          <text:p text:style-name="P209">“accionesactivasoff_”+codigoprograma <text:s/>crearTablaAnotacionesPrograma</text:p>
                          <text:p text:style-name="P209">“anotacionesteo_”+codigoprograma crearTablaAccionesActivasPrograma</text:p>
                          <text:p text:style-name="P209">“calendarioanotacionesteo_”+codigoprograma <text:s/>crearTablaCalendario</text:p>
                          <text:p text:style-name="P209">“acciones” <text:s/>crearTablaAccionesPrograma</text:p>
                          <text:p text:style-name="P209">“accionesactivason” <text:s/>crearTablaAccionesActivasPrograma</text:p>
                          <text:p text:style-name="P209">“accionesactivasoff” crearTablaAccionesActivasPrograma</text:p>
                          <text:p text:style-name="P209">“anotacionesteo” crearTablaAnotacionesPrograma</text:p>
                          <text:p text:style-name="P209">“calendarioanotacionesteo” crearTablaCalendario</text:p>
                        </text:list-header>
                      </text:list>
                    </text:list-item>
                  </text:list>
                </text:list-item>
              </text:list>
            </text:list-item>
          </text:list>
        </text:list-item>
      </text:list>
      <text:p text:style-name="P210"><text:tab/><text:tab/><text:tab/></text:p>
      <text:p text:style-name="P127"><text:span text:style-name="T112"><text:tab/><text:tab/><text:tab/>“tpasteo” </text:span>crearTablaTpas</text:p>
      <text:p text:style-name="P128"><text:tab/><text:tab/><text:tab/>“<text:span text:style-name="T113">rutasteo” </text:span>crearTablaRutasTpas</text:p>
      <text:p text:style-name="P128"><text:tab/><text:tab/><text:tab/>“<text:span text:style-name="T113">rutastpasteo” </text:span>crearTablaRutasTpas</text:p>
      <text:list xml:id="list130017521444497" text:continue-numbering="true" text:style-name="L5">
        <text:list-header>
          <text:p text:style-name="P119"/>
          <text:p text:style-name="P119"/>
        </text:list-header>
        <text:list-item>
          <text:p text:style-name="P119">obtener<text:span text:style-name="T90">C</text:span>odigo<text:span text:style-name="T90">P</text:span>rograma </text:p>
          <text:p text:style-name="P119"><text:span text:style-name="T90">argumentos: </text:span>nemoprograma</text:p>
          <text:p text:style-name="P193">Mira si hay caso en la tabla “acciones”, donde el valor del tdato (nemoprograma <text:span text:style-name="T101">y tipotcaso</text:span>) sea igual al valor del argumento (nemoprograma <text:span text:style-name="T101">y “programa”</text:span>). </text:p>
          <text:p text:style-name="P197">Retorna <text:span text:style-name="T94">si hay caso el valor del tdato “_idacciones”, en caso contrario retorna -1.</text:span></text:p>
          <text:p text:style-name="P197"/>
        </text:list-item>
        <text:list-item>
          <text:p text:style-name="P123">verificar<text:span text:style-name="T91">S</text:span>i<text:span text:style-name="T91">E</text:span>xiste<text:span text:style-name="T91">P</text:span>rograma </text:p>
          <text:p text:style-name="P123"><text:span text:style-name="T91">argumentos: </text:span>nemoprograma</text:p>
          <text:p text:style-name="P120">Mira si existe <text:span text:style-name="T80">un caso </text:span>en la tabla “acciones”, <text:span text:style-name="T80">donde los valores de los tdatos (</text:span>nemo<text:span text:style-name="T93">programa, tipotcaso) sean iguales a los valores de los argumentos (nemoprograma y “programa”).</text:span></text:p>
          <text:p text:style-name="P120"><text:span text:style-name="T87">Retorna 1 </text:span>si no hay caso <text:span text:style-name="T81">o </text:span>-1: si hay caso</text:p>
          <text:p text:style-name="P120"/>
        </text:list-item>
        <text:list-item>
          <text:p text:style-name="P123">crear<text:span text:style-name="T91">C</text:span>aso<text:span text:style-name="T91">T</text:span>caso<text:span text:style-name="T91">P</text:span>rograma </text:p>
          <text:p text:style-name="P123"><text:span text:style-name="T91">argumentos: </text:span>bd, nombretabla, nemoprograma, fechainicio, fechafin, tipoanotacion, codigoprograma</text:p>
          <text:p text:style-name="P197"><text:soft-page-break/>Crea caso <text:s/>en la tabla “nombretabla” en el tcaso “programa” escribiendo en los tdatos (nemoprograma, fechainicio,fechafin, tipoanotacion, codigoprograma y tipoprograma) los valores de los argumentos (nemoprograma, fechainicio, fechafin, tipoanotacion, codigoprograma y “operativo”</text:p>
          <text:p text:style-name="P197"/>
        </text:list-item>
        <text:list-item>
          <text:p text:style-name="P107">crear<text:span text:style-name="T91">P</text:span>rograma</text:p>
          <text:p text:style-name="P123"><text:span text:style-name="T91">argumentos: </text:span>programa, <text:span text:style-name="T114">fechainicio, fechafin, horainicio, horafin y tipoanotacion</text:span></text:p>
        </text:list-item>
      </text:list>
      <text:p text:style-name="P211"/>
      <text:p text:style-name="P211"><text:tab/>Verifica si existe el programa a crear: para ello llama a verificar<text:span text:style-name="T91">S</text:span>i<text:span text:style-name="T91">E</text:span>xiste<text:span text:style-name="T91">P</text:span>rograma:</text:p>
      <text:p text:style-name="P211"><text:tab/>si no existe:</text:p>
      <text:list xml:id="list130016057720037" text:continue-numbering="true" text:style-name="L5">
        <text:list-item>
          <text:list>
            <text:list-header>
              <text:p text:style-name="P212">Crea las estructuras necesarias: Para ello llama a crear<text:span text:style-name="T92">E</text:span>structuras</text:p>
            </text:list-header>
          </text:list>
          <text:p text:style-name="P212"/>
          <text:list text:continue-numbering="true">
            <text:list-header>
              <text:p text:style-name="P15"><text:span text:style-name="T30">Crea caso en el tcaso “programa” de la tabla “acciones” , </text:span><text:span text:style-name="T33">p</text:span><text:span text:style-name="T31">ara ello llama a crear</text:span><text:span text:style-name="T32">C</text:span><text:span text:style-name="T31">aso</text:span><text:span text:style-name="T32">T</text:span><text:span text:style-name="T31">caso</text:span><text:span text:style-name="T32">P</text:span><text:span text:style-name="T31">rograma</text:span></text:p>
            </text:list-header>
          </text:list>
        </text:list-item>
      </text:list>
      <text:p text:style-name="P206"/>
      <text:list xml:id="list130016750269588" text:continue-numbering="true" text:style-name="L5">
        <text:list-item>
          <text:list>
            <text:list-header>
              <text:p text:style-name="P204">Crea caso en el tcaso “programa” de la tabla “acciones_”<text:span text:style-name="T115">+codigoprograma</text:span> <text:s/><text:span text:style-name="T115">para ello llama a crearCasoTcasoPrograma</text:span></text:p>
            </text:list-header>
          </text:list>
        </text:list-item>
      </text:list>
      <text:p text:style-name="P208"><text:tab/></text:p>
      <text:p text:style-name="P208"><text:tab/><text:span text:style-name="T116">Si existe: </text:span></text:p>
      <text:p text:style-name="P207"><text:tab/> <text:s text:c="5"/><text:span text:style-name="T116">Obtiene el codigoprograma del programa, para ello llama a obtenerCodigoPrograma</text:span><text:tab/><text:tab/></text:p>
      <text:list xml:id="list130015809605311" text:continue-numbering="true" text:style-name="L5">
        <text:list-header>
          <text:p text:style-name="P205"/>
          <text:p text:style-name="P203">Retorna: el codigoprograma (id del caso que se acaba de crear en tabla acciones en el tcaso programa)</text:p>
          <text:p text:style-name="P107">//FIN CREAR PROGRAMA//</text:p>
        </text:list-header>
      </text:list>
      <text:p text:style-name="P124"/>
      <text:p text:style-name="P220"/>
      <text:p text:style-name="P124"><text:tab/>//IN<text:span text:style-name="T59">ICIO FUNCIONES SOA TEO</text:span>//</text:p>
      <text:list xml:id="list5115113708313118909" text:style-name="L21">
        <text:list-item>
          <text:p text:style-name="P133">FBFK_obtenerultimocodigoaccionactiva_teo_libsoav1</text:p>
          <text:p text:style-name="P133"><text:span text:style-name="T163">argumentos: </text:span>nombretabla, codigoot, codigoaccion, codigoaccionactiva)</text:p>
          <text:p text:style-name="P26"><text:span text:style-name="T56">Lee de la tabla “nombretabla” el valor del max(_idnombretabla) donde el valor de los tdatos (codigoot, codigoaccion y tipotcaso) sea igual al valor de los argumentos (codigoot, codigoaccion y <text:s/></text:span><text:span text:style-name="T16">'accion activa);</text:span></text:p>
          <text:p text:style-name="P26"><text:span text:style-name="T56">Retornara el valor obtenido en el argumento (codigoaccionactiva) o en caso contrario “1” </text:span></text:p>
          <text:p text:style-name="P26"><text:span text:style-name="T56"/></text:p>
        </text:list-item>
        <text:list-item>
          <text:p text:style-name="P26"><text:span text:style-name="T16">FBFK_crearcasotcasoprocesoaccion_teo_libsoav1</text:span></text:p>
          <text:p text:style-name="P26"><text:span text:style-name="T56">argumentos: </text:span><text:span text:style-name="T16">tablaaccionesactivason, codigoelevir, nemoelevir, codigoelesis, nemoelesis, codigooperacion, nemooperacion, tipooperacion, codigoaccion, codigoaccionactiva, nemoaccion, descripcionaccion, tipoaccion, codigoot, codigootactiva </text:span><text:span text:style-name="T56">y </text:span><text:span text:style-name="T16">fechahora)//pendiente probar</text:span></text:p>
          <text:p text:style-name="P26"><text:span text:style-name="T56">Lee de la tabla “acciones” los valores del tdato (nemoestacion) donde el valor de los tdatos (codigoaccion, nemoaccion, nemofase) sea igual al valor de (codigoaccion, ‘inicio’, ‘fase1’) el valor del tdato (tipotcaso) contenga (‘tcf%’) y el tdato (fechainicio) no tenga valor</text:span></text:p>
          <text:p text:style-name="P27"><text:span text:style-name="T56">Por cada valor leido, crea caso en la tabla (tablaaccionesactivason) en el tcaso “proceso accion inicio” escribiendo en los tdatos (tipotcaso, codigoelementovirtual, nemoelementovirtual, codigoelementosistema, nemoelementosistema, codigooperacion, nemooperacion, tipooperacion, codigoaccion, nemoaccion, descripcionaccion, tipoaccion, codigoot, codigootactiva, codigoaccionactiva, nemoestacion, fechainicio y nemo) con los valores de los argumentos (‘proceso accion inicio’, codigoelevir, nemoelevir, codigoelesis, nemoelesis, codigooperacion, nemooperacion, tipooperacion, codigoaccion, nemoaccion, descripcionaccion, tipoaccion, codigoot, codigootactiva, codigoaccionactiva, estacion leida </text:span><text:span text:style-name="T57">o “”</text:span><text:span text:style-name="T56">, fechahora, ‘</text:span><text:span text:style-name="T16">inicio’);</text:span></text:p>
          <text:p text:style-name="P27"><text:span text:style-name="T16"/></text:p>
        </text:list-item>
        <text:list-item>
          <text:p text:style-name="P27"><text:span text:style-name="T16">FBFK_crearcasotcasoestadoprocesoaccion_teo_libsoav1</text:span></text:p>
          <text:p text:style-name="P27"><text:span text:style-name="T57">argumentos: </text:span><text:span text:style-name="T16">codigoelevir, nemoelevir, codigoelesis, nemoelesis, codigooperacion,</text:span>  <text:span text:style-name="T16"> nemooperacion, tipooperacion, codigoaccion, codigoaccionactiva, nemoaccion, descripcionaccion, tipoaccion, codigoot, codigootactiva, fechahora, proceso)//pendiente probar</text:span></text:p>
          <text:p text:style-name="P27"><text:span text:style-name="T56">Lee de la tabla “acciones” los valores del tdato (nemoestacion) donde el valor de los tdatos (codigoaccion, nemoaccion, nemofase) sea igual al valor de (codigoaccion, ‘inicio’, ‘fase1’) el valor del tdato (tipotcaso) contenga (‘tcf%’) y el tdato (fechainicio) no tenga valor</text:span></text:p>
          <text:p text:style-name="P27"><text:span text:style-name="T56">Por cada valor leido, crea caso en la tabla “</text:span><text:span text:style-name="T57">rutasteo”</text:span><text:span text:style-name="T56"> <text:s/></text:span><text:span text:style-name="T57">escribiendo en los tdatos ( f1, f2, f3, f4, f5, f6, f7, f8, f9, f10, nemo, codigotp, codigotal, nemoestacion, modo, situacion, nemoproceso, fechainicio) los valores de los tdatos (nemoelevir, nemoelesis, nemooperacion, tipooperacion, tipoaccion, descripcionaccion, “”,””,””,””,nemoaccion, codigoaccion, codigoaccionactiva, estacion leida o “”, “activado”,”E”)</text:span></text:p>
          <text:p text:style-name="P27"><text:span text:style-name="T57"/></text:p>
        </text:list-item>
        <text:list-item>
          <text:p text:style-name="P28"><text:span text:style-name="T57">FBFK_crearcasotcasoprocesoot_teo_libsoav1</text:span></text:p>
          <text:p text:style-name="P28"><text:span text:style-name="T58">argumentos: </text:span><text:span text:style-name="T57">tablaaccionesactivason, codigoot, codigootactiva, fechahora)//pendiente probar</text:span></text:p>
          <text:p text:style-name="P28"><text:span text:style-name="T56">Lee de la tabla “acciones” los valores del tdato (nemoestacion) donde el valor de los tdatos (codigoaccion, nemoaccion, nemofase) sea igual al valor de (codigoaccion, ‘inicio’, ‘fase1’) el valor del tdato (tipotcaso) contenga (‘tcf%’) y el tdato (fechainicio) no tenga valor</text:span></text:p>
          <text:p text:style-name="P28"><text:span text:style-name="T58">Por cada valor leido, crea caso en la tabla (tablaaccionesactivason) en el tcaso “proceso ot inicio” escribiendo en los tdatos (tipotcaso, codigoot, codigootactiva, nemoestacion, fechainicio y nemo) con los valores (“</text:span><text:span text:style-name="T16">proceso ot inicio", codigoot, codigootactiva, </text:span><text:span text:style-name="T58">estacion leida o “”</text:span><text:span text:style-name="T16">, fechahora </text:span><text:span text:style-name="T58">e </text:span><text:span text:style-name="T16">"inicio");</text:span></text:p>
          <text:p text:style-name="P28"><text:span text:style-name="T16"/></text:p>
        </text:list-item>
        <text:list-item>
          <text:p text:style-name="P28"><text:span text:style-name="T16">FK_cambiarprocesoot_teo_libsoav1</text:span></text:p>
          <text:p text:style-name="P28"><text:span text:style-name="T16">argumentos que tienen que llegar en el data codigoot, codigootactiva, proceso </text:span><text:span text:style-name="T58">y </text:span><text:span text:style-name="T16">tipoproceso</text:span></text:p>
          <text:p text:style-name="P28"><text:span text:style-name="T58">Crea caso en tabla “accionesactivason” es cribiendo en los tdatos (tipotcaso, codigoot, codigootactiva, fechainicio y nemo) con los valores de los argumentos (</text:span><text:span text:style-name="T16">tipoproceso, codigoot, codigootactiva, fecha, </text:span><text:span text:style-name="T58">y </text:span><text:span text:style-name="T16">proceso);</text:span></text:p>
          <text:p text:style-name="P217"><text:span text:style-name="T6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79cm" fo:margin-right="1.34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53:08.046919048</meta:creation-date>
    <dc:date>2019-03-21T13:00:14.117332931</dc:date>
    <meta:editing-duration>P1DT20H1M34S</meta:editing-duration>
    <meta:editing-cycles>194</meta:editing-cycles>
    <meta:generator>LibreOffice/5.1.6.2$Linux_X86_64 LibreOffice_project/10m0$Build-2</meta:generator>
    <meta:print-date>2019-02-14T13:49:55.775022732</meta:print-date>
    <meta:document-statistic meta:table-count="0" meta:image-count="0" meta:object-count="0" meta:page-count="23" meta:paragraph-count="710" meta:word-count="7620" meta:character-count="58842" meta:non-whitespace-character-count="51680"/>
  </office:meta>
</office:document-meta>
</file>